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73+23.1" office:value-type="float" office:value="296.1" calcext:value-type="float">
            <text:p>296.1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83227112432277" calcext:value-type="float">
            <text:p>0.83227112432277</text:p>
          </table:table-cell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722670262396294" calcext:value-type="float">
            <text:p>0.007226702623963</text:p>
          </table:table-cell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/>
          <table:table-cell office:value-type="string" calcext:value-type="string">
            <text:p>Data for Root</text:p>
          </table:table-cell>
          <table:table-cell table:number-columns-repeated="7"/>
        </table:table-row>
        <table:table-row table:style-name="ro1">
          <table:table-cell office:value-type="time" office:time-value="PT02H24M07.123S" calcext:value-type="time">
            <text:p>02:24:07.12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1726479" calcext:value-type="float">
            <text:p>-1.73E-10</text:p>
          </table:table-cell>
          <table:table-cell table:formula="of:=[.C4]*10^9" office:value-type="float" office:value="-0.1726479" calcext:value-type="float">
            <text:p>-0.1726479</text:p>
          </table:table-cell>
          <table:table-cell table:formula="of:=[.$N$1]*[.D4]" office:value-type="float" office:value="-0.143689861844965" calcext:value-type="float">
            <text:p>-0.143689861844965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r)</text:p>
          </table:table-cell>
          <table:table-cell/>
          <table:table-cell office:value-type="string" calcext:value-type="string">
            <text:p>eIav(T)</text:p>
          </table:table-cell>
          <table:table-cell table:number-columns-repeated="2"/>
        </table:table-row>
        <table:table-row table:style-name="ro1">
          <table:table-cell office:value-type="time" office:time-value="PT12H24M07.492S" calcext:value-type="time">
            <text:p>12:24:07.4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10497" calcext:value-type="float">
            <text:p>1.01E-10</text:p>
          </table:table-cell>
          <table:table-cell table:formula="of:=[.C5]*10^9" office:value-type="float" office:value="0.1010497" calcext:value-type="float">
            <text:p>0.1010497</text:p>
          </table:table-cell>
          <table:table-cell table:formula="of:=[.$N$1]*[.D5]" office:value-type="float" office:value="0.0841007474314786" calcext:value-type="float">
            <text:p>0.084100747431479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E4:.E8])" office:value-type="float" office:value="-0.0687436207219539" calcext:value-type="float">
            <text:p>-0.068743620721954</text:p>
          </table:table-cell>
          <table:table-cell office:value-type="float" office:value="0.05" calcext:value-type="float">
            <text:p>0.05</text:p>
          </table:table-cell>
          <table:table-cell table:formula="of:=SQRT(([.H5]*[.$N$2])^2+([.$N$1]*[.L5])^2)" office:value-type="float" office:value="0.112191662610074" calcext:value-type="float">
            <text:p>0.112191662610074</text:p>
          </table:table-cell>
          <table:table-cell/>
          <table:table-cell table:formula="of:=(MAX([.E4:.E8])-MIN([.E4:.E8]))/2" office:value-type="float" office:value="0.134800498806742" calcext:value-type="float">
            <text:p>0.134800498806742</text:p>
          </table:table-cell>
          <table:table-cell table:number-columns-repeated="2"/>
        </table:table-row>
        <table:table-row table:style-name="ro1">
          <table:table-cell office:value-type="time" office:time-value="PT12H24M07.859S" calcext:value-type="time">
            <text:p>12:24:07.86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7790956" calcext:value-type="float">
            <text:p>-7.79E-11</text:p>
          </table:table-cell>
          <table:table-cell table:formula="of:=[.C6]*10^9" office:value-type="float" office:value="-0.07790956" calcext:value-type="float">
            <text:p>-0.07790956</text:p>
          </table:table-cell>
          <table:table-cell table:formula="of:=[.$N$1]*[.D6]" office:value-type="float" office:value="-0.0648418770966923" calcext:value-type="float">
            <text:p>-0.064841877096692</text:p>
          </table:table-cell>
          <table:table-cell table:number-columns-repeated="9"/>
        </table:table-row>
        <table:table-row table:style-name="ro1">
          <table:table-cell office:value-type="time" office:time-value="PT12H24M08.227S" calcext:value-type="time">
            <text:p>12:24:08.23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4059598" calcext:value-type="float">
            <text:p>-4.06E-11</text:p>
          </table:table-cell>
          <table:table-cell table:formula="of:=[.C7]*10^9" office:value-type="float" office:value="-0.04059598" calcext:value-type="float">
            <text:p>-0.04059598</text:p>
          </table:table-cell>
          <table:table-cell table:formula="of:=[.$N$1]*[.D7]" office:value-type="float" office:value="-0.0337868619175847" calcext:value-type="float">
            <text:p>-0.033786861917585</text:p>
          </table:table-cell>
          <table:table-cell table:number-columns-repeated="9"/>
        </table:table-row>
        <table:table-row table:style-name="ro1">
          <table:table-cell office:value-type="time" office:time-value="PT12H24M08.595S" calcext:value-type="time">
            <text:p>12:24:08.60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2228844" calcext:value-type="float">
            <text:p>-2.23E-10</text:p>
          </table:table-cell>
          <table:table-cell table:formula="of:=[.C8]*10^9" office:value-type="float" office:value="-0.2228844" calcext:value-type="float">
            <text:p>-0.2228844</text:p>
          </table:table-cell>
          <table:table-cell table:formula="of:=[.$N$1]*[.D8]" office:value-type="float" office:value="-0.185500250182006" calcext:value-type="float">
            <text:p>-0.185500250182006</text:p>
          </table:table-cell>
          <table:table-cell table:number-columns-repeated="9"/>
        </table:table-row>
        <table:table-row table:style-name="ro1">
          <table:table-cell office:value-type="time" office:time-value="PT12H24M08.971S" calcext:value-type="time">
            <text:p>12:24:08.97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6280568" calcext:value-type="float">
            <text:p>-6.28E-10</text:p>
          </table:table-cell>
          <table:table-cell table:formula="of:=[.C9]*10^9" office:value-type="float" office:value="-0.6280568" calcext:value-type="float">
            <text:p>-0.6280568</text:p>
          </table:table-cell>
          <table:table-cell table:formula="of:=[.$N$1]*[.D9]" office:value-type="float" office:value="-0.522713539074561" calcext:value-type="float">
            <text:p>-0.522713539074561</text:p>
          </table:table-cell>
          <table:table-cell table:number-columns-repeated="9"/>
        </table:table-row>
        <table:table-row table:style-name="ro1">
          <table:table-cell office:value-type="time" office:time-value="PT12H24M09.354S" calcext:value-type="time">
            <text:p>12:24:09.35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5064347" calcext:value-type="float">
            <text:p>-5.06E-10</text:p>
          </table:table-cell>
          <table:table-cell table:formula="of:=[.C10]*10^9" office:value-type="float" office:value="-0.5064347" calcext:value-type="float">
            <text:p>-0.5064347</text:p>
          </table:table-cell>
          <table:table-cell table:formula="of:=[.$N$1]*[.D10]" office:value-type="float" office:value="-0.421490977165065" calcext:value-type="float">
            <text:p>-0.421490977165065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E9:.E13])" office:value-type="float" office:value="-0.404518055991188" calcext:value-type="float">
            <text:p>-0.404518055991188</text:p>
          </table:table-cell>
          <table:table-cell office:value-type="float" office:value="0.05" calcext:value-type="float">
            <text:p>0.05</text:p>
          </table:table-cell>
          <table:table-cell table:formula="of:=SQRT(([.H10]*[.$N$2])^2+([.$N$1]*[.L10])^2)" office:value-type="float" office:value="0.106705905921901" calcext:value-type="float">
            <text:p>0.106705905921901</text:p>
          </table:table-cell>
          <table:table-cell/>
          <table:table-cell table:formula="of:=(MAX([.E9:.E13])-MIN([.E9:.E13]))/2" office:value-type="float" office:value="0.128162387546256" calcext:value-type="float">
            <text:p>0.128162387546256</text:p>
          </table:table-cell>
          <table:table-cell table:number-columns-repeated="2"/>
        </table:table-row>
        <table:table-row table:style-name="ro1">
          <table:table-cell office:value-type="time" office:time-value="PT12H24M09.738S" calcext:value-type="time">
            <text:p>12:24:09.74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4941357" calcext:value-type="float">
            <text:p>-4.94E-10</text:p>
          </table:table-cell>
          <table:table-cell table:formula="of:=[.C11]*10^9" office:value-type="float" office:value="-0.4941357" calcext:value-type="float">
            <text:p>-0.4941357</text:p>
          </table:table-cell>
          <table:table-cell table:formula="of:=[.$N$1]*[.D11]" office:value-type="float" office:value="-0.411254874607019" calcext:value-type="float">
            <text:p>-0.411254874607019</text:p>
          </table:table-cell>
          <table:table-cell table:number-columns-repeated="9"/>
        </table:table-row>
        <table:table-row table:style-name="ro1">
          <table:table-cell office:value-type="time" office:time-value="PT12H24M10.122S" calcext:value-type="time">
            <text:p>12:24:10.12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4815043" calcext:value-type="float">
            <text:p>-4.82E-10</text:p>
          </table:table-cell>
          <table:table-cell table:formula="of:=[.C12]*10^9" office:value-type="float" office:value="-0.4815043" calcext:value-type="float">
            <text:p>-0.4815043</text:p>
          </table:table-cell>
          <table:table-cell table:formula="of:=[.$N$1]*[.D12]" office:value-type="float" office:value="-0.400742125127248" calcext:value-type="float">
            <text:p>-0.400742125127248</text:p>
          </table:table-cell>
          <table:table-cell table:number-columns-repeated="9"/>
        </table:table-row>
        <table:table-row table:style-name="ro1">
          <table:table-cell office:value-type="time" office:time-value="PT12H24M10.505S" calcext:value-type="time">
            <text:p>12:24:10.51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3200745" calcext:value-type="float">
            <text:p>-3.20E-10</text:p>
          </table:table-cell>
          <table:table-cell table:formula="of:=[.C13]*10^9" office:value-type="float" office:value="-0.3200745" calcext:value-type="float">
            <text:p>-0.3200745</text:p>
          </table:table-cell>
          <table:table-cell table:formula="of:=[.$N$1]*[.D13]" office:value-type="float" office:value="-0.266388763982048" calcext:value-type="float">
            <text:p>-0.266388763982048</text:p>
          </table:table-cell>
          <table:table-cell table:number-columns-repeated="9"/>
        </table:table-row>
        <table:table-row table:style-name="ro1">
          <table:table-cell office:value-type="time" office:time-value="PT12H24M10.889S" calcext:value-type="time">
            <text:p>12:24:10.89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3810313" calcext:value-type="float">
            <text:p>-3.81E-10</text:p>
          </table:table-cell>
          <table:table-cell table:formula="of:=[.C14]*10^9" office:value-type="float" office:value="-0.3810313" calcext:value-type="float">
            <text:p>-0.3810313</text:p>
          </table:table-cell>
          <table:table-cell table:formula="of:=[.$N$1]*[.D14]" office:value-type="float" office:value="-0.317121348453167" calcext:value-type="float">
            <text:p>-0.317121348453167</text:p>
          </table:table-cell>
          <table:table-cell table:number-columns-repeated="9"/>
        </table:table-row>
        <table:table-row table:style-name="ro1">
          <table:table-cell office:value-type="time" office:time-value="PT12H24M11.273S" calcext:value-type="time">
            <text:p>12:24:11.27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4589822" calcext:value-type="float">
            <text:p>-4.59E-10</text:p>
          </table:table-cell>
          <table:table-cell table:formula="of:=[.C15]*10^9" office:value-type="float" office:value="-0.4589822" calcext:value-type="float">
            <text:p>-0.4589822</text:p>
          </table:table-cell>
          <table:table-cell table:formula="of:=[.$N$1]*[.D15]" office:value-type="float" office:value="-0.381997631638138" calcext:value-type="float">
            <text:p>-0.381997631638138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E14:.E18])" office:value-type="float" office:value="-0.420557651680827" calcext:value-type="float">
            <text:p>-0.420557651680827</text:p>
          </table:table-cell>
          <table:table-cell office:value-type="float" office:value="0.05" calcext:value-type="float">
            <text:p>0.05</text:p>
          </table:table-cell>
          <table:table-cell table:formula="of:=SQRT(([.H15]*[.$N$2])^2+([.$N$1]*[.L15])^2)" office:value-type="float" office:value="0.0892473453513112" calcext:value-type="float">
            <text:p>0.089247345351311</text:p>
          </table:table-cell>
          <table:table-cell/>
          <table:table-cell table:formula="of:=(MAX([.E14:.E18])-MIN([.E14:.E18]))/2" office:value-type="float" office:value="0.107171302997706" calcext:value-type="float">
            <text:p>0.107171302997706</text:p>
          </table:table-cell>
          <table:table-cell table:number-columns-repeated="2"/>
        </table:table-row>
        <table:table-row table:style-name="ro1">
          <table:table-cell office:value-type="time" office:time-value="PT12H24M11.657S" calcext:value-type="time">
            <text:p>12:24:11.66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4608113" calcext:value-type="float">
            <text:p>-4.61E-10</text:p>
          </table:table-cell>
          <table:table-cell table:formula="of:=[.C16]*10^9" office:value-type="float" office:value="-0.4608113" calcext:value-type="float">
            <text:p>-0.4608113</text:p>
          </table:table-cell>
          <table:table-cell table:formula="of:=[.$N$1]*[.D16]" office:value-type="float" office:value="-0.383519938751637" calcext:value-type="float">
            <text:p>-0.383519938751637</text:p>
          </table:table-cell>
          <table:table-cell table:number-columns-repeated="9"/>
        </table:table-row>
        <table:table-row table:style-name="ro1">
          <table:table-cell office:value-type="time" office:time-value="PT12H24M12.041S" calcext:value-type="time">
            <text:p>12:24:12.04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6385707" calcext:value-type="float">
            <text:p>-6.39E-10</text:p>
          </table:table-cell>
          <table:table-cell table:formula="of:=[.C17]*10^9" office:value-type="float" office:value="-0.6385707" calcext:value-type="float">
            <text:p>-0.6385707</text:p>
          </table:table-cell>
          <table:table-cell table:formula="of:=[.$N$1]*[.D17]" office:value-type="float" office:value="-0.531463954448578" calcext:value-type="float">
            <text:p>-0.531463954448578</text:p>
          </table:table-cell>
          <table:table-cell table:number-columns-repeated="9"/>
        </table:table-row>
        <table:table-row table:style-name="ro1">
          <table:table-cell office:value-type="time" office:time-value="PT12H24M12.424S" calcext:value-type="time">
            <text:p>12:24:12.42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5871709" calcext:value-type="float">
            <text:p>-5.87E-10</text:p>
          </table:table-cell>
          <table:table-cell table:formula="of:=[.C18]*10^9" office:value-type="float" office:value="-0.5871709" calcext:value-type="float">
            <text:p>-0.5871709</text:p>
          </table:table-cell>
          <table:table-cell table:formula="of:=[.$N$1]*[.D18]" office:value-type="float" office:value="-0.488685385112613" calcext:value-type="float">
            <text:p>-0.488685385112613</text:p>
          </table:table-cell>
          <table:table-cell table:number-columns-repeated="9"/>
        </table:table-row>
        <table:table-row table:style-name="ro1">
          <table:table-cell office:value-type="time" office:time-value="PT12H24M12.808S" calcext:value-type="time">
            <text:p>12:24:12.81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568388" calcext:value-type="float">
            <text:p>-5.68E-10</text:p>
          </table:table-cell>
          <table:table-cell table:formula="of:=[.C19]*10^9" office:value-type="float" office:value="-0.568388" calcext:value-type="float">
            <text:p>-0.568388</text:p>
          </table:table-cell>
          <table:table-cell table:formula="of:=[.$N$1]*[.D19]" office:value-type="float" office:value="-0.47305291981157" calcext:value-type="float">
            <text:p>-0.47305291981157</text:p>
          </table:table-cell>
          <table:table-cell table:number-columns-repeated="9"/>
        </table:table-row>
        <table:table-row table:style-name="ro1">
          <table:table-cell office:value-type="time" office:time-value="PT12H24M13.192S" calcext:value-type="time">
            <text:p>12:24:13.19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5542613" calcext:value-type="float">
            <text:p>-5.54E-10</text:p>
          </table:table-cell>
          <table:table-cell table:formula="of:=[.C20]*10^9" office:value-type="float" office:value="-0.5542613" calcext:value-type="float">
            <text:p>-0.5542613</text:p>
          </table:table-cell>
          <table:table-cell table:formula="of:=[.$N$1]*[.D20]" office:value-type="float" office:value="-0.4612956753196" calcext:value-type="float">
            <text:p>-0.4612956753196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E19:.E23])" office:value-type="float" office:value="-0.453389848682545" calcext:value-type="float">
            <text:p>-0.453389848682545</text:p>
          </table:table-cell>
          <table:table-cell office:value-type="float" office:value="0.05" calcext:value-type="float">
            <text:p>0.05</text:p>
          </table:table-cell>
          <table:table-cell table:formula="of:=SQRT(([.H20]*[.$N$2])^2+([.$N$1]*[.L20])^2)" office:value-type="float" office:value="0.0686515219336899" calcext:value-type="float">
            <text:p>0.06865152193369</text:p>
          </table:table-cell>
          <table:table-cell/>
          <table:table-cell table:formula="of:=(MAX([.E19:.E23])-MIN([.E19:.E23]))/2" office:value-type="float" office:value="0.0823929686979245" calcext:value-type="float">
            <text:p>0.082392968697925</text:p>
          </table:table-cell>
          <table:table-cell table:number-columns-repeated="2"/>
        </table:table-row>
        <table:table-row table:style-name="ro1">
          <table:table-cell office:value-type="time" office:time-value="PT12H24M13.577S" calcext:value-type="time">
            <text:p>12:24:13.58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4304774" calcext:value-type="float">
            <text:p>-4.30E-10</text:p>
          </table:table-cell>
          <table:table-cell table:formula="of:=[.C21]*10^9" office:value-type="float" office:value="-0.4304774" calcext:value-type="float">
            <text:p>-0.4304774</text:p>
          </table:table-cell>
          <table:table-cell table:formula="of:=[.$N$1]*[.D21]" office:value-type="float" office:value="-0.358273909693543" calcext:value-type="float">
            <text:p>-0.358273909693543</text:p>
          </table:table-cell>
          <table:table-cell table:number-columns-repeated="9"/>
        </table:table-row>
        <table:table-row table:style-name="ro1">
          <table:table-cell office:value-type="time" office:time-value="PT12H24M13.96S" calcext:value-type="time">
            <text:p>12:24:13.96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6284729" calcext:value-type="float">
            <text:p>-6.28E-10</text:p>
          </table:table-cell>
          <table:table-cell table:formula="of:=[.C22]*10^9" office:value-type="float" office:value="-0.6284729" calcext:value-type="float">
            <text:p>-0.6284729</text:p>
          </table:table-cell>
          <table:table-cell table:formula="of:=[.$N$1]*[.D22]" office:value-type="float" office:value="-0.523059847089392" calcext:value-type="float">
            <text:p>-0.523059847089392</text:p>
          </table:table-cell>
          <table:table-cell table:number-columns-repeated="9"/>
        </table:table-row>
        <table:table-row table:style-name="ro1">
          <table:table-cell office:value-type="time" office:time-value="PT12H24M14.343S" calcext:value-type="time">
            <text:p>12:24:14.34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5422114" calcext:value-type="float">
            <text:p>-5.42E-10</text:p>
          </table:table-cell>
          <table:table-cell table:formula="of:=[.C23]*10^9" office:value-type="float" office:value="-0.5422114" calcext:value-type="float">
            <text:p>-0.5422114</text:p>
          </table:table-cell>
          <table:table-cell table:formula="of:=[.$N$1]*[.D23]" office:value-type="float" office:value="-0.451266891498623" calcext:value-type="float">
            <text:p>-0.451266891498623</text:p>
          </table:table-cell>
          <table:table-cell table:number-columns-repeated="9"/>
        </table:table-row>
        <table:table-row table:style-name="ro1">
          <table:table-cell office:value-type="time" office:time-value="PT12H24M14.727S" calcext:value-type="time">
            <text:p>12:24:14.73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7432383" calcext:value-type="float">
            <text:p>-7.43E-10</text:p>
          </table:table-cell>
          <table:table-cell table:formula="of:=[.C24]*10^9" office:value-type="float" office:value="-0.7432383" calcext:value-type="float">
            <text:p>-0.7432383</text:p>
          </table:table-cell>
          <table:table-cell table:formula="of:=[.$N$1]*[.D24]" office:value-type="float" office:value="-0.618575775580744" calcext:value-type="float">
            <text:p>-0.618575775580744</text:p>
          </table:table-cell>
          <table:table-cell table:number-columns-repeated="9"/>
        </table:table-row>
        <table:table-row table:style-name="ro1">
          <table:table-cell office:value-type="time" office:time-value="PT12H24M15.111S" calcext:value-type="time">
            <text:p>12:24:15.11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7187648" calcext:value-type="float">
            <text:p>-7.19E-10</text:p>
          </table:table-cell>
          <table:table-cell table:formula="of:=[.C25]*10^9" office:value-type="float" office:value="-0.7187648" calcext:value-type="float">
            <text:p>-0.7187648</text:p>
          </table:table-cell>
          <table:table-cell table:formula="of:=[.$N$1]*[.D25]" office:value-type="float" office:value="-0.598207188219631" calcext:value-type="float">
            <text:p>-0.598207188219631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E24:.E28])" office:value-type="float" office:value="-0.601651525622218" calcext:value-type="float">
            <text:p>-0.601651525622218</text:p>
          </table:table-cell>
          <table:table-cell office:value-type="float" office:value="0.05" calcext:value-type="float">
            <text:p>0.05</text:p>
          </table:table-cell>
          <table:table-cell table:formula="of:=SQRT(([.H25]*[.$N$2])^2+([.$N$1]*[.L25])^2)" office:value-type="float" office:value="0.0354398698211336" calcext:value-type="float">
            <text:p>0.035439869821134</text:p>
          </table:table-cell>
          <table:table-cell/>
          <table:table-cell table:formula="of:=(MAX([.E24:.E28])-MIN([.E24:.E28]))/2" office:value-type="float" office:value="0.0422604389475184" calcext:value-type="float">
            <text:p>0.042260438947518</text:p>
          </table:table-cell>
          <table:table-cell table:number-columns-repeated="2"/>
        </table:table-row>
        <table:table-row table:style-name="ro1">
          <table:table-cell office:value-type="time" office:time-value="PT12H24M15.494S" calcext:value-type="time">
            <text:p>12:24:15.49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7650545" calcext:value-type="float">
            <text:p>-7.65E-10</text:p>
          </table:table-cell>
          <table:table-cell table:formula="of:=[.C26]*10^9" office:value-type="float" office:value="-0.7650545" calcext:value-type="float">
            <text:p>-0.7650545</text:p>
          </table:table-cell>
          <table:table-cell table:formula="of:=[.$N$1]*[.D26]" office:value-type="float" office:value="-0.636732768883195" calcext:value-type="float">
            <text:p>-0.636732768883195</text:p>
          </table:table-cell>
          <table:table-cell table:number-columns-repeated="9"/>
        </table:table-row>
        <table:table-row table:style-name="ro1">
          <table:table-cell office:value-type="time" office:time-value="PT12H24M15.878S" calcext:value-type="time">
            <text:p>12:24:15.88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6635" calcext:value-type="float">
            <text:p>-6.64E-10</text:p>
          </table:table-cell>
          <table:table-cell table:formula="of:=[.C27]*10^9" office:value-type="float" office:value="-0.6635" calcext:value-type="float">
            <text:p>-0.6635</text:p>
          </table:table-cell>
          <table:table-cell table:formula="of:=[.$N$1]*[.D27]" office:value-type="float" office:value="-0.552211890988158" calcext:value-type="float">
            <text:p>-0.552211890988158</text:p>
          </table:table-cell>
          <table:table-cell table:number-columns-repeated="9"/>
        </table:table-row>
        <table:table-row table:style-name="ro1">
          <table:table-cell office:value-type="time" office:time-value="PT12H24M16.262S" calcext:value-type="time">
            <text:p>12:24:16.26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7239588" calcext:value-type="float">
            <text:p>-7.24E-10</text:p>
          </table:table-cell>
          <table:table-cell table:formula="of:=[.C28]*10^9" office:value-type="float" office:value="-0.7239588" calcext:value-type="float">
            <text:p>-0.7239588</text:p>
          </table:table-cell>
          <table:table-cell table:formula="of:=[.$N$1]*[.D28]" office:value-type="float" office:value="-0.602530004439363" calcext:value-type="float">
            <text:p>-0.602530004439363</text:p>
          </table:table-cell>
          <table:table-cell table:number-columns-repeated="9"/>
        </table:table-row>
        <table:table-row table:style-name="ro1">
          <table:table-cell office:value-type="time" office:time-value="PT12H24M16.646S" calcext:value-type="time">
            <text:p>12:24:16.65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7029345" calcext:value-type="float">
            <text:p>-7.03E-10</text:p>
          </table:table-cell>
          <table:table-cell table:formula="of:=[.C29]*10^9" office:value-type="float" office:value="-0.7029345" calcext:value-type="float">
            <text:p>-0.7029345</text:p>
          </table:table-cell>
          <table:table-cell table:formula="of:=[.$N$1]*[.D29]" office:value-type="float" office:value="-0.585032086640264" calcext:value-type="float">
            <text:p>-0.585032086640264</text:p>
          </table:table-cell>
          <table:table-cell table:number-columns-repeated="9"/>
        </table:table-row>
        <table:table-row table:style-name="ro1">
          <table:table-cell office:value-type="time" office:time-value="PT12H24M17.03S" calcext:value-type="time">
            <text:p>12:24:17.03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6092344" calcext:value-type="float">
            <text:p>-6.09E-10</text:p>
          </table:table-cell>
          <table:table-cell table:formula="of:=[.C30]*10^9" office:value-type="float" office:value="-0.6092344" calcext:value-type="float">
            <text:p>-0.6092344</text:p>
          </table:table-cell>
          <table:table-cell table:formula="of:=[.$N$1]*[.D30]" office:value-type="float" office:value="-0.507048199064108" calcext:value-type="float">
            <text:p>-0.507048199064108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E29:.E33])" office:value-type="float" office:value="-0.514656355610837" calcext:value-type="float">
            <text:p>-0.514656355610837</text:p>
          </table:table-cell>
          <table:table-cell office:value-type="float" office:value="0.05" calcext:value-type="float">
            <text:p>0.05</text:p>
          </table:table-cell>
          <table:table-cell table:formula="of:=SQRT(([.H30]*[.$N$2])^2+([.$N$1]*[.L30])^2)" office:value-type="float" office:value="0.0527737427118134" calcext:value-type="float">
            <text:p>0.052773742711814</text:p>
          </table:table-cell>
          <table:table-cell/>
          <table:table-cell table:formula="of:=(MAX([.E29:.E33])-MIN([.E29:.E33]))/2" office:value-type="float" office:value="0.0632516483367375" calcext:value-type="float">
            <text:p>0.063251648336738</text:p>
          </table:table-cell>
          <table:table-cell table:number-columns-repeated="2"/>
        </table:table-row>
        <table:table-row table:style-name="ro1">
          <table:table-cell office:value-type="time" office:time-value="PT12H24M17.414S" calcext:value-type="time">
            <text:p>12:24:17.41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6700666" calcext:value-type="float">
            <text:p>-6.70E-10</text:p>
          </table:table-cell>
          <table:table-cell table:formula="of:=[.C31]*10^9" office:value-type="float" office:value="-0.6700666" calcext:value-type="float">
            <text:p>-0.6700666</text:p>
          </table:table-cell>
          <table:table-cell table:formula="of:=[.$N$1]*[.D31]" office:value-type="float" office:value="-0.557677082553136" calcext:value-type="float">
            <text:p>-0.557677082553136</text:p>
          </table:table-cell>
          <table:table-cell table:number-columns-repeated="9"/>
        </table:table-row>
        <table:table-row table:style-name="ro1">
          <table:table-cell office:value-type="time" office:time-value="PT12H24M17.797S" calcext:value-type="time">
            <text:p>12:24:17.80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5509368" calcext:value-type="float">
            <text:p>-5.51E-10</text:p>
          </table:table-cell>
          <table:table-cell table:formula="of:=[.C32]*10^9" office:value-type="float" office:value="-0.5509368" calcext:value-type="float">
            <text:p>-0.5509368</text:p>
          </table:table-cell>
          <table:table-cell table:formula="of:=[.$N$1]*[.D32]" office:value-type="float" office:value="-0.458528789966789" calcext:value-type="float">
            <text:p>-0.458528789966789</text:p>
          </table:table-cell>
          <table:table-cell table:number-columns-repeated="9"/>
        </table:table-row>
        <table:table-row table:style-name="ro1">
          <table:table-cell office:value-type="time" office:time-value="PT12H24M18.181S" calcext:value-type="time">
            <text:p>12:24:18.18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5587069" calcext:value-type="float">
            <text:p>-5.59E-10</text:p>
          </table:table-cell>
          <table:table-cell table:formula="of:=[.C33]*10^9" office:value-type="float" office:value="-0.5587069" calcext:value-type="float">
            <text:p>-0.5587069</text:p>
          </table:table-cell>
          <table:table-cell table:formula="of:=[.$N$1]*[.D33]" office:value-type="float" office:value="-0.464995619829889" calcext:value-type="float">
            <text:p>-0.464995619829889</text:p>
          </table:table-cell>
          <table:table-cell table:number-columns-repeated="9"/>
        </table:table-row>
        <table:table-row table:style-name="ro1">
          <table:table-cell office:value-type="time" office:time-value="PT12H24M18.565S" calcext:value-type="time">
            <text:p>12:24:18.57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6206607" calcext:value-type="float">
            <text:p>-6.21E-10</text:p>
          </table:table-cell>
          <table:table-cell table:formula="of:=[.C34]*10^9" office:value-type="float" office:value="-0.6206607" calcext:value-type="float">
            <text:p>-0.6206607</text:p>
          </table:table-cell>
          <table:table-cell table:formula="of:=[.$N$1]*[.D34]" office:value-type="float" office:value="-0.516557978611957" calcext:value-type="float">
            <text:p>-0.516557978611957</text:p>
          </table:table-cell>
          <table:table-cell table:number-columns-repeated="9"/>
        </table:table-row>
        <table:table-row table:style-name="ro1">
          <table:table-cell office:value-type="time" office:time-value="PT12H24M18.949S" calcext:value-type="time">
            <text:p>12:24:18.95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6861893" calcext:value-type="float">
            <text:p>-6.86E-10</text:p>
          </table:table-cell>
          <table:table-cell table:formula="of:=[.C35]*10^9" office:value-type="float" office:value="-0.6861893" calcext:value-type="float">
            <text:p>-0.6861893</text:p>
          </table:table-cell>
          <table:table-cell table:formula="of:=[.$N$1]*[.D35]" office:value-type="float" office:value="-0.571095540209254" calcext:value-type="float">
            <text:p>-0.571095540209254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E34:.E38])" office:value-type="float" office:value="-0.528060531494463" calcext:value-type="float">
            <text:p>-0.528060531494463</text:p>
          </table:table-cell>
          <table:table-cell office:value-type="float" office:value="0.05" calcext:value-type="float">
            <text:p>0.05</text:p>
          </table:table-cell>
          <table:table-cell table:formula="of:=SQRT(([.H35]*[.$N$2])^2+([.$N$1]*[.L35])^2)" office:value-type="float" office:value="0.0468977636829368" calcext:value-type="float">
            <text:p>0.046897763682937</text:p>
          </table:table-cell>
          <table:table-cell/>
          <table:table-cell table:formula="of:=(MAX([.E34:.E38])-MIN([.E34:.E38]))/2" office:value-type="float" office:value="0.0561622796726438" calcext:value-type="float">
            <text:p>0.056162279672644</text:p>
          </table:table-cell>
          <table:table-cell table:number-columns-repeated="2"/>
        </table:table-row>
        <table:table-row table:style-name="ro1">
          <table:table-cell office:value-type="time" office:time-value="PT12H24M19.333S" calcext:value-type="time">
            <text:p>12:24:19.33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5512278" calcext:value-type="float">
            <text:p>-5.51E-10</text:p>
          </table:table-cell>
          <table:table-cell table:formula="of:=[.C36]*10^9" office:value-type="float" office:value="-0.5512278" calcext:value-type="float">
            <text:p>-0.5512278</text:p>
          </table:table-cell>
          <table:table-cell table:formula="of:=[.$N$1]*[.D36]" office:value-type="float" office:value="-0.458770980863967" calcext:value-type="float">
            <text:p>-0.458770980863967</text:p>
          </table:table-cell>
          <table:table-cell table:number-columns-repeated="9"/>
        </table:table-row>
        <table:table-row table:style-name="ro1">
          <table:table-cell office:value-type="time" office:time-value="PT12H24M19.717S" calcext:value-type="time">
            <text:p>12:24:19.72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6369071" calcext:value-type="float">
            <text:p>-6.37E-10</text:p>
          </table:table-cell>
          <table:table-cell table:formula="of:=[.C37]*10^9" office:value-type="float" office:value="-0.6369071" calcext:value-type="float">
            <text:p>-0.6369071</text:p>
          </table:table-cell>
          <table:table-cell table:formula="of:=[.$N$1]*[.D37]" office:value-type="float" office:value="-0.530079388206155" calcext:value-type="float">
            <text:p>-0.530079388206155</text:p>
          </table:table-cell>
          <table:table-cell table:number-columns-repeated="9"/>
        </table:table-row>
        <table:table-row table:style-name="ro1">
          <table:table-cell office:value-type="time" office:time-value="PT12H24M20.101S" calcext:value-type="time">
            <text:p>12:24:20.10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677422" calcext:value-type="float">
            <text:p>-6.77E-10</text:p>
          </table:table-cell>
          <table:table-cell table:formula="of:=[.C38]*10^9" office:value-type="float" office:value="-0.677422" calcext:value-type="float">
            <text:p>-0.677422</text:p>
          </table:table-cell>
          <table:table-cell table:formula="of:=[.$N$1]*[.D38]" office:value-type="float" office:value="-0.563798769580979" calcext:value-type="float">
            <text:p>-0.563798769580979</text:p>
          </table:table-cell>
          <table:table-cell table:number-columns-repeated="9"/>
        </table:table-row>
        <table:table-row table:style-name="ro1">
          <table:table-cell office:value-type="time" office:time-value="PT12H24M20.485S" calcext:value-type="time">
            <text:p>12:24:20.49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8587939" calcext:value-type="float">
            <text:p>-8.59E-10</text:p>
          </table:table-cell>
          <table:table-cell table:formula="of:=[.C39]*10^9" office:value-type="float" office:value="-0.8587939" calcext:value-type="float">
            <text:p>-0.8587939</text:p>
          </table:table-cell>
          <table:table-cell table:formula="of:=[.$N$1]*[.D39]" office:value-type="float" office:value="-0.714749364714536" calcext:value-type="float">
            <text:p>-0.714749364714536</text:p>
          </table:table-cell>
          <table:table-cell table:number-columns-repeated="9"/>
        </table:table-row>
        <table:table-row table:style-name="ro1">
          <table:table-cell office:value-type="time" office:time-value="PT12H24M20.868S" calcext:value-type="time">
            <text:p>12:24:20.87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8928266" calcext:value-type="float">
            <text:p>-8.93E-10</text:p>
          </table:table-cell>
          <table:table-cell table:formula="of:=[.C40]*10^9" office:value-type="float" office:value="-0.8928266" calcext:value-type="float">
            <text:p>-0.8928266</text:p>
          </table:table-cell>
          <table:table-cell table:formula="of:=[.$N$1]*[.D40]" office:value-type="float" office:value="-0.743073798207276" calcext:value-type="float">
            <text:p>-0.743073798207276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E39:.E43])" office:value-type="float" office:value="-0.674959780603619" calcext:value-type="float">
            <text:p>-0.674959780603619</text:p>
          </table:table-cell>
          <table:table-cell office:value-type="float" office:value="0.05" calcext:value-type="float">
            <text:p>0.05</text:p>
          </table:table-cell>
          <table:table-cell table:formula="of:=SQRT(([.H40]*[.$N$2])^2+([.$N$1]*[.L40])^2)" office:value-type="float" office:value="0.0865559169015888" calcext:value-type="float">
            <text:p>0.086555916901589</text:p>
          </table:table-cell>
          <table:table-cell/>
          <table:table-cell table:formula="of:=(MAX([.E39:.E43])-MIN([.E39:.E43]))/2" office:value-type="float" office:value="0.103834395151846" calcext:value-type="float">
            <text:p>0.103834395151846</text:p>
          </table:table-cell>
          <table:table-cell table:number-columns-repeated="2"/>
        </table:table-row>
        <table:table-row table:style-name="ro1">
          <table:table-cell office:value-type="time" office:time-value="PT12H24M21.252S" calcext:value-type="time">
            <text:p>12:24:21.25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8433804" calcext:value-type="float">
            <text:p>-8.43E-10</text:p>
          </table:table-cell>
          <table:table-cell table:formula="of:=[.C41]*10^9" office:value-type="float" office:value="-0.8433804" calcext:value-type="float">
            <text:p>-0.8433804</text:p>
          </table:table-cell>
          <table:table-cell table:formula="of:=[.$N$1]*[.D41]" office:value-type="float" office:value="-0.701921153739787" calcext:value-type="float">
            <text:p>-0.701921153739787</text:p>
          </table:table-cell>
          <table:table-cell table:number-columns-repeated="9"/>
        </table:table-row>
        <table:table-row table:style-name="ro1">
          <table:table-cell office:value-type="time" office:time-value="PT12H24M21.636S" calcext:value-type="time">
            <text:p>12:24:21.64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8166204" calcext:value-type="float">
            <text:p>-8.17E-10</text:p>
          </table:table-cell>
          <table:table-cell table:formula="of:=[.C42]*10^9" office:value-type="float" office:value="-0.8166204" calcext:value-type="float">
            <text:p>-0.8166204</text:p>
          </table:table-cell>
          <table:table-cell table:formula="of:=[.$N$1]*[.D42]" office:value-type="float" office:value="-0.67964957845291" calcext:value-type="float">
            <text:p>-0.67964957845291</text:p>
          </table:table-cell>
          <table:table-cell table:number-columns-repeated="9"/>
        </table:table-row>
        <table:table-row table:style-name="ro1">
          <table:table-cell office:value-type="time" office:time-value="PT12H24M22.02S" calcext:value-type="time">
            <text:p>12:24:22.02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643306" calcext:value-type="float">
            <text:p>-6.43E-10</text:p>
          </table:table-cell>
          <table:table-cell table:formula="of:=[.C43]*10^9" office:value-type="float" office:value="-0.643306" calcext:value-type="float">
            <text:p>-0.643306</text:p>
          </table:table-cell>
          <table:table-cell table:formula="of:=[.$N$1]*[.D43]" office:value-type="float" office:value="-0.535405007903584" calcext:value-type="float">
            <text:p>-0.535405007903584</text:p>
          </table:table-cell>
          <table:table-cell table:number-columns-repeated="9"/>
        </table:table-row>
        <table:table-row table:style-name="ro1">
          <table:table-cell office:value-type="time" office:time-value="PT12H24M22.405S" calcext:value-type="time">
            <text:p>12:24:22.41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737797" calcext:value-type="float">
            <text:p>-7.38E-10</text:p>
          </table:table-cell>
          <table:table-cell table:formula="of:=[.C44]*10^9" office:value-type="float" office:value="-0.737797" calcext:value-type="float">
            <text:p>-0.737797</text:p>
          </table:table-cell>
          <table:table-cell table:formula="of:=[.$N$1]*[.D44]" office:value-type="float" office:value="-0.614047138711966" calcext:value-type="float">
            <text:p>-0.614047138711966</text:p>
          </table:table-cell>
          <table:table-cell table:number-columns-repeated="9"/>
        </table:table-row>
        <table:table-row table:style-name="ro1">
          <table:table-cell office:value-type="time" office:time-value="PT12H24M22.787S" calcext:value-type="time">
            <text:p>12:24:22.79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7398313" calcext:value-type="float">
            <text:p>-7.40E-10</text:p>
          </table:table-cell>
          <table:table-cell table:formula="of:=[.C45]*10^9" office:value-type="float" office:value="-0.7398313" calcext:value-type="float">
            <text:p>-0.7398313</text:p>
          </table:table-cell>
          <table:table-cell table:formula="of:=[.$N$1]*[.D45]" office:value-type="float" office:value="-0.615740227860176" calcext:value-type="float">
            <text:p>-0.615740227860176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E44:.E48])" office:value-type="float" office:value="-0.683197583546743" calcext:value-type="float">
            <text:p>-0.683197583546743</text:p>
          </table:table-cell>
          <table:table-cell office:value-type="float" office:value="0.05" calcext:value-type="float">
            <text:p>0.05</text:p>
          </table:table-cell>
          <table:table-cell table:formula="of:=SQRT(([.H45]*[.$N$2])^2+([.$N$1]*[.L45])^2)" office:value-type="float" office:value="0.0565991722346643" calcext:value-type="float">
            <text:p>0.056599172234664</text:p>
          </table:table-cell>
          <table:table-cell/>
          <table:table-cell table:formula="of:=(MAX([.E44:.E48])-MIN([.E44:.E48]))/2" office:value-type="float" office:value="0.0677464533843113" calcext:value-type="float">
            <text:p>0.067746453384311</text:p>
          </table:table-cell>
          <table:table-cell table:number-columns-repeated="2"/>
        </table:table-row>
        <table:table-row table:style-name="ro1">
          <table:table-cell office:value-type="time" office:time-value="PT12H24M23.171S" calcext:value-type="time">
            <text:p>12:24:23.17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8361914" calcext:value-type="float">
            <text:p>-8.36E-10</text:p>
          </table:table-cell>
          <table:table-cell table:formula="of:=[.C46]*10^9" office:value-type="float" office:value="-0.8361914" calcext:value-type="float">
            <text:p>-0.8361914</text:p>
          </table:table-cell>
          <table:table-cell table:formula="of:=[.$N$1]*[.D46]" office:value-type="float" office:value="-0.695937956627031" calcext:value-type="float">
            <text:p>-0.695937956627031</text:p>
          </table:table-cell>
          <table:table-cell table:number-columns-repeated="9"/>
        </table:table-row>
        <table:table-row table:style-name="ro1">
          <table:table-cell office:value-type="time" office:time-value="PT12H24M23.554S" calcext:value-type="time">
            <text:p>12:24:23.55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900596" calcext:value-type="float">
            <text:p>-9.01E-10</text:p>
          </table:table-cell>
          <table:table-cell table:formula="of:=[.C47]*10^9" office:value-type="float" office:value="-0.900596" calcext:value-type="float">
            <text:p>-0.900596</text:p>
          </table:table-cell>
          <table:table-cell table:formula="of:=[.$N$1]*[.D47]" office:value-type="float" office:value="-0.749540045480589" calcext:value-type="float">
            <text:p>-0.749540045480589</text:p>
          </table:table-cell>
          <table:table-cell table:number-columns-repeated="9"/>
        </table:table-row>
        <table:table-row table:style-name="ro1">
          <table:table-cell office:value-type="time" office:time-value="PT12H24M23.931S" calcext:value-type="time">
            <text:p>12:24:23.93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8900015" calcext:value-type="float">
            <text:p>-8.90E-10</text:p>
          </table:table-cell>
          <table:table-cell table:formula="of:=[.C48]*10^9" office:value-type="float" office:value="-0.8900015" calcext:value-type="float">
            <text:p>-0.8900015</text:p>
          </table:table-cell>
          <table:table-cell table:formula="of:=[.$N$1]*[.D48]" office:value-type="float" office:value="-0.740722549053952" calcext:value-type="float">
            <text:p>-0.740722549053952</text:p>
          </table:table-cell>
          <table:table-cell table:number-columns-repeated="9"/>
        </table:table-row>
        <table:table-row table:style-name="ro1">
          <table:table-cell office:value-type="time" office:time-value="PT12H24M24.307S" calcext:value-type="time">
            <text:p>12:24:24.31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8016215" calcext:value-type="float">
            <text:p>-8.02E-10</text:p>
          </table:table-cell>
          <table:table-cell table:formula="of:=[.C49]*10^9" office:value-type="float" office:value="-0.8016215" calcext:value-type="float">
            <text:p>-0.8016215</text:p>
          </table:table-cell>
          <table:table-cell table:formula="of:=[.$N$1]*[.D49]" office:value-type="float" office:value="-0.667166427086305" calcext:value-type="float">
            <text:p>-0.667166427086305</text:p>
          </table:table-cell>
          <table:table-cell table:number-columns-repeated="9"/>
        </table:table-row>
        <table:table-row table:style-name="ro1">
          <table:table-cell office:value-type="time" office:time-value="PT12H24M24.689S" calcext:value-type="time">
            <text:p>12:24:24.69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7079609" calcext:value-type="float">
            <text:p>-7.08E-10</text:p>
          </table:table-cell>
          <table:table-cell table:formula="of:=[.C50]*10^9" office:value-type="float" office:value="-0.7079609" calcext:value-type="float">
            <text:p>-0.7079609</text:p>
          </table:table-cell>
          <table:table-cell table:formula="of:=[.$N$1]*[.D50]" office:value-type="float" office:value="-0.58921541421956" calcext:value-type="float">
            <text:p>-0.58921541421956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E49:.E53])" office:value-type="float" office:value="-0.691282581511442" calcext:value-type="float">
            <text:p>-0.691282581511442</text:p>
          </table:table-cell>
          <table:table-cell table:style-name="ce3" office:value-type="float" office:value="0.05" calcext:value-type="float">
            <text:p>0.05</text:p>
          </table:table-cell>
          <table:table-cell table:formula="of:=SQRT(([.H50]*[.$N$2])^2+([.$N$1]*[.L50])^2)" office:value-type="float" office:value="0.0752726652766445" calcext:value-type="float">
            <text:p>0.075272665276645</text:p>
          </table:table-cell>
          <table:table-cell/>
          <table:table-cell table:formula="of:=(MAX([.E49:.E53])-MIN([.E49:.E53]))/2" office:value-type="float" office:value="0.0902430747832056" calcext:value-type="float">
            <text:p>0.090243074783206</text:p>
          </table:table-cell>
          <table:table-cell table:number-columns-repeated="2"/>
        </table:table-row>
        <table:table-row table:style-name="ro1">
          <table:table-cell office:value-type="time" office:time-value="PT12H24M25.073S" calcext:value-type="time">
            <text:p>12:24:25.07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7971728" calcext:value-type="float">
            <text:p>-7.97E-10</text:p>
          </table:table-cell>
          <table:table-cell table:formula="of:=[.C51]*10^9" office:value-type="float" office:value="-0.7971728" calcext:value-type="float">
            <text:p>-0.7971728</text:p>
          </table:table-cell>
          <table:table-cell table:formula="of:=[.$N$1]*[.D51]" office:value-type="float" office:value="-0.66346390253553" calcext:value-type="float">
            <text:p>-0.66346390253553</text:p>
          </table:table-cell>
          <table:table-cell table:number-columns-repeated="9"/>
        </table:table-row>
        <table:table-row table:style-name="ro1">
          <table:table-cell office:value-type="time" office:time-value="PT12H24M25.457S" calcext:value-type="time">
            <text:p>12:24:25.46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9214132" calcext:value-type="float">
            <text:p>-9.21E-10</text:p>
          </table:table-cell>
          <table:table-cell table:formula="of:=[.C52]*10^9" office:value-type="float" office:value="-0.9214132" calcext:value-type="float">
            <text:p>-0.9214132</text:p>
          </table:table-cell>
          <table:table-cell table:formula="of:=[.$N$1]*[.D52]" office:value-type="float" office:value="-0.766865599929841" calcext:value-type="float">
            <text:p>-0.766865599929841</text:p>
          </table:table-cell>
          <table:table-cell table:number-columns-repeated="9"/>
        </table:table-row>
        <table:table-row table:style-name="ro1">
          <table:table-cell office:value-type="time" office:time-value="PT12H24M25.841S" calcext:value-type="time">
            <text:p>12:24:25.84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9248207" calcext:value-type="float">
            <text:p>-9.25E-10</text:p>
          </table:table-cell>
          <table:table-cell table:formula="of:=[.C53]*10^9" office:value-type="float" office:value="-0.9248207" calcext:value-type="float">
            <text:p>-0.9248207</text:p>
          </table:table-cell>
          <table:table-cell table:formula="of:=[.$N$1]*[.D53]" office:value-type="float" office:value="-0.769701563785971" calcext:value-type="float">
            <text:p>-0.769701563785971</text:p>
          </table:table-cell>
          <table:table-cell table:number-columns-repeated="9"/>
        </table:table-row>
        <table:table-row table:style-name="ro1">
          <table:table-cell office:value-type="time" office:time-value="PT12H24M26.225S" calcext:value-type="time">
            <text:p>12:24:26.23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8363156" calcext:value-type="float">
            <text:p>-8.36E-10</text:p>
          </table:table-cell>
          <table:table-cell table:formula="of:=[.C54]*10^9" office:value-type="float" office:value="-0.8363156" calcext:value-type="float">
            <text:p>-0.8363156</text:p>
          </table:table-cell>
          <table:table-cell table:formula="of:=[.$N$1]*[.D54]" office:value-type="float" office:value="-0.696041324700672" calcext:value-type="float">
            <text:p>-0.696041324700672</text:p>
          </table:table-cell>
          <table:table-cell table:number-columns-repeated="9"/>
        </table:table-row>
        <table:table-row table:style-name="ro1">
          <table:table-cell office:value-type="time" office:time-value="PT12H24M26.608S" calcext:value-type="time">
            <text:p>12:24:26.61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7510502" calcext:value-type="float">
            <text:p>-7.51E-10</text:p>
          </table:table-cell>
          <table:table-cell table:formula="of:=[.C55]*10^9" office:value-type="float" office:value="-0.7510502" calcext:value-type="float">
            <text:p>-0.7510502</text:p>
          </table:table-cell>
          <table:table-cell table:formula="of:=[.$N$1]*[.D55]" office:value-type="float" office:value="-0.625077394376841" calcext:value-type="float">
            <text:p>-0.625077394376841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E54:.E58])" office:value-type="float" office:value="-0.737111324645515" calcext:value-type="float">
            <text:p>-0.737111324645515</text:p>
          </table:table-cell>
          <table:table-cell office:value-type="float" office:value="0.05" calcext:value-type="float">
            <text:p>0.05</text:p>
          </table:table-cell>
          <table:table-cell table:formula="of:=SQRT(([.H55]*[.$N$2])^2+([.$N$1]*[.L55])^2)" office:value-type="float" office:value="0.0707455788381322" calcext:value-type="float">
            <text:p>0.070745578838132</text:p>
          </table:table-cell>
          <table:table-cell/>
          <table:table-cell table:formula="of:=(MAX([.E54:.E58])-MIN([.E54:.E58]))/2" office:value-type="float" office:value="0.0847617371584157" calcext:value-type="float">
            <text:p>0.084761737158416</text:p>
          </table:table-cell>
          <table:table-cell table:number-columns-repeated="2"/>
        </table:table-row>
        <table:table-row table:style-name="ro1">
          <table:table-cell office:value-type="time" office:time-value="PT12H24M26.992S" calcext:value-type="time">
            <text:p>12:24:26.99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9372449" calcext:value-type="float">
            <text:p>-9.37E-10</text:p>
          </table:table-cell>
          <table:table-cell table:formula="of:=[.C56]*10^9" office:value-type="float" office:value="-0.9372449" calcext:value-type="float">
            <text:p>-0.9372449</text:p>
          </table:table-cell>
          <table:table-cell table:formula="of:=[.$N$1]*[.D56]" office:value-type="float" office:value="-0.780041866688782" calcext:value-type="float">
            <text:p>-0.780041866688782</text:p>
          </table:table-cell>
          <table:table-cell table:number-columns-repeated="9"/>
        </table:table-row>
        <table:table-row table:style-name="ro1">
          <table:table-cell office:value-type="time" office:time-value="PT12H24M27.376S" calcext:value-type="time">
            <text:p>12:24:27.38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9489638" calcext:value-type="float">
            <text:p>-9.49E-10</text:p>
          </table:table-cell>
          <table:table-cell table:formula="of:=[.C57]*10^9" office:value-type="float" office:value="-0.9489638" calcext:value-type="float">
            <text:p>-0.9489638</text:p>
          </table:table-cell>
          <table:table-cell table:formula="of:=[.$N$1]*[.D57]" office:value-type="float" office:value="-0.789795168767608" calcext:value-type="float">
            <text:p>-0.789795168767608</text:p>
          </table:table-cell>
          <table:table-cell table:number-columns-repeated="9"/>
        </table:table-row>
        <table:table-row table:style-name="ro1">
          <table:table-cell office:value-type="time" office:time-value="PT12H24M27.76S" calcext:value-type="time">
            <text:p>12:24:27.76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954738" calcext:value-type="float">
            <text:p>-9.55E-10</text:p>
          </table:table-cell>
          <table:table-cell table:formula="of:=[.C58]*10^9" office:value-type="float" office:value="-0.954738" calcext:value-type="float">
            <text:p>-0.954738</text:p>
          </table:table-cell>
          <table:table-cell table:formula="of:=[.$N$1]*[.D58]" office:value-type="float" office:value="-0.794600868693673" calcext:value-type="float">
            <text:p>-0.794600868693673</text:p>
          </table:table-cell>
          <table:table-cell table:number-columns-repeated="9"/>
        </table:table-row>
        <table:table-row table:style-name="ro1">
          <table:table-cell office:value-type="time" office:time-value="PT12H24M28.144S" calcext:value-type="time">
            <text:p>12:24:28.14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8415093" calcext:value-type="float">
            <text:p>-8.42E-10</text:p>
          </table:table-cell>
          <table:table-cell table:formula="of:=[.C59]*10^9" office:value-type="float" office:value="-0.8415093" calcext:value-type="float">
            <text:p>-0.8415093</text:p>
          </table:table-cell>
          <table:table-cell table:formula="of:=[.$N$1]*[.D59]" office:value-type="float" office:value="-0.700363891239067" calcext:value-type="float">
            <text:p>-0.700363891239067</text:p>
          </table:table-cell>
          <table:table-cell table:number-columns-repeated="9"/>
        </table:table-row>
        <table:table-row table:style-name="ro1">
          <table:table-cell office:value-type="time" office:time-value="PT12H24M28.528S" calcext:value-type="time">
            <text:p>12:24:28.53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8729643" calcext:value-type="float">
            <text:p>-8.73E-10</text:p>
          </table:table-cell>
          <table:table-cell table:formula="of:=[.C60]*10^9" office:value-type="float" office:value="-0.8729643" calcext:value-type="float">
            <text:p>-0.8729643</text:p>
          </table:table-cell>
          <table:table-cell table:formula="of:=[.$N$1]*[.D60]" office:value-type="float" office:value="-0.72654297945464" calcext:value-type="float">
            <text:p>-0.72654297945464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E59:.E63])" office:value-type="float" office:value="-0.755405359711297" calcext:value-type="float">
            <text:p>-0.755405359711297</text:p>
          </table:table-cell>
          <table:table-cell office:value-type="float" office:value="0.05" calcext:value-type="float">
            <text:p>0.05</text:p>
          </table:table-cell>
          <table:table-cell table:formula="of:=SQRT(([.H60]*[.$N$2])^2+([.$N$1]*[.L60])^2)" office:value-type="float" office:value="0.0695219116496241" calcext:value-type="float">
            <text:p>0.069521911649624</text:p>
          </table:table-cell>
          <table:table-cell/>
          <table:table-cell table:formula="of:=(MAX([.E59:.E63])-MIN([.E59:.E63]))/2" office:value-type="float" office:value="0.0832748431812569" calcext:value-type="float">
            <text:p>0.083274843181257</text:p>
          </table:table-cell>
          <table:table-cell table:number-columns-repeated="2"/>
        </table:table-row>
        <table:table-row table:style-name="ro1">
          <table:table-cell office:value-type="time" office:time-value="PT12H24M28.911S" calcext:value-type="time">
            <text:p>12:24:28.9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9290173" calcext:value-type="float">
            <text:p>-9.29E-10</text:p>
          </table:table-cell>
          <table:table-cell table:formula="of:=[.C61]*10^9" office:value-type="float" office:value="-0.9290173" calcext:value-type="float">
            <text:p>-0.9290173</text:p>
          </table:table-cell>
          <table:table-cell table:formula="of:=[.$N$1]*[.D61]" office:value-type="float" office:value="-0.773194272786304" calcext:value-type="float">
            <text:p>-0.773194272786304</text:p>
          </table:table-cell>
          <table:table-cell table:number-columns-repeated="9"/>
        </table:table-row>
        <table:table-row table:style-name="ro1">
          <table:table-cell office:value-type="time" office:time-value="PT12H24M29.295S" calcext:value-type="time">
            <text:p>12:24:29.30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1041624" calcext:value-type="float">
            <text:p>-1.04E-09</text:p>
          </table:table-cell>
          <table:table-cell table:formula="of:=[.C62]*10^9" office:value-type="float" office:value="-1.041624" calcext:value-type="float">
            <text:p>-1.041624</text:p>
          </table:table-cell>
          <table:table-cell table:formula="of:=[.$N$1]*[.D62]" office:value-type="float" office:value="-0.866913577601581" calcext:value-type="float">
            <text:p>-0.866913577601581</text:p>
          </table:table-cell>
          <table:table-cell table:number-columns-repeated="9"/>
        </table:table-row>
        <table:table-row table:style-name="ro1">
          <table:table-cell office:value-type="time" office:time-value="PT12H24M29.679S" calcext:value-type="time">
            <text:p>12:24:29.68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8531019" calcext:value-type="float">
            <text:p>-8.53E-10</text:p>
          </table:table-cell>
          <table:table-cell table:formula="of:=[.C63]*10^9" office:value-type="float" office:value="-0.8531019" calcext:value-type="float">
            <text:p>-0.8531019</text:p>
          </table:table-cell>
          <table:table-cell table:formula="of:=[.$N$1]*[.D63]" office:value-type="float" office:value="-0.710012077474891" calcext:value-type="float">
            <text:p>-0.710012077474891</text:p>
          </table:table-cell>
          <table:table-cell table:number-columns-repeated="9"/>
        </table:table-row>
        <table:table-row table:style-name="ro1">
          <table:table-cell office:value-type="time" office:time-value="PT12H24M30.064S" calcext:value-type="time">
            <text:p>12:24:30.06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9215399" calcext:value-type="float">
            <text:p>-9.22E-10</text:p>
          </table:table-cell>
          <table:table-cell table:formula="of:=[.C64]*10^9" office:value-type="float" office:value="-0.9215399" calcext:value-type="float">
            <text:p>-0.9215399</text:p>
          </table:table-cell>
          <table:table-cell table:formula="of:=[.$N$1]*[.D64]" office:value-type="float" office:value="-0.766971048681293" calcext:value-type="float">
            <text:p>-0.766971048681293</text:p>
          </table:table-cell>
          <table:table-cell table:number-columns-repeated="9"/>
        </table:table-row>
        <table:table-row table:style-name="ro1">
          <table:table-cell office:value-type="time" office:time-value="PT12H24M30.447S" calcext:value-type="time">
            <text:p>12:24:30.45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8757917" calcext:value-type="float">
            <text:p>-8.76E-10</text:p>
          </table:table-cell>
          <table:table-cell table:formula="of:=[.C65]*10^9" office:value-type="float" office:value="-0.8757917" calcext:value-type="float">
            <text:p>-0.8757917</text:p>
          </table:table-cell>
          <table:table-cell table:formula="of:=[.$N$1]*[.D65]" office:value-type="float" office:value="-0.72889614283155" calcext:value-type="float">
            <text:p>-0.72889614283155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E64:.E68])" office:value-type="float" office:value="-0.780291797707416" calcext:value-type="float">
            <text:p>-0.780291797707416</text:p>
          </table:table-cell>
          <table:table-cell office:value-type="float" office:value="0.05" calcext:value-type="float">
            <text:p>0.05</text:p>
          </table:table-cell>
          <table:table-cell table:formula="of:=SQRT(([.H65]*[.$N$2])^2+([.$N$1]*[.L65])^2)" office:value-type="float" office:value="0.0748875994925377" calcext:value-type="float">
            <text:p>0.074887599492538</text:p>
          </table:table-cell>
          <table:table-cell/>
          <table:table-cell table:formula="of:=(MAX([.E64:.E68])-MIN([.E64:.E68]))/2" office:value-type="float" office:value="0.0897243618049713" calcext:value-type="float">
            <text:p>0.089724361804971</text:p>
          </table:table-cell>
          <table:table-cell table:number-columns-repeated="2"/>
        </table:table-row>
        <table:table-row table:style-name="ro1">
          <table:table-cell office:value-type="time" office:time-value="PT12H24M30.831S" calcext:value-type="time">
            <text:p>12:24:30.83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1059159" calcext:value-type="float">
            <text:p>-1.06E-09</text:p>
          </table:table-cell>
          <table:table-cell table:formula="of:=[.C66]*10^9" office:value-type="float" office:value="-1.059159" calcext:value-type="float">
            <text:p>-1.059159</text:p>
          </table:table-cell>
          <table:table-cell table:formula="of:=[.$N$1]*[.D66]" office:value-type="float" office:value="-0.88150745176658" calcext:value-type="float">
            <text:p>-0.88150745176658</text:p>
          </table:table-cell>
          <table:table-cell table:number-columns-repeated="9"/>
        </table:table-row>
        <table:table-row table:style-name="ro1">
          <table:table-cell office:value-type="time" office:time-value="PT12H24M31.215S" calcext:value-type="time">
            <text:p>12:24:31.22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9876897" calcext:value-type="float">
            <text:p>-9.88E-10</text:p>
          </table:table-cell>
          <table:table-cell table:formula="of:=[.C67]*10^9" office:value-type="float" office:value="-0.9876897" calcext:value-type="float">
            <text:p>-0.9876897</text:p>
          </table:table-cell>
          <table:table-cell table:formula="of:=[.$N$1]*[.D67]" office:value-type="float" office:value="-0.822025617101019" calcext:value-type="float">
            <text:p>-0.822025617101019</text:p>
          </table:table-cell>
          <table:table-cell table:number-columns-repeated="9"/>
        </table:table-row>
        <table:table-row table:style-name="ro1">
          <table:table-cell office:value-type="time" office:time-value="PT12H24M31.599S" calcext:value-type="time">
            <text:p>12:24:31.60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8435457" calcext:value-type="float">
            <text:p>-8.44E-10</text:p>
          </table:table-cell>
          <table:table-cell table:formula="of:=[.C68]*10^9" office:value-type="float" office:value="-0.8435457" calcext:value-type="float">
            <text:p>-0.8435457</text:p>
          </table:table-cell>
          <table:table-cell table:formula="of:=[.$N$1]*[.D68]" office:value-type="float" office:value="-0.702058728156638" calcext:value-type="float">
            <text:p>-0.702058728156638</text:p>
          </table:table-cell>
          <table:table-cell table:number-columns-repeated="9"/>
        </table:table-row>
        <table:table-row table:style-name="ro1">
          <table:table-cell office:value-type="time" office:time-value="PT12H24M31.983S" calcext:value-type="time">
            <text:p>12:24:31.98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1077567" calcext:value-type="float">
            <text:p>-1.08E-09</text:p>
          </table:table-cell>
          <table:table-cell table:formula="of:=[.C69]*10^9" office:value-type="float" office:value="-1.077567" calcext:value-type="float">
            <text:p>-1.077567</text:p>
          </table:table-cell>
          <table:table-cell table:formula="of:=[.$N$1]*[.D69]" office:value-type="float" office:value="-0.896827898623114" calcext:value-type="float">
            <text:p>-0.896827898623114</text:p>
          </table:table-cell>
          <table:table-cell table:number-columns-repeated="9"/>
        </table:table-row>
        <table:table-row table:style-name="ro1">
          <table:table-cell office:value-type="time" office:time-value="PT12H24M32.367S" calcext:value-type="time">
            <text:p>12:24:32.37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1122069" calcext:value-type="float">
            <text:p>-1.12E-09</text:p>
          </table:table-cell>
          <table:table-cell table:formula="of:=[.C70]*10^9" office:value-type="float" office:value="-1.122069" calcext:value-type="float">
            <text:p>-1.122069</text:p>
          </table:table-cell>
          <table:table-cell table:formula="of:=[.$N$1]*[.D70]" office:value-type="float" office:value="-0.933865628197726" calcext:value-type="float">
            <text:p>-0.933865628197726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E69:.E73])" office:value-type="float" office:value="-0.832130886638321" calcext:value-type="float">
            <text:p>-0.832130886638321</text:p>
          </table:table-cell>
          <table:table-cell office:value-type="float" office:value="0.05" calcext:value-type="float">
            <text:p>0.05</text:p>
          </table:table-cell>
          <table:table-cell table:formula="of:=SQRT(([.H70]*[.$N$2])^2+([.$N$1]*[.L70])^2)" office:value-type="float" office:value="0.096362798939169" calcext:value-type="float">
            <text:p>0.096362798939169</text:p>
          </table:table-cell>
          <table:table-cell/>
          <table:table-cell table:formula="of:=(MAX([.E69:.E73])-MIN([.E69:.E73]))/2" office:value-type="float" office:value="0.115557266846382" calcext:value-type="float">
            <text:p>0.115557266846382</text:p>
          </table:table-cell>
          <table:table-cell table:number-columns-repeated="2"/>
        </table:table-row>
        <table:table-row table:style-name="ro1">
          <table:table-cell office:value-type="time" office:time-value="PT12H24M32.75S" calcext:value-type="time">
            <text:p>12:24:32.75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8443776" calcext:value-type="float">
            <text:p>-8.44E-10</text:p>
          </table:table-cell>
          <table:table-cell table:formula="of:=[.C71]*10^9" office:value-type="float" office:value="-0.8443776" calcext:value-type="float">
            <text:p>-0.8443776</text:p>
          </table:table-cell>
          <table:table-cell table:formula="of:=[.$N$1]*[.D71]" office:value-type="float" office:value="-0.702751094504962" calcext:value-type="float">
            <text:p>-0.702751094504962</text:p>
          </table:table-cell>
          <table:table-cell table:number-columns-repeated="9"/>
        </table:table-row>
        <table:table-row table:style-name="ro1">
          <table:table-cell office:value-type="time" office:time-value="PT12H24M33.133S" calcext:value-type="time">
            <text:p>12:24:33.13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9237829" calcext:value-type="float">
            <text:p>-9.24E-10</text:p>
          </table:table-cell>
          <table:table-cell table:formula="of:=[.C72]*10^9" office:value-type="float" office:value="-0.9237829" calcext:value-type="float">
            <text:p>-0.9237829</text:p>
          </table:table-cell>
          <table:table-cell table:formula="of:=[.$N$1]*[.D72]" office:value-type="float" office:value="-0.768837832813149" calcext:value-type="float">
            <text:p>-0.768837832813149</text:p>
          </table:table-cell>
          <table:table-cell table:number-columns-repeated="9"/>
        </table:table-row>
        <table:table-row table:style-name="ro1">
          <table:table-cell office:value-type="time" office:time-value="PT12H24M33.518S" calcext:value-type="time">
            <text:p>12:24:33.52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1031361" calcext:value-type="float">
            <text:p>-1.03E-09</text:p>
          </table:table-cell>
          <table:table-cell table:formula="of:=[.C73]*10^9" office:value-type="float" office:value="-1.031361" calcext:value-type="float">
            <text:p>-1.031361</text:p>
          </table:table-cell>
          <table:table-cell table:formula="of:=[.$N$1]*[.D73]" office:value-type="float" office:value="-0.858371979052656" calcext:value-type="float">
            <text:p>-0.858371979052656</text:p>
          </table:table-cell>
          <table:table-cell table:number-columns-repeated="9"/>
        </table:table-row>
        <table:table-row table:style-name="ro1">
          <table:table-cell office:value-type="time" office:time-value="PT12H24M33.902S" calcext:value-type="time">
            <text:p>12:24:33.90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1077857" calcext:value-type="float">
            <text:p>-1.08E-09</text:p>
          </table:table-cell>
          <table:table-cell table:formula="of:=[.C74]*10^9" office:value-type="float" office:value="-1.077857" calcext:value-type="float">
            <text:p>-1.077857</text:p>
          </table:table-cell>
          <table:table-cell table:formula="of:=[.$N$1]*[.D74]" office:value-type="float" office:value="-0.897069257249168" calcext:value-type="float">
            <text:p>-0.897069257249168</text:p>
          </table:table-cell>
          <table:table-cell table:number-columns-repeated="9"/>
        </table:table-row>
        <table:table-row table:style-name="ro1">
          <table:table-cell office:value-type="time" office:time-value="PT12H24M34.286S" calcext:value-type="time">
            <text:p>12:24:34.29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9010549" calcext:value-type="float">
            <text:p>-9.01E-10</text:p>
          </table:table-cell>
          <table:table-cell table:formula="of:=[.C75]*10^9" office:value-type="float" office:value="-0.9010549" calcext:value-type="float">
            <text:p>-0.9010549</text:p>
          </table:table-cell>
          <table:table-cell table:formula="of:=[.$N$1]*[.D75]" office:value-type="float" office:value="-0.749921974699541" calcext:value-type="float">
            <text:p>-0.749921974699541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E74:.E78])" office:value-type="float" office:value="-0.870870011426964" calcext:value-type="float">
            <text:p>-0.870870011426964</text:p>
          </table:table-cell>
          <table:table-cell office:value-type="float" office:value="0.05" calcext:value-type="float">
            <text:p>0.05</text:p>
          </table:table-cell>
          <table:table-cell table:formula="of:=SQRT(([.H75]*[.$N$2])^2+([.$N$1]*[.L75])^2)" office:value-type="float" office:value="0.0721432425040544" calcext:value-type="float">
            <text:p>0.072143242504054</text:p>
          </table:table-cell>
          <table:table-cell/>
          <table:table-cell table:formula="of:=(MAX([.E74:.E78])-MIN([.E74:.E78]))/2" office:value-type="float" office:value="0.0863519159821031" calcext:value-type="float">
            <text:p>0.086351915982103</text:p>
          </table:table-cell>
          <table:table-cell table:number-columns-repeated="2"/>
        </table:table-row>
        <table:table-row table:style-name="ro1">
          <table:table-cell office:value-type="time" office:time-value="PT12H24M34.669S" calcext:value-type="time">
            <text:p>12:24:34.67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1047275" calcext:value-type="float">
            <text:p>-1.05E-09</text:p>
          </table:table-cell>
          <table:table-cell table:formula="of:=[.C76]*10^9" office:value-type="float" office:value="-1.047275" calcext:value-type="float">
            <text:p>-1.047275</text:p>
          </table:table-cell>
          <table:table-cell table:formula="of:=[.$N$1]*[.D76]" office:value-type="float" office:value="-0.871616741725128" calcext:value-type="float">
            <text:p>-0.871616741725128</text:p>
          </table:table-cell>
          <table:table-cell table:number-columns-repeated="9"/>
        </table:table-row>
        <table:table-row table:style-name="ro1">
          <table:table-cell office:value-type="time" office:time-value="PT12H24M35.052S" calcext:value-type="time">
            <text:p>12:24:35.05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1097138" calcext:value-type="float">
            <text:p>-1.10E-09</text:p>
          </table:table-cell>
          <table:table-cell table:formula="of:=[.C77]*10^9" office:value-type="float" office:value="-1.097138" calcext:value-type="float">
            <text:p>-1.097138</text:p>
          </table:table-cell>
          <table:table-cell table:formula="of:=[.$N$1]*[.D77]" office:value-type="float" office:value="-0.913116276797235" calcext:value-type="float">
            <text:p>-0.913116276797235</text:p>
          </table:table-cell>
          <table:table-cell table:number-columns-repeated="9"/>
        </table:table-row>
        <table:table-row table:style-name="ro1">
          <table:table-cell office:value-type="time" office:time-value="PT12H24M35.436S" calcext:value-type="time">
            <text:p>12:24:35.44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1108564" calcext:value-type="float">
            <text:p>-1.11E-09</text:p>
          </table:table-cell>
          <table:table-cell table:formula="of:=[.C78]*10^9" office:value-type="float" office:value="-1.108564" calcext:value-type="float">
            <text:p>-1.108564</text:p>
          </table:table-cell>
          <table:table-cell table:formula="of:=[.$N$1]*[.D78]" office:value-type="float" office:value="-0.922625806663747" calcext:value-type="float">
            <text:p>-0.922625806663747</text:p>
          </table:table-cell>
          <table:table-cell table:number-columns-repeated="9"/>
        </table:table-row>
        <table:table-row table:style-name="ro1">
          <table:table-cell office:value-type="time" office:time-value="PT12H24M35.82S" calcext:value-type="time">
            <text:p>12:24:35.82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9324244" calcext:value-type="float">
            <text:p>-9.32E-10</text:p>
          </table:table-cell>
          <table:table-cell table:formula="of:=[.C79]*10^9" office:value-type="float" office:value="-0.9324244" calcext:value-type="float">
            <text:p>-0.9324244</text:p>
          </table:table-cell>
          <table:table-cell table:formula="of:=[.$N$1]*[.D79]" office:value-type="float" office:value="-0.776029903733984" calcext:value-type="float">
            <text:p>-0.776029903733984</text:p>
          </table:table-cell>
          <table:table-cell table:number-columns-repeated="9"/>
        </table:table-row>
        <table:table-row table:style-name="ro1">
          <table:table-cell office:value-type="time" office:time-value="PT12H24M36.204S" calcext:value-type="time">
            <text:p>12:24:36.20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1137527" calcext:value-type="float">
            <text:p>-1.14E-09</text:p>
          </table:table-cell>
          <table:table-cell table:formula="of:=[.C80]*10^9" office:value-type="float" office:value="-1.137527" calcext:value-type="float">
            <text:p>-1.137527</text:p>
          </table:table-cell>
          <table:table-cell table:formula="of:=[.$N$1]*[.D80]" office:value-type="float" office:value="-0.946730875237507" calcext:value-type="float">
            <text:p>-0.946730875237507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E79:.E83])" office:value-type="float" office:value="-0.830090107905214" calcext:value-type="float">
            <text:p>-0.830090107905214</text:p>
          </table:table-cell>
          <table:table-cell office:value-type="float" office:value="0.05" calcext:value-type="float">
            <text:p>0.05</text:p>
          </table:table-cell>
          <table:table-cell table:formula="of:=SQRT(([.H80]*[.$N$2])^2+([.$N$1]*[.L80])^2)" office:value-type="float" office:value="0.0742130448820028" calcext:value-type="float">
            <text:p>0.074213044882003</text:p>
          </table:table-cell>
          <table:table-cell/>
          <table:table-cell table:formula="of:=(MAX([.E79:.E83])-MIN([.E79:.E83]))/2" office:value-type="float" office:value="0.0888775259359729" calcext:value-type="float">
            <text:p>0.088877525935973</text:p>
          </table:table-cell>
          <table:table-cell table:number-columns-repeated="2"/>
        </table:table-row>
        <table:table-row table:style-name="ro1">
          <table:table-cell office:value-type="time" office:time-value="PT12H24M36.588S" calcext:value-type="time">
            <text:p>12:24:36.59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1035889" calcext:value-type="float">
            <text:p>-1.04E-09</text:p>
          </table:table-cell>
          <table:table-cell table:formula="of:=[.C81]*10^9" office:value-type="float" office:value="-1.035889" calcext:value-type="float">
            <text:p>-1.035889</text:p>
          </table:table-cell>
          <table:table-cell table:formula="of:=[.$N$1]*[.D81]" office:value-type="float" office:value="-0.86214050270359" calcext:value-type="float">
            <text:p>-0.86214050270359</text:p>
          </table:table-cell>
          <table:table-cell table:number-columns-repeated="9"/>
        </table:table-row>
        <table:table-row table:style-name="ro1">
          <table:table-cell office:value-type="time" office:time-value="PT12H24M36.971S" calcext:value-type="time">
            <text:p>12:24:36.97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9571081" calcext:value-type="float">
            <text:p>-9.57E-10</text:p>
          </table:table-cell>
          <table:table-cell table:formula="of:=[.C82]*10^9" office:value-type="float" office:value="-0.9571081" calcext:value-type="float">
            <text:p>-0.9571081</text:p>
          </table:table-cell>
          <table:table-cell table:formula="of:=[.$N$1]*[.D82]" office:value-type="float" office:value="-0.79657343448543" calcext:value-type="float">
            <text:p>-0.79657343448543</text:p>
          </table:table-cell>
          <table:table-cell table:number-columns-repeated="9"/>
        </table:table-row>
        <table:table-row table:style-name="ro1">
          <table:table-cell office:value-type="time" office:time-value="PT12H24M37.355S" calcext:value-type="time">
            <text:p>12:24:37.36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9239487" calcext:value-type="float">
            <text:p>-9.24E-10</text:p>
          </table:table-cell>
          <table:table-cell table:formula="of:=[.C83]*10^9" office:value-type="float" office:value="-0.9239487" calcext:value-type="float">
            <text:p>-0.9239487</text:p>
          </table:table-cell>
          <table:table-cell table:formula="of:=[.$N$1]*[.D83]" office:value-type="float" office:value="-0.768975823365561" calcext:value-type="float">
            <text:p>-0.768975823365561</text:p>
          </table:table-cell>
          <table:table-cell table:number-columns-repeated="9"/>
        </table:table-row>
        <table:table-row table:style-name="ro1">
          <table:table-cell office:value-type="time" office:time-value="PT12H24M37.739S" calcext:value-type="time">
            <text:p>12:24:37.74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1221668" calcext:value-type="float">
            <text:p>-1.22E-09</text:p>
          </table:table-cell>
          <table:table-cell table:formula="of:=[.C84]*10^9" office:value-type="float" office:value="-1.221668" calcext:value-type="float">
            <text:p>-1.221668</text:p>
          </table:table-cell>
          <table:table-cell table:formula="of:=[.$N$1]*[.D84]" office:value-type="float" office:value="-1.01675899990915" calcext:value-type="float">
            <text:p>-1.01675899990915</text:p>
          </table:table-cell>
          <table:table-cell table:number-columns-repeated="9"/>
        </table:table-row>
        <table:table-row table:style-name="ro1">
          <table:table-cell office:value-type="time" office:time-value="PT12H24M38.123S" calcext:value-type="time">
            <text:p>12:24:38.12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119707" calcext:value-type="float">
            <text:p>-1.20E-09</text:p>
          </table:table-cell>
          <table:table-cell table:formula="of:=[.C85]*10^9" office:value-type="float" office:value="-1.19707" calcext:value-type="float">
            <text:p>-1.19707</text:p>
          </table:table-cell>
          <table:table-cell table:formula="of:=[.$N$1]*[.D85]" office:value-type="float" office:value="-0.996286794793058" calcext:value-type="float">
            <text:p>-0.996286794793058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E84:.E88])" office:value-type="float" office:value="-0.937648367039463" calcext:value-type="float">
            <text:p>-0.937648367039463</text:p>
          </table:table-cell>
          <table:table-cell office:value-type="float" office:value="0.05" calcext:value-type="float">
            <text:p>0.05</text:p>
          </table:table-cell>
          <table:table-cell table:formula="of:=SQRT(([.H85]*[.$N$2])^2+([.$N$1]*[.L85])^2)" office:value-type="float" office:value="0.0982940020758681" calcext:value-type="float">
            <text:p>0.098294002075868</text:p>
          </table:table-cell>
          <table:table-cell/>
          <table:table-cell table:formula="of:=(MAX([.E84:.E88])-MIN([.E84:.E88]))/2" office:value-type="float" office:value="0.117822375938339" calcext:value-type="float">
            <text:p>0.117822375938339</text:p>
          </table:table-cell>
          <table:table-cell table:number-columns-repeated="2"/>
        </table:table-row>
        <table:table-row table:style-name="ro1">
          <table:table-cell office:value-type="time" office:time-value="PT12H24M38.507S" calcext:value-type="time">
            <text:p>12:24:38.51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1072456" calcext:value-type="float">
            <text:p>-1.07E-09</text:p>
          </table:table-cell>
          <table:table-cell table:formula="of:=[.C86]*10^9" office:value-type="float" office:value="-1.072456" calcext:value-type="float">
            <text:p>-1.072456</text:p>
          </table:table-cell>
          <table:table-cell table:formula="of:=[.$N$1]*[.D86]" office:value-type="float" office:value="-0.892574160906701" calcext:value-type="float">
            <text:p>-0.892574160906701</text:p>
          </table:table-cell>
          <table:table-cell table:number-columns-repeated="9"/>
        </table:table-row>
        <table:table-row table:style-name="ro1">
          <table:table-cell office:value-type="time" office:time-value="PT12H24M38.891S" calcext:value-type="time">
            <text:p>12:24:38.89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9385334" calcext:value-type="float">
            <text:p>-9.39E-10</text:p>
          </table:table-cell>
          <table:table-cell table:formula="of:=[.C87]*10^9" office:value-type="float" office:value="-0.9385334" calcext:value-type="float">
            <text:p>-0.9385334</text:p>
          </table:table-cell>
          <table:table-cell table:formula="of:=[.$N$1]*[.D87]" office:value-type="float" office:value="-0.781114248032472" calcext:value-type="float">
            <text:p>-0.781114248032472</text:p>
          </table:table-cell>
          <table:table-cell table:number-columns-repeated="9"/>
        </table:table-row>
        <table:table-row table:style-name="ro1">
          <table:table-cell office:value-type="time" office:time-value="PT12H24M39.275S" calcext:value-type="time">
            <text:p>12:24:39.28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1203343" calcext:value-type="float">
            <text:p>-1.20E-09</text:p>
          </table:table-cell>
          <table:table-cell table:formula="of:=[.C88]*10^9" office:value-type="float" office:value="-1.203343" calcext:value-type="float">
            <text:p>-1.203343</text:p>
          </table:table-cell>
          <table:table-cell table:formula="of:=[.$N$1]*[.D88]" office:value-type="float" office:value="-1.00150763155593" calcext:value-type="float">
            <text:p>-1.00150763155593</text:p>
          </table:table-cell>
          <table:table-cell table:number-columns-repeated="9"/>
        </table:table-row>
        <table:table-row table:style-name="ro1">
          <table:table-cell office:value-type="time" office:time-value="PT12H24M39.659S" calcext:value-type="time">
            <text:p>12:24:39.66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1142514" calcext:value-type="float">
            <text:p>-1.14E-09</text:p>
          </table:table-cell>
          <table:table-cell table:formula="of:=[.C89]*10^9" office:value-type="float" office:value="-1.142514" calcext:value-type="float">
            <text:p>-1.142514</text:p>
          </table:table-cell>
          <table:table-cell table:formula="of:=[.$N$1]*[.D89]" office:value-type="float" office:value="-0.950881411334505" calcext:value-type="float">
            <text:p>-0.950881411334505</text:p>
          </table:table-cell>
          <table:table-cell table:number-columns-repeated="9"/>
        </table:table-row>
        <table:table-row table:style-name="ro1">
          <table:table-cell office:value-type="time" office:time-value="PT12H24M40.042S" calcext:value-type="time">
            <text:p>12:24:40.04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1033688" calcext:value-type="float">
            <text:p>-1.03E-09</text:p>
          </table:table-cell>
          <table:table-cell table:formula="of:=[.C90]*10^9" office:value-type="float" office:value="-1.033688" calcext:value-type="float">
            <text:p>-1.033688</text:p>
          </table:table-cell>
          <table:table-cell table:formula="of:=[.$N$1]*[.D90]" office:value-type="float" office:value="-0.860308673958955" calcext:value-type="float">
            <text:p>-0.860308673958955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E89:.E93])" office:value-type="float" office:value="-0.929342733999706" calcext:value-type="float">
            <text:p>-0.929342733999706</text:p>
          </table:table-cell>
          <table:table-cell office:value-type="float" office:value="0.05" calcext:value-type="float">
            <text:p>0.05</text:p>
          </table:table-cell>
          <table:table-cell table:formula="of:=SQRT(([.H90]*[.$N$2])^2+([.$N$1]*[.L90])^2)" office:value-type="float" office:value="0.0810550421622525" calcext:value-type="float">
            <text:p>0.081055042162253</text:p>
          </table:table-cell>
          <table:table-cell/>
          <table:table-cell table:formula="of:=(MAX([.E89:.E93])-MIN([.E89:.E93]))/2" office:value-type="float" office:value="0.0970552971628998" calcext:value-type="float">
            <text:p>0.0970552971629</text:p>
          </table:table-cell>
          <table:table-cell table:number-columns-repeated="2"/>
        </table:table-row>
        <table:table-row table:style-name="ro1">
          <table:table-cell office:value-type="time" office:time-value="PT12H24M40.426S" calcext:value-type="time">
            <text:p>12:24:40.43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1018854" calcext:value-type="float">
            <text:p>-1.02E-09</text:p>
          </table:table-cell>
          <table:table-cell table:formula="of:=[.C91]*10^9" office:value-type="float" office:value="-1.018854" calcext:value-type="float">
            <text:p>-1.018854</text:p>
          </table:table-cell>
          <table:table-cell table:formula="of:=[.$N$1]*[.D91]" office:value-type="float" office:value="-0.847962764100751" calcext:value-type="float">
            <text:p>-0.847962764100751</text:p>
          </table:table-cell>
          <table:table-cell table:number-columns-repeated="9"/>
        </table:table-row>
        <table:table-row table:style-name="ro1">
          <table:table-cell office:value-type="time" office:time-value="PT12H24M40.81S" calcext:value-type="time">
            <text:p>12:24:40.81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1252084" calcext:value-type="float">
            <text:p>-1.25E-09</text:p>
          </table:table-cell>
          <table:table-cell table:formula="of:=[.C92]*10^9" office:value-type="float" office:value="-1.252084" calcext:value-type="float">
            <text:p>-1.252084</text:p>
          </table:table-cell>
          <table:table-cell table:formula="of:=[.$N$1]*[.D92]" office:value-type="float" office:value="-1.04207335842655" calcext:value-type="float">
            <text:p>-1.04207335842655</text:p>
          </table:table-cell>
          <table:table-cell table:number-columns-repeated="9"/>
        </table:table-row>
        <table:table-row table:style-name="ro1">
          <table:table-cell office:value-type="time" office:time-value="PT12H24M41.194S" calcext:value-type="time">
            <text:p>12:24:41.19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1136033" calcext:value-type="float">
            <text:p>-1.14E-09</text:p>
          </table:table-cell>
          <table:table-cell table:formula="of:=[.C93]*10^9" office:value-type="float" office:value="-1.136033" calcext:value-type="float">
            <text:p>-1.136033</text:p>
          </table:table-cell>
          <table:table-cell table:formula="of:=[.$N$1]*[.D93]" office:value-type="float" office:value="-0.945487462177769" calcext:value-type="float">
            <text:p>-0.945487462177769</text:p>
          </table:table-cell>
          <table:table-cell table:number-columns-repeated="9"/>
        </table:table-row>
        <table:table-row table:style-name="ro1">
          <table:table-cell office:value-type="time" office:time-value="PT12H24M41.578S" calcext:value-type="time">
            <text:p>12:24:41.58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116599" calcext:value-type="float">
            <text:p>-1.17E-09</text:p>
          </table:table-cell>
          <table:table-cell table:formula="of:=[.C94]*10^9" office:value-type="float" office:value="-1.16599" calcext:value-type="float">
            <text:p>-1.16599</text:p>
          </table:table-cell>
          <table:table-cell table:formula="of:=[.$N$1]*[.D94]" office:value-type="float" office:value="-0.970419808249106" calcext:value-type="float">
            <text:p>-0.970419808249106</text:p>
          </table:table-cell>
          <table:table-cell table:number-columns-repeated="9"/>
        </table:table-row>
        <table:table-row table:style-name="ro1">
          <table:table-cell office:value-type="time" office:time-value="PT12H24M41.961S" calcext:value-type="time">
            <text:p>12:24:41.96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1039672" calcext:value-type="float">
            <text:p>-1.04E-09</text:p>
          </table:table-cell>
          <table:table-cell table:formula="of:=[.C95]*10^9" office:value-type="float" office:value="-1.039672" calcext:value-type="float">
            <text:p>-1.039672</text:p>
          </table:table-cell>
          <table:table-cell table:formula="of:=[.$N$1]*[.D95]" office:value-type="float" office:value="-0.865288984366903" calcext:value-type="float">
            <text:p>-0.865288984366903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E94:.E98])" office:value-type="float" office:value="-0.938679817289259" calcext:value-type="float">
            <text:p>-0.938679817289259</text:p>
          </table:table-cell>
          <table:table-cell office:value-type="float" office:value="0.05" calcext:value-type="float">
            <text:p>0.05</text:p>
          </table:table-cell>
          <table:table-cell table:formula="of:=SQRT(([.H95]*[.$N$2])^2+([.$N$1]*[.L95])^2)" office:value-type="float" office:value="0.0890372404818185" calcext:value-type="float">
            <text:p>0.089037240481819</text:p>
          </table:table-cell>
          <table:table-cell/>
          <table:table-cell table:formula="of:=(MAX([.E94:.E98])-MIN([.E94:.E98]))/2" office:value-type="float" office:value="0.106670109326639" calcext:value-type="float">
            <text:p>0.106670109326639</text:p>
          </table:table-cell>
          <table:table-cell table:number-columns-repeated="2"/>
        </table:table-row>
        <table:table-row table:style-name="ro1">
          <table:table-cell office:value-type="time" office:time-value="PT12H24M42.345S" calcext:value-type="time">
            <text:p>12:24:42.35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1296007" calcext:value-type="float">
            <text:p>-1.30E-09</text:p>
          </table:table-cell>
          <table:table-cell table:formula="of:=[.C96]*10^9" office:value-type="float" office:value="-1.296007" calcext:value-type="float">
            <text:p>-1.296007</text:p>
          </table:table-cell>
          <table:table-cell table:formula="of:=[.$N$1]*[.D96]" office:value-type="float" office:value="-1.07862920302018" calcext:value-type="float">
            <text:p>-1.07862920302018</text:p>
          </table:table-cell>
          <table:table-cell table:number-columns-repeated="9"/>
        </table:table-row>
        <table:table-row table:style-name="ro1">
          <table:table-cell office:value-type="time" office:time-value="PT12H24M42.729S" calcext:value-type="time">
            <text:p>12:24:42.73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1081929" calcext:value-type="float">
            <text:p>-1.08E-09</text:p>
          </table:table-cell>
          <table:table-cell table:formula="of:=[.C97]*10^9" office:value-type="float" office:value="-1.081929" calcext:value-type="float">
            <text:p>-1.081929</text:p>
          </table:table-cell>
          <table:table-cell table:formula="of:=[.$N$1]*[.D97]" office:value-type="float" office:value="-0.90045826526741" calcext:value-type="float">
            <text:p>-0.90045826526741</text:p>
          </table:table-cell>
          <table:table-cell table:number-columns-repeated="9"/>
        </table:table-row>
        <table:table-row table:style-name="ro1">
          <table:table-cell office:value-type="time" office:time-value="PT12H24M43.113S" calcext:value-type="time">
            <text:p>12:24:43.11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1055669" calcext:value-type="float">
            <text:p>-1.06E-09</text:p>
          </table:table-cell>
          <table:table-cell table:formula="of:=[.C98]*10^9" office:value-type="float" office:value="-1.055669" calcext:value-type="float">
            <text:p>-1.055669</text:p>
          </table:table-cell>
          <table:table-cell table:formula="of:=[.$N$1]*[.D98]" office:value-type="float" office:value="-0.878602825542694" calcext:value-type="float">
            <text:p>-0.878602825542694</text:p>
          </table:table-cell>
          <table:table-cell table:number-columns-repeated="9"/>
        </table:table-row>
        <table:table-row table:style-name="ro1">
          <table:table-cell office:value-type="time" office:time-value="PT12H24M43.497S" calcext:value-type="time">
            <text:p>12:24:43.50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1251336" calcext:value-type="float">
            <text:p>-1.25E-09</text:p>
          </table:table-cell>
          <table:table-cell table:formula="of:=[.C99]*10^9" office:value-type="float" office:value="-1.251336" calcext:value-type="float">
            <text:p>-1.251336</text:p>
          </table:table-cell>
          <table:table-cell table:formula="of:=[.$N$1]*[.D99]" office:value-type="float" office:value="-1.04145081962556" calcext:value-type="float">
            <text:p>-1.04145081962556</text:p>
          </table:table-cell>
          <table:table-cell table:number-columns-repeated="9"/>
        </table:table-row>
        <table:table-row table:style-name="ro1">
          <table:table-cell office:value-type="time" office:time-value="PT12H24M43.88S" calcext:value-type="time">
            <text:p>12:24:43.88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1328665" calcext:value-type="float">
            <text:p>-1.33E-09</text:p>
          </table:table-cell>
          <table:table-cell table:formula="of:=[.C100]*10^9" office:value-type="float" office:value="-1.328665" calcext:value-type="float">
            <text:p>-1.328665</text:p>
          </table:table-cell>
          <table:table-cell table:formula="of:=[.$N$1]*[.D100]" office:value-type="float" office:value="-1.10580951339831" calcext:value-type="float">
            <text:p>-1.10580951339831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E99:.E103])" office:value-type="float" office:value="-0.992275247973822" calcext:value-type="float">
            <text:p>-0.992275247973822</text:p>
          </table:table-cell>
          <table:table-cell office:value-type="float" office:value="0.05" calcext:value-type="float">
            <text:p>0.05</text:p>
          </table:table-cell>
          <table:table-cell table:formula="of:=SQRT(([.H100]*[.$N$2])^2+([.$N$1]*[.L100])^2)" office:value-type="float" office:value="0.07709510136574" calcext:value-type="float">
            <text:p>0.07709510136574</text:p>
          </table:table-cell>
          <table:table-cell/>
          <table:table-cell table:formula="of:=(MAX([.E99:.E103])-MIN([.E99:.E103]))/2" office:value-type="float" office:value="0.0922306214552007" calcext:value-type="float">
            <text:p>0.092230621455201</text:p>
          </table:table-cell>
          <table:table-cell table:number-columns-repeated="2"/>
        </table:table-row>
        <table:table-row table:style-name="ro1">
          <table:table-cell office:value-type="time" office:time-value="PT12H24M44.264S" calcext:value-type="time">
            <text:p>12:24:44.26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1158674" calcext:value-type="float">
            <text:p>-1.16E-09</text:p>
          </table:table-cell>
          <table:table-cell table:formula="of:=[.C101]*10^9" office:value-type="float" office:value="-1.158674" calcext:value-type="float">
            <text:p>-1.158674</text:p>
          </table:table-cell>
          <table:table-cell table:formula="of:=[.$N$1]*[.D101]" office:value-type="float" office:value="-0.964330912703561" calcext:value-type="float">
            <text:p>-0.964330912703561</text:p>
          </table:table-cell>
          <table:table-cell table:number-columns-repeated="9"/>
        </table:table-row>
        <table:table-row table:style-name="ro1">
          <table:table-cell office:value-type="time" office:time-value="PT12H24M44.647S" calcext:value-type="time">
            <text:p>12:24:44.65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1107029" calcext:value-type="float">
            <text:p>-1.11E-09</text:p>
          </table:table-cell>
          <table:table-cell table:formula="of:=[.C102]*10^9" office:value-type="float" office:value="-1.107029" calcext:value-type="float">
            <text:p>-1.107029</text:p>
          </table:table-cell>
          <table:table-cell table:formula="of:=[.$N$1]*[.D102]" office:value-type="float" office:value="-0.921348270487911" calcext:value-type="float">
            <text:p>-0.921348270487911</text:p>
          </table:table-cell>
          <table:table-cell table:number-columns-repeated="9"/>
        </table:table-row>
        <table:table-row table:style-name="ro1">
          <table:table-cell office:value-type="time" office:time-value="PT12H24M45.032S" calcext:value-type="time">
            <text:p>12:24:45.03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1115546" calcext:value-type="float">
            <text:p>-1.12E-09</text:p>
          </table:table-cell>
          <table:table-cell table:formula="of:=[.C103]*10^9" office:value-type="float" office:value="-1.115546" calcext:value-type="float">
            <text:p>-1.115546</text:p>
          </table:table-cell>
          <table:table-cell table:formula="of:=[.$N$1]*[.D103]" office:value-type="float" office:value="-0.928436723653768" calcext:value-type="float">
            <text:p>-0.928436723653768</text:p>
          </table:table-cell>
          <table:table-cell table:number-columns-repeated="9"/>
        </table:table-row>
        <table:table-row table:style-name="ro1">
          <table:table-cell office:value-type="time" office:time-value="PT12H24M45.416S" calcext:value-type="time">
            <text:p>12:24:45.42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1259815" calcext:value-type="float">
            <text:p>-1.26E-09</text:p>
          </table:table-cell>
          <table:table-cell table:formula="of:=[.C104]*10^9" office:value-type="float" office:value="-1.259815" calcext:value-type="float">
            <text:p>-1.259815</text:p>
          </table:table-cell>
          <table:table-cell table:formula="of:=[.$N$1]*[.D104]" office:value-type="float" office:value="-1.04850764648869" calcext:value-type="float">
            <text:p>-1.04850764648869</text:p>
          </table:table-cell>
          <table:table-cell table:number-columns-repeated="9"/>
        </table:table-row>
        <table:table-row table:style-name="ro1">
          <table:table-cell office:value-type="time" office:time-value="PT12H24M45.799S" calcext:value-type="time">
            <text:p>12:24:45.80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11647" calcext:value-type="float">
            <text:p>-1.16E-09</text:p>
          </table:table-cell>
          <table:table-cell table:formula="of:=[.C105]*10^9" office:value-type="float" office:value="-1.1647" calcext:value-type="float">
            <text:p>-1.1647</text:p>
          </table:table-cell>
          <table:table-cell table:formula="of:=[.$N$1]*[.D105]" office:value-type="float" office:value="-0.96934617849873" calcext:value-type="float">
            <text:p>-0.96934617849873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E104:.E108])" office:value-type="float" office:value="-1.00855014335573" calcext:value-type="float">
            <text:p>-1.00855014335573</text:p>
          </table:table-cell>
          <table:table-cell office:value-type="float" office:value="0.05" calcext:value-type="float">
            <text:p>0.05</text:p>
          </table:table-cell>
          <table:table-cell table:formula="of:=SQRT(([.H105]*[.$N$2])^2+([.$N$1]*[.L105])^2)" office:value-type="float" office:value="0.0495971813177953" calcext:value-type="float">
            <text:p>0.049597181317795</text:p>
          </table:table-cell>
          <table:table-cell/>
          <table:table-cell table:formula="of:=(MAX([.E104:.E108])-MIN([.E104:.E108]))/2" office:value-type="float" office:value="0.0589456023801602" calcext:value-type="float">
            <text:p>0.05894560238016</text:p>
          </table:table-cell>
          <table:table-cell table:number-columns-repeated="2"/>
        </table:table-row>
        <table:table-row table:style-name="ro1">
          <table:table-cell office:value-type="time" office:time-value="PT12H24M46.183S" calcext:value-type="time">
            <text:p>12:24:46.18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1139189" calcext:value-type="float">
            <text:p>-1.14E-09</text:p>
          </table:table-cell>
          <table:table-cell table:formula="of:=[.C106]*10^9" office:value-type="float" office:value="-1.139189" calcext:value-type="float">
            <text:p>-1.139189</text:p>
          </table:table-cell>
          <table:table-cell table:formula="of:=[.$N$1]*[.D106]" office:value-type="float" office:value="-0.948114109846132" calcext:value-type="float">
            <text:p>-0.948114109846132</text:p>
          </table:table-cell>
          <table:table-cell table:number-columns-repeated="9"/>
        </table:table-row>
        <table:table-row table:style-name="ro1">
          <table:table-cell office:value-type="time" office:time-value="PT12H24M46.559S" calcext:value-type="time">
            <text:p>12:24:46.56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1214481" calcext:value-type="float">
            <text:p>-1.21E-09</text:p>
          </table:table-cell>
          <table:table-cell table:formula="of:=[.C107]*10^9" office:value-type="float" office:value="-1.214481" calcext:value-type="float">
            <text:p>-1.214481</text:p>
          </table:table-cell>
          <table:table-cell table:formula="of:=[.$N$1]*[.D107]" office:value-type="float" office:value="-1.01077746733864" calcext:value-type="float">
            <text:p>-1.01077746733864</text:p>
          </table:table-cell>
          <table:table-cell table:number-columns-repeated="9"/>
        </table:table-row>
        <table:table-row table:style-name="ro1">
          <table:table-cell office:value-type="time" office:time-value="PT12H24M46.935S" calcext:value-type="time">
            <text:p>12:24:46.94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1280839" calcext:value-type="float">
            <text:p>-1.28E-09</text:p>
          </table:table-cell>
          <table:table-cell table:formula="of:=[.C108]*10^9" office:value-type="float" office:value="-1.280839" calcext:value-type="float">
            <text:p>-1.280839</text:p>
          </table:table-cell>
          <table:table-cell table:formula="of:=[.$N$1]*[.D108]" office:value-type="float" office:value="-1.06600531460645" calcext:value-type="float">
            <text:p>-1.06600531460645</text:p>
          </table:table-cell>
          <table:table-cell table:number-columns-repeated="9"/>
        </table:table-row>
        <table:table-row table:style-name="ro1">
          <table:table-cell office:value-type="time" office:time-value="PT12H24M47.32S" calcext:value-type="time">
            <text:p>12:24:47.32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1128925" calcext:value-type="float">
            <text:p>-1.13E-09</text:p>
          </table:table-cell>
          <table:table-cell table:formula="of:=[.C109]*10^9" office:value-type="float" office:value="-1.128925" calcext:value-type="float">
            <text:p>-1.128925</text:p>
          </table:table-cell>
          <table:table-cell table:formula="of:=[.$N$1]*[.D109]" office:value-type="float" office:value="-0.939571679026083" calcext:value-type="float">
            <text:p>-0.939571679026083</text:p>
          </table:table-cell>
          <table:table-cell table:number-columns-repeated="9"/>
        </table:table-row>
        <table:table-row table:style-name="ro1">
          <table:table-cell office:value-type="time" office:time-value="PT12H24M47.703S" calcext:value-type="time">
            <text:p>12:24:47.70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1263719" calcext:value-type="float">
            <text:p>-1.26E-09</text:p>
          </table:table-cell>
          <table:table-cell table:formula="of:=[.C110]*10^9" office:value-type="float" office:value="-1.263719" calcext:value-type="float">
            <text:p>-1.263719</text:p>
          </table:table-cell>
          <table:table-cell table:formula="of:=[.$N$1]*[.D110]" office:value-type="float" office:value="-1.05175683295805" calcext:value-type="float">
            <text:p>-1.05175683295805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E109:.E113])" office:value-type="float" office:value="-1.05715194729436" calcext:value-type="float">
            <text:p>-1.05715194729436</text:p>
          </table:table-cell>
          <table:table-cell office:value-type="float" office:value="0.05" calcext:value-type="float">
            <text:p>0.05</text:p>
          </table:table-cell>
          <table:table-cell table:formula="of:=SQRT(([.H110]*[.$N$2])^2+([.$N$1]*[.L110])^2)" office:value-type="float" office:value="0.076067004478629" calcext:value-type="float">
            <text:p>0.076067004478629</text:p>
          </table:table-cell>
          <table:table-cell/>
          <table:table-cell table:formula="of:=(MAX([.E109:.E113])-MIN([.E109:.E113]))/2" office:value-type="float" office:value="0.0909347753146303" calcext:value-type="float">
            <text:p>0.09093477531463</text:p>
          </table:table-cell>
          <table:table-cell table:number-columns-repeated="2"/>
        </table:table-row>
        <table:table-row table:style-name="ro1">
          <table:table-cell office:value-type="time" office:time-value="PT12H24M48.086S" calcext:value-type="time">
            <text:p>12:24:48.09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129214" calcext:value-type="float">
            <text:p>-1.29E-09</text:p>
          </table:table-cell>
          <table:table-cell table:formula="of:=[.C111]*10^9" office:value-type="float" office:value="-1.29214" calcext:value-type="float">
            <text:p>-1.29214</text:p>
          </table:table-cell>
          <table:table-cell table:formula="of:=[.$N$1]*[.D111]" office:value-type="float" office:value="-1.07541081058242" calcext:value-type="float">
            <text:p>-1.07541081058242</text:p>
          </table:table-cell>
          <table:table-cell table:number-columns-repeated="9"/>
        </table:table-row>
        <table:table-row table:style-name="ro1">
          <table:table-cell office:value-type="time" office:time-value="PT12H24M48.47S" calcext:value-type="time">
            <text:p>12:24:48.47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1347447" calcext:value-type="float">
            <text:p>-1.35E-09</text:p>
          </table:table-cell>
          <table:table-cell table:formula="of:=[.C112]*10^9" office:value-type="float" office:value="-1.347447" calcext:value-type="float">
            <text:p>-1.347447</text:p>
          </table:table-cell>
          <table:table-cell table:formula="of:=[.$N$1]*[.D112]" office:value-type="float" office:value="-1.12144122965534" calcext:value-type="float">
            <text:p>-1.12144122965534</text:p>
          </table:table-cell>
          <table:table-cell table:number-columns-repeated="9"/>
        </table:table-row>
        <table:table-row table:style-name="ro1">
          <table:table-cell office:value-type="time" office:time-value="PT12H24M48.854S" calcext:value-type="time">
            <text:p>12:24:48.85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1318776" calcext:value-type="float">
            <text:p>-1.32E-09</text:p>
          </table:table-cell>
          <table:table-cell table:formula="of:=[.C113]*10^9" office:value-type="float" office:value="-1.318776" calcext:value-type="float">
            <text:p>-1.318776</text:p>
          </table:table-cell>
          <table:table-cell table:formula="of:=[.$N$1]*[.D113]" office:value-type="float" office:value="-1.09757918424989" calcext:value-type="float">
            <text:p>-1.09757918424989</text:p>
          </table:table-cell>
          <table:table-cell table:number-columns-repeated="9"/>
        </table:table-row>
        <table:table-row table:style-name="ro1">
          <table:table-cell office:value-type="time" office:time-value="PT12H24M49.239S" calcext:value-type="time">
            <text:p>12:24:49.24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1192791" calcext:value-type="float">
            <text:p>-1.19E-09</text:p>
          </table:table-cell>
          <table:table-cell table:formula="of:=[.C114]*10^9" office:value-type="float" office:value="-1.192791" calcext:value-type="float">
            <text:p>-1.192791</text:p>
          </table:table-cell>
          <table:table-cell table:formula="of:=[.$N$1]*[.D114]" office:value-type="float" office:value="-0.992725506652081" calcext:value-type="float">
            <text:p>-0.992725506652081</text:p>
          </table:table-cell>
          <table:table-cell table:number-columns-repeated="9"/>
        </table:table-row>
        <table:table-row table:style-name="ro1">
          <table:table-cell office:value-type="time" office:time-value="PT12H24M49.622S" calcext:value-type="time">
            <text:p>12:24:49.62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1243028" calcext:value-type="float">
            <text:p>-1.24E-09</text:p>
          </table:table-cell>
          <table:table-cell table:formula="of:=[.C115]*10^9" office:value-type="float" office:value="-1.243028" calcext:value-type="float">
            <text:p>-1.243028</text:p>
          </table:table-cell>
          <table:table-cell table:formula="of:=[.$N$1]*[.D115]" office:value-type="float" office:value="-1.03453631112468" calcext:value-type="float">
            <text:p>-1.03453631112468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E114:.E118])" office:value-type="float" office:value="-1.05566501170364" calcext:value-type="float">
            <text:p>-1.05566501170364</text:p>
          </table:table-cell>
          <table:table-cell office:value-type="float" office:value="0.05" calcext:value-type="float">
            <text:p>0.05</text:p>
          </table:table-cell>
          <table:table-cell table:formula="of:=SQRT(([.H115]*[.$N$2])^2+([.$N$1]*[.L115])^2)" office:value-type="float" office:value="0.0620489159758718" calcext:value-type="float">
            <text:p>0.062048915975872</text:p>
          </table:table-cell>
          <table:table-cell/>
          <table:table-cell table:formula="of:=(MAX([.E114:.E118])-MIN([.E114:.E118]))/2" office:value-type="float" office:value="0.07398807068117" calcext:value-type="float">
            <text:p>0.07398807068117</text:p>
          </table:table-cell>
          <table:table-cell table:number-columns-repeated="2"/>
        </table:table-row>
        <table:table-row table:style-name="ro1">
          <table:table-cell office:value-type="time" office:time-value="PT12H24M50.005S" calcext:value-type="time">
            <text:p>12:24:50.01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121876" calcext:value-type="float">
            <text:p>-1.22E-09</text:p>
          </table:table-cell>
          <table:table-cell table:formula="of:=[.C116]*10^9" office:value-type="float" office:value="-1.21876" calcext:value-type="float">
            <text:p>-1.21876</text:p>
          </table:table-cell>
          <table:table-cell table:formula="of:=[.$N$1]*[.D116]" office:value-type="float" office:value="-1.01433875547962" calcext:value-type="float">
            <text:p>-1.01433875547962</text:p>
          </table:table-cell>
          <table:table-cell table:number-columns-repeated="9"/>
        </table:table-row>
        <table:table-row table:style-name="ro1">
          <table:table-cell office:value-type="time" office:time-value="PT12H24M50.389S" calcext:value-type="time">
            <text:p>12:24:50.39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1370589" calcext:value-type="float">
            <text:p>-1.37E-09</text:p>
          </table:table-cell>
          <table:table-cell table:formula="of:=[.C117]*10^9" office:value-type="float" office:value="-1.370589" calcext:value-type="float">
            <text:p>-1.370589</text:p>
          </table:table-cell>
          <table:table-cell table:formula="of:=[.$N$1]*[.D117]" office:value-type="float" office:value="-1.14070164801442" calcext:value-type="float">
            <text:p>-1.14070164801442</text:p>
          </table:table-cell>
          <table:table-cell table:number-columns-repeated="9"/>
        </table:table-row>
        <table:table-row table:style-name="ro1">
          <table:table-cell office:value-type="time" office:time-value="PT12H24M50.773S" calcext:value-type="time">
            <text:p>12:24:50.77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1316906" calcext:value-type="float">
            <text:p>-1.32E-09</text:p>
          </table:table-cell>
          <table:table-cell table:formula="of:=[.C118]*10^9" office:value-type="float" office:value="-1.316906" calcext:value-type="float">
            <text:p>-1.316906</text:p>
          </table:table-cell>
          <table:table-cell table:formula="of:=[.$N$1]*[.D118]" office:value-type="float" office:value="-1.0960228372474" calcext:value-type="float">
            <text:p>-1.0960228372474</text:p>
          </table:table-cell>
          <table:table-cell table:number-columns-repeated="9"/>
        </table:table-row>
        <table:table-row table:style-name="ro1">
          <table:table-cell office:value-type="time" office:time-value="PT12H24M51.157S" calcext:value-type="time">
            <text:p>12:24:51.16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1191875" calcext:value-type="float">
            <text:p>-1.19E-09</text:p>
          </table:table-cell>
          <table:table-cell table:formula="of:=[.C119]*10^9" office:value-type="float" office:value="-1.191875" calcext:value-type="float">
            <text:p>-1.191875</text:p>
          </table:table-cell>
          <table:table-cell table:formula="of:=[.$N$1]*[.D119]" office:value-type="float" office:value="-0.991963146302201" calcext:value-type="float">
            <text:p>-0.991963146302201</text:p>
          </table:table-cell>
          <table:table-cell table:number-columns-repeated="9"/>
        </table:table-row>
        <table:table-row table:style-name="ro1">
          <table:table-cell office:value-type="time" office:time-value="PT12H24M51.541S" calcext:value-type="time">
            <text:p>12:24:51.54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1167111" calcext:value-type="float">
            <text:p>-1.17E-09</text:p>
          </table:table-cell>
          <table:table-cell table:formula="of:=[.C120]*10^9" office:value-type="float" office:value="-1.167111" calcext:value-type="float">
            <text:p>-1.167111</text:p>
          </table:table-cell>
          <table:table-cell table:formula="of:=[.$N$1]*[.D120]" office:value-type="float" office:value="-0.971352784179472" calcext:value-type="float">
            <text:p>-0.971352784179472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E119:.E123])" office:value-type="float" office:value="-1.06018857171856" calcext:value-type="float">
            <text:p>-1.06018857171856</text:p>
          </table:table-cell>
          <table:table-cell office:value-type="float" office:value="0.05" calcext:value-type="float">
            <text:p>0.05</text:p>
          </table:table-cell>
          <table:table-cell table:formula="of:=SQRT(([.H120]*[.$N$2])^2+([.$N$1]*[.L120])^2)" office:value-type="float" office:value="0.0755110189444192" calcext:value-type="float">
            <text:p>0.075511018944419</text:p>
          </table:table-cell>
          <table:table-cell/>
          <table:table-cell table:formula="of:=(MAX([.E119:.E123])-MIN([.E119:.E123]))/2" office:value-type="float" office:value="0.0902606357039287" calcext:value-type="float">
            <text:p>0.090260635703929</text:p>
          </table:table-cell>
          <table:table-cell table:number-columns-repeated="2"/>
        </table:table-row>
        <table:table-row table:style-name="ro1">
          <table:table-cell office:value-type="time" office:time-value="PT12H24M51.925S" calcext:value-type="time">
            <text:p>12:24:51.93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1362156" calcext:value-type="float">
            <text:p>-1.36E-09</text:p>
          </table:table-cell>
          <table:table-cell table:formula="of:=[.C121]*10^9" office:value-type="float" office:value="-1.362156" calcext:value-type="float">
            <text:p>-1.362156</text:p>
          </table:table-cell>
          <table:table-cell table:formula="of:=[.$N$1]*[.D121]" office:value-type="float" office:value="-1.13368310562301" calcext:value-type="float">
            <text:p>-1.13368310562301</text:p>
          </table:table-cell>
          <table:table-cell table:number-columns-repeated="9"/>
        </table:table-row>
        <table:table-row table:style-name="ro1">
          <table:table-cell office:value-type="time" office:time-value="PT12H24M52.308S" calcext:value-type="time">
            <text:p>12:24:52.31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1384013" calcext:value-type="float">
            <text:p>-1.38E-09</text:p>
          </table:table-cell>
          <table:table-cell table:formula="of:=[.C122]*10^9" office:value-type="float" office:value="-1.384013" calcext:value-type="float">
            <text:p>-1.384013</text:p>
          </table:table-cell>
          <table:table-cell table:formula="of:=[.$N$1]*[.D122]" office:value-type="float" office:value="-1.15187405558733" calcext:value-type="float">
            <text:p>-1.15187405558733</text:p>
          </table:table-cell>
          <table:table-cell table:number-columns-repeated="9"/>
        </table:table-row>
        <table:table-row table:style-name="ro1">
          <table:table-cell office:value-type="time" office:time-value="PT12H24M52.692S" calcext:value-type="time">
            <text:p>12:24:52.69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1264095" calcext:value-type="float">
            <text:p>-1.26E-09</text:p>
          </table:table-cell>
          <table:table-cell table:formula="of:=[.C123]*10^9" office:value-type="float" office:value="-1.264095" calcext:value-type="float">
            <text:p>-1.264095</text:p>
          </table:table-cell>
          <table:table-cell table:formula="of:=[.$N$1]*[.D123]" office:value-type="float" office:value="-1.05206976690079" calcext:value-type="float">
            <text:p>-1.05206976690079</text:p>
          </table:table-cell>
          <table:table-cell table:number-columns-repeated="9"/>
        </table:table-row>
        <table:table-row table:style-name="ro1">
          <table:table-cell office:value-type="time" office:time-value="PT12H24M53.076S" calcext:value-type="time">
            <text:p>12:24:53.08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1203719" calcext:value-type="float">
            <text:p>-1.20E-09</text:p>
          </table:table-cell>
          <table:table-cell table:formula="of:=[.C124]*10^9" office:value-type="float" office:value="-1.203719" calcext:value-type="float">
            <text:p>-1.203719</text:p>
          </table:table-cell>
          <table:table-cell table:formula="of:=[.$N$1]*[.D124]" office:value-type="float" office:value="-1.00182056549868" calcext:value-type="float">
            <text:p>-1.00182056549868</text:p>
          </table:table-cell>
          <table:table-cell table:number-columns-repeated="9"/>
        </table:table-row>
        <table:table-row table:style-name="ro1">
          <table:table-cell office:value-type="time" office:time-value="PT12H24M53.46S" calcext:value-type="time">
            <text:p>12:24:53.46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1233303" calcext:value-type="float">
            <text:p>-1.23E-09</text:p>
          </table:table-cell>
          <table:table-cell table:formula="of:=[.C125]*10^9" office:value-type="float" office:value="-1.233303" calcext:value-type="float">
            <text:p>-1.233303</text:p>
          </table:table-cell>
          <table:table-cell table:formula="of:=[.$N$1]*[.D125]" office:value-type="float" office:value="-1.02644247444065" calcext:value-type="float">
            <text:p>-1.02644247444065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E124:.E128])" office:value-type="float" office:value="-1.08285364479302" calcext:value-type="float">
            <text:p>-1.08285364479302</text:p>
          </table:table-cell>
          <table:table-cell office:value-type="float" office:value="0.05" calcext:value-type="float">
            <text:p>0.05</text:p>
          </table:table-cell>
          <table:table-cell table:formula="of:=SQRT(([.H125]*[.$N$2])^2+([.$N$1]*[.L125])^2)" office:value-type="float" office:value="0.0775032987498839" calcext:value-type="float">
            <text:p>0.077503298749884</text:p>
          </table:table-cell>
          <table:table-cell/>
          <table:table-cell table:formula="of:=(MAX([.E124:.E128])-MIN([.E124:.E128]))/2" office:value-type="float" office:value="0.092646757017362" calcext:value-type="float">
            <text:p>0.092646757017362</text:p>
          </table:table-cell>
          <table:table-cell table:number-columns-repeated="2"/>
        </table:table-row>
        <table:table-row table:style-name="ro1">
          <table:table-cell office:value-type="time" office:time-value="PT12H24M53.844S" calcext:value-type="time">
            <text:p>12:24:53.84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135825" calcext:value-type="float">
            <text:p>-1.36E-09</text:p>
          </table:table-cell>
          <table:table-cell table:formula="of:=[.C126]*10^9" office:value-type="float" office:value="-1.35825" calcext:value-type="float">
            <text:p>-1.35825</text:p>
          </table:table-cell>
          <table:table-cell table:formula="of:=[.$N$1]*[.D126]" office:value-type="float" office:value="-1.1304322546114" calcext:value-type="float">
            <text:p>-1.1304322546114</text:p>
          </table:table-cell>
          <table:table-cell table:number-columns-repeated="9"/>
        </table:table-row>
        <table:table-row table:style-name="ro1">
          <table:table-cell office:value-type="time" office:time-value="PT12H24M54.228S" calcext:value-type="time">
            <text:p>12:24:54.23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1426355" calcext:value-type="float">
            <text:p>-1.43E-09</text:p>
          </table:table-cell>
          <table:table-cell table:formula="of:=[.C127]*10^9" office:value-type="float" office:value="-1.426355" calcext:value-type="float">
            <text:p>-1.426355</text:p>
          </table:table-cell>
          <table:table-cell table:formula="of:=[.$N$1]*[.D127]" office:value-type="float" office:value="-1.1871140795334" calcext:value-type="float">
            <text:p>-1.1871140795334</text:p>
          </table:table-cell>
          <table:table-cell table:number-columns-repeated="9"/>
        </table:table-row>
        <table:table-row table:style-name="ro1">
          <table:table-cell office:value-type="time" office:time-value="PT12H24M54.612S" calcext:value-type="time">
            <text:p>12:24:54.61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1283787" calcext:value-type="float">
            <text:p>-1.28E-09</text:p>
          </table:table-cell>
          <table:table-cell table:formula="of:=[.C128]*10^9" office:value-type="float" office:value="-1.283787" calcext:value-type="float">
            <text:p>-1.283787</text:p>
          </table:table-cell>
          <table:table-cell table:formula="of:=[.$N$1]*[.D128]" office:value-type="float" office:value="-1.06845884988096" calcext:value-type="float">
            <text:p>-1.06845884988096</text:p>
          </table:table-cell>
          <table:table-cell table:number-columns-repeated="9"/>
        </table:table-row>
        <table:table-row table:style-name="ro1">
          <table:table-cell office:value-type="time" office:time-value="PT12H24M54.996S" calcext:value-type="time">
            <text:p>12:24:55.00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1242611" calcext:value-type="float">
            <text:p>-1.24E-09</text:p>
          </table:table-cell>
          <table:table-cell table:formula="of:=[.C129]*10^9" office:value-type="float" office:value="-1.242611" calcext:value-type="float">
            <text:p>-1.242611</text:p>
          </table:table-cell>
          <table:table-cell table:formula="of:=[.$N$1]*[.D129]" office:value-type="float" office:value="-1.03418925406584" calcext:value-type="float">
            <text:p>-1.03418925406584</text:p>
          </table:table-cell>
          <table:table-cell table:number-columns-repeated="9"/>
        </table:table-row>
        <table:table-row table:style-name="ro1">
          <table:table-cell office:value-type="time" office:time-value="PT12H24M55.379S" calcext:value-type="time">
            <text:p>12:24:55.38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1250921" calcext:value-type="float">
            <text:p>-1.25E-09</text:p>
          </table:table-cell>
          <table:table-cell table:formula="of:=[.C130]*10^9" office:value-type="float" office:value="-1.250921" calcext:value-type="float">
            <text:p>-1.250921</text:p>
          </table:table-cell>
          <table:table-cell table:formula="of:=[.$N$1]*[.D130]" office:value-type="float" office:value="-1.04110542710896" calcext:value-type="float">
            <text:p>-1.04110542710896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AVERAGE([.E129:.E133])" office:value-type="float" office:value="-1.11511197420909" calcext:value-type="float">
            <text:p>-1.11511197420909</text:p>
          </table:table-cell>
          <table:table-cell office:value-type="float" office:value="0.05" calcext:value-type="float">
            <text:p>0.05</text:p>
          </table:table-cell>
          <table:table-cell table:formula="of:=SQRT(([.H130]*[.$N$2])^2+([.$N$1]*[.L130])^2)" office:value-type="float" office:value="0.0742356181442582" calcext:value-type="float">
            <text:p>0.074235618144258</text:p>
          </table:table-cell>
          <table:table-cell/>
          <table:table-cell table:formula="of:=(MAX([.E129:.E133])-MIN([.E129:.E133]))/2" office:value-type="float" office:value="0.0886693333142236" calcext:value-type="float">
            <text:p>0.088669333314224</text:p>
          </table:table-cell>
          <table:table-cell table:number-columns-repeated="2"/>
        </table:table-row>
        <table:table-row table:style-name="ro1">
          <table:table-cell office:value-type="time" office:time-value="PT12H24M55.763S" calcext:value-type="time">
            <text:p>12:24:55.76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136361" calcext:value-type="float">
            <text:p>-1.36E-09</text:p>
          </table:table-cell>
          <table:table-cell table:formula="of:=[.C131]*10^9" office:value-type="float" office:value="-1.36361" calcext:value-type="float">
            <text:p>-1.36361</text:p>
          </table:table-cell>
          <table:table-cell table:formula="of:=[.$N$1]*[.D131]" office:value-type="float" office:value="-1.13489322783777" calcext:value-type="float">
            <text:p>-1.13489322783777</text:p>
          </table:table-cell>
          <table:table-cell table:number-columns-repeated="9"/>
        </table:table-row>
        <table:table-row table:style-name="ro1">
          <table:table-cell office:value-type="time" office:time-value="PT12H24M56.147S" calcext:value-type="time">
            <text:p>12:24:56.15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1455689" calcext:value-type="float">
            <text:p>-1.46E-09</text:p>
          </table:table-cell>
          <table:table-cell table:formula="of:=[.C132]*10^9" office:value-type="float" office:value="-1.455689" calcext:value-type="float">
            <text:p>-1.455689</text:p>
          </table:table-cell>
          <table:table-cell table:formula="of:=[.$N$1]*[.D132]" office:value-type="float" office:value="-1.21152792069429" calcext:value-type="float">
            <text:p>-1.21152792069429</text:p>
          </table:table-cell>
          <table:table-cell table:number-columns-repeated="9"/>
        </table:table-row>
        <table:table-row table:style-name="ro1">
          <table:table-cell office:value-type="time" office:time-value="PT12H24M56.531S" calcext:value-type="time">
            <text:p>12:24:56.53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138638" calcext:value-type="float">
            <text:p>-1.39E-09</text:p>
          </table:table-cell>
          <table:table-cell table:formula="of:=[.C133]*10^9" office:value-type="float" office:value="-1.38638" calcext:value-type="float">
            <text:p>-1.38638</text:p>
          </table:table-cell>
          <table:table-cell table:formula="of:=[.$N$1]*[.D133]" office:value-type="float" office:value="-1.1538440413386" calcext:value-type="float">
            <text:p>-1.1538440413386</text:p>
          </table:table-cell>
          <table:table-cell table:number-columns-repeated="9"/>
        </table:table-row>
        <table:table-row table:style-name="ro1">
          <table:table-cell office:value-type="time" office:time-value="PT12H24M56.916S" calcext:value-type="time">
            <text:p>12:24:56.92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1275812" calcext:value-type="float">
            <text:p>-1.28E-09</text:p>
          </table:table-cell>
          <table:table-cell table:formula="of:=[.C134]*10^9" office:value-type="float" office:value="-1.275812" calcext:value-type="float">
            <text:p>-1.275812</text:p>
          </table:table-cell>
          <table:table-cell table:formula="of:=[.$N$1]*[.D134]" office:value-type="float" office:value="-1.06182148766448" calcext:value-type="float">
            <text:p>-1.06182148766448</text:p>
          </table:table-cell>
          <table:table-cell table:number-columns-repeated="9"/>
        </table:table-row>
        <table:table-row table:style-name="ro1">
          <table:table-cell office:value-type="time" office:time-value="PT12H24M57.299S" calcext:value-type="time">
            <text:p>12:24:57.30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1288029" calcext:value-type="float">
            <text:p>-1.29E-09</text:p>
          </table:table-cell>
          <table:table-cell table:formula="of:=[.C135]*10^9" office:value-type="float" office:value="-1.288029" calcext:value-type="float">
            <text:p>-1.288029</text:p>
          </table:table-cell>
          <table:table-cell table:formula="of:=[.$N$1]*[.D135]" office:value-type="float" office:value="-1.07198934399033" calcext:value-type="float">
            <text:p>-1.07198934399033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AVERAGE([.E134:.E138])" office:value-type="float" office:value="-1.15245464792366" calcext:value-type="float">
            <text:p>-1.15245464792366</text:p>
          </table:table-cell>
          <table:table-cell office:value-type="float" office:value="0.05" calcext:value-type="float">
            <text:p>0.05</text:p>
          </table:table-cell>
          <table:table-cell table:formula="of:=SQRT(([.H135]*[.$N$2])^2+([.$N$1]*[.L135])^2)" office:value-type="float" office:value="0.070920204491822" calcext:value-type="float">
            <text:p>0.070920204491822</text:p>
          </table:table-cell>
          <table:table-cell/>
          <table:table-cell table:formula="of:=(MAX([.E134:.E138])-MIN([.E134:.E138]))/2" office:value-type="float" office:value="0.0846232472433285" calcext:value-type="float">
            <text:p>0.084623247243329</text:p>
          </table:table-cell>
          <table:table-cell table:number-columns-repeated="2"/>
        </table:table-row>
        <table:table-row table:style-name="ro1">
          <table:table-cell office:value-type="time" office:time-value="PT12H24M57.683S" calcext:value-type="time">
            <text:p>12:24:57.68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144555" calcext:value-type="float">
            <text:p>-1.45E-09</text:p>
          </table:table-cell>
          <table:table-cell table:formula="of:=[.C136]*10^9" office:value-type="float" office:value="-1.44555" calcext:value-type="float">
            <text:p>-1.44555</text:p>
          </table:table-cell>
          <table:table-cell table:formula="of:=[.$N$1]*[.D136]" office:value-type="float" office:value="-1.20308952376478" calcext:value-type="float">
            <text:p>-1.20308952376478</text:p>
          </table:table-cell>
          <table:table-cell table:number-columns-repeated="9"/>
        </table:table-row>
        <table:table-row table:style-name="ro1">
          <table:table-cell office:value-type="time" office:time-value="PT12H24M58.066S" calcext:value-type="time">
            <text:p>12:24:58.07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1434995" calcext:value-type="float">
            <text:p>-1.43E-09</text:p>
          </table:table-cell>
          <table:table-cell table:formula="of:=[.C137]*10^9" office:value-type="float" office:value="-1.434995" calcext:value-type="float">
            <text:p>-1.434995</text:p>
          </table:table-cell>
          <table:table-cell table:formula="of:=[.$N$1]*[.D137]" office:value-type="float" office:value="-1.19430490204755" calcext:value-type="float">
            <text:p>-1.19430490204755</text:p>
          </table:table-cell>
          <table:table-cell table:number-columns-repeated="9"/>
        </table:table-row>
        <table:table-row table:style-name="ro1">
          <table:table-cell office:value-type="time" office:time-value="PT12H24M58.45S" calcext:value-type="time">
            <text:p>12:24:58.45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1479167" calcext:value-type="float">
            <text:p>-1.48E-09</text:p>
          </table:table-cell>
          <table:table-cell table:formula="of:=[.C138]*10^9" office:value-type="float" office:value="-1.479167" calcext:value-type="float">
            <text:p>-1.479167</text:p>
          </table:table-cell>
          <table:table-cell table:formula="of:=[.$N$1]*[.D138]" office:value-type="float" office:value="-1.23106798215114" calcext:value-type="float">
            <text:p>-1.23106798215114</text:p>
          </table:table-cell>
          <table:table-cell table:number-columns-repeated="9"/>
        </table:table-row>
        <table:table-row table:style-name="ro1">
          <table:table-cell office:value-type="time" office:time-value="PT12H24M58.835S" calcext:value-type="time">
            <text:p>12:24:58.84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1271699" calcext:value-type="float">
            <text:p>-1.27E-09</text:p>
          </table:table-cell>
          <table:table-cell table:formula="of:=[.C139]*10^9" office:value-type="float" office:value="-1.271699" calcext:value-type="float">
            <text:p>-1.271699</text:p>
          </table:table-cell>
          <table:table-cell table:formula="of:=[.$N$1]*[.D139]" office:value-type="float" office:value="-1.05839835653014" calcext:value-type="float">
            <text:p>-1.05839835653014</text:p>
          </table:table-cell>
          <table:table-cell table:number-columns-repeated="9"/>
        </table:table-row>
        <table:table-row table:style-name="ro1">
          <table:table-cell office:value-type="time" office:time-value="PT12H24M59.219S" calcext:value-type="time">
            <text:p>12:24:59.22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1361575" calcext:value-type="float">
            <text:p>-1.36E-09</text:p>
          </table:table-cell>
          <table:table-cell table:formula="of:=[.C140]*10^9" office:value-type="float" office:value="-1.361575" calcext:value-type="float">
            <text:p>-1.361575</text:p>
          </table:table-cell>
          <table:table-cell table:formula="of:=[.$N$1]*[.D140]" office:value-type="float" office:value="-1.13319955609978" calcext:value-type="float">
            <text:p>-1.13319955609978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AVERAGE([.E139:.E143])" office:value-type="float" office:value="-1.13693428954306" calcext:value-type="float">
            <text:p>-1.13693428954306</text:p>
          </table:table-cell>
          <table:table-cell office:value-type="float" office:value="0.05" calcext:value-type="float">
            <text:p>0.05</text:p>
          </table:table-cell>
          <table:table-cell table:formula="of:=SQRT(([.H140]*[.$N$2])^2+([.$N$1]*[.L140])^2)" office:value-type="float" office:value="0.0635086387414282" calcext:value-type="float">
            <text:p>0.063508638741428</text:p>
          </table:table-cell>
          <table:table-cell/>
          <table:table-cell table:formula="of:=(MAX([.E139:.E143])-MIN([.E139:.E143]))/2" office:value-type="float" office:value="0.0756663454033668" calcext:value-type="float">
            <text:p>0.075666345403367</text:p>
          </table:table-cell>
          <table:table-cell table:number-columns-repeated="2"/>
        </table:table-row>
        <table:table-row table:style-name="ro1">
          <table:table-cell office:value-type="time" office:time-value="PT12H24M59.601S" calcext:value-type="time">
            <text:p>12:24:59.60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1308553" calcext:value-type="float">
            <text:p>-1.31E-09</text:p>
          </table:table-cell>
          <table:table-cell table:formula="of:=[.C141]*10^9" office:value-type="float" office:value="-1.308553" calcext:value-type="float">
            <text:p>-1.308553</text:p>
          </table:table-cell>
          <table:table-cell table:formula="of:=[.$N$1]*[.D141]" office:value-type="float" office:value="-1.08907087654593" calcext:value-type="float">
            <text:p>-1.08907087654593</text:p>
          </table:table-cell>
          <table:table-cell table:number-columns-repeated="9"/>
        </table:table-row>
        <table:table-row table:style-name="ro1">
          <table:table-cell office:value-type="time" office:time-value="PT12H24M59.985S" calcext:value-type="time">
            <text:p>12:24:59.99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1434955" calcext:value-type="float">
            <text:p>-1.43E-09</text:p>
          </table:table-cell>
          <table:table-cell table:formula="of:=[.C142]*10^9" office:value-type="float" office:value="-1.434955" calcext:value-type="float">
            <text:p>-1.434955</text:p>
          </table:table-cell>
          <table:table-cell table:formula="of:=[.$N$1]*[.D142]" office:value-type="float" office:value="-1.19427161120258" calcext:value-type="float">
            <text:p>-1.19427161120258</text:p>
          </table:table-cell>
          <table:table-cell table:number-columns-repeated="9"/>
        </table:table-row>
        <table:table-row table:style-name="ro1">
          <table:table-cell office:value-type="time" office:time-value="PT12H25M00.369S" calcext:value-type="time">
            <text:p>12:25:00.37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145353" calcext:value-type="float">
            <text:p>-1.45E-09</text:p>
          </table:table-cell>
          <table:table-cell table:formula="of:=[.C143]*10^9" office:value-type="float" office:value="-1.45353" calcext:value-type="float">
            <text:p>-1.45353</text:p>
          </table:table-cell>
          <table:table-cell table:formula="of:=[.$N$1]*[.D143]" office:value-type="float" office:value="-1.20973104733688" calcext:value-type="float">
            <text:p>-1.20973104733688</text:p>
          </table:table-cell>
          <table:table-cell table:number-columns-repeated="9"/>
        </table:table-row>
        <table:table-row table:style-name="ro1">
          <table:table-cell office:value-type="time" office:time-value="PT12H25M00.754S" calcext:value-type="time">
            <text:p>12:25:00.75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1401464" calcext:value-type="float">
            <text:p>-1.40E-09</text:p>
          </table:table-cell>
          <table:table-cell table:formula="of:=[.C144]*10^9" office:value-type="float" office:value="-1.401464" calcext:value-type="float">
            <text:p>-1.401464</text:p>
          </table:table-cell>
          <table:table-cell table:formula="of:=[.$N$1]*[.D144]" office:value-type="float" office:value="-1.16639801897789" calcext:value-type="float">
            <text:p>-1.16639801897789</text:p>
          </table:table-cell>
          <table:table-cell table:number-columns-repeated="9"/>
        </table:table-row>
        <table:table-row table:style-name="ro1">
          <table:table-cell office:value-type="time" office:time-value="PT12H25M01.137S" calcext:value-type="time">
            <text:p>12:25:01.14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1361699" calcext:value-type="float">
            <text:p>-1.36E-09</text:p>
          </table:table-cell>
          <table:table-cell table:formula="of:=[.C145]*10^9" office:value-type="float" office:value="-1.361699" calcext:value-type="float">
            <text:p>-1.361699</text:p>
          </table:table-cell>
          <table:table-cell table:formula="of:=[.$N$1]*[.D145]" office:value-type="float" office:value="-1.13330275771919" calcext:value-type="float">
            <text:p>-1.13330275771919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AVERAGE([.E144:.E148])" office:value-type="float" office:value="-1.15677746414339" calcext:value-type="float">
            <text:p>-1.15677746414339</text:p>
          </table:table-cell>
          <table:table-cell office:value-type="float" office:value="0.05" calcext:value-type="float">
            <text:p>0.05</text:p>
          </table:table-cell>
          <table:table-cell table:formula="of:=SQRT(([.H145]*[.$N$2])^2+([.$N$1]*[.L145])^2)" office:value-type="float" office:value="0.0499936180053832" calcext:value-type="float">
            <text:p>0.049993618005383</text:p>
          </table:table-cell>
          <table:table-cell/>
          <table:table-cell table:formula="of:=(MAX([.E144:.E148])-MIN([.E144:.E148]))/2" office:value-type="float" office:value="0.0592231648001219" calcext:value-type="float">
            <text:p>0.059223164800122</text:p>
          </table:table-cell>
          <table:table-cell table:number-columns-repeated="2"/>
        </table:table-row>
        <table:table-row table:style-name="ro1">
          <table:table-cell office:value-type="time" office:time-value="PT12H25M01.521S" calcext:value-type="time">
            <text:p>12:25:01.52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1336809" calcext:value-type="float">
            <text:p>-1.34E-09</text:p>
          </table:table-cell>
          <table:table-cell table:formula="of:=[.C146]*10^9" office:value-type="float" office:value="-1.336809" calcext:value-type="float">
            <text:p>-1.336809</text:p>
          </table:table-cell>
          <table:table-cell table:formula="of:=[.$N$1]*[.D146]" office:value-type="float" office:value="-1.1125875294348" calcext:value-type="float">
            <text:p>-1.1125875294348</text:p>
          </table:table-cell>
          <table:table-cell table:number-columns-repeated="9"/>
        </table:table-row>
        <table:table-row table:style-name="ro1">
          <table:table-cell office:value-type="time" office:time-value="PT12H25M01.904S" calcext:value-type="time">
            <text:p>12:25:01.90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1370425" calcext:value-type="float">
            <text:p>-1.37E-09</text:p>
          </table:table-cell>
          <table:table-cell table:formula="of:=[.C147]*10^9" office:value-type="float" office:value="-1.370425" calcext:value-type="float">
            <text:p>-1.370425</text:p>
          </table:table-cell>
          <table:table-cell table:formula="of:=[.$N$1]*[.D147]" office:value-type="float" office:value="-1.14056515555003" calcext:value-type="float">
            <text:p>-1.14056515555003</text:p>
          </table:table-cell>
          <table:table-cell table:number-columns-repeated="9"/>
        </table:table-row>
        <table:table-row table:style-name="ro1">
          <table:table-cell office:value-type="time" office:time-value="PT12H25M02.288S" calcext:value-type="time">
            <text:p>12:25:02.29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1479126" calcext:value-type="float">
            <text:p>-1.48E-09</text:p>
          </table:table-cell>
          <table:table-cell table:formula="of:=[.C148]*10^9" office:value-type="float" office:value="-1.479126" calcext:value-type="float">
            <text:p>-1.479126</text:p>
          </table:table-cell>
          <table:table-cell table:formula="of:=[.$N$1]*[.D148]" office:value-type="float" office:value="-1.23103385903504" calcext:value-type="float">
            <text:p>-1.23103385903504</text:p>
          </table:table-cell>
          <table:table-cell table:number-columns-repeated="9"/>
        </table:table-row>
        <table:table-row table:style-name="ro1">
          <table:table-cell office:value-type="time" office:time-value="PT12H25M02.673S" calcext:value-type="time">
            <text:p>12:25:02.67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1494372" calcext:value-type="float">
            <text:p>-1.49E-09</text:p>
          </table:table-cell>
          <table:table-cell table:formula="of:=[.C149]*10^9" office:value-type="float" office:value="-1.494372" calcext:value-type="float">
            <text:p>-1.494372</text:p>
          </table:table-cell>
          <table:table-cell table:formula="of:=[.$N$1]*[.D149]" office:value-type="float" office:value="-1.24372266459647" calcext:value-type="float">
            <text:p>-1.24372266459647</text:p>
          </table:table-cell>
          <table:table-cell table:number-columns-repeated="9"/>
        </table:table-row>
        <table:table-row table:style-name="ro1">
          <table:table-cell office:value-type="time" office:time-value="PT12H25M03.056S" calcext:value-type="time">
            <text:p>12:25:03.06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1416798" calcext:value-type="float">
            <text:p>-1.42E-09</text:p>
          </table:table-cell>
          <table:table-cell table:formula="of:=[.C150]*10^9" office:value-type="float" office:value="-1.416798" calcext:value-type="float">
            <text:p>-1.416798</text:p>
          </table:table-cell>
          <table:table-cell table:formula="of:=[.$N$1]*[.D150]" office:value-type="float" office:value="-1.17916006439825" calcext:value-type="float">
            <text:p>-1.17916006439825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AVERAGE([.E149:.E153])" office:value-type="float" office:value="-1.22483527015531" calcext:value-type="float">
            <text:p>-1.22483527015531</text:p>
          </table:table-cell>
          <table:table-cell office:value-type="float" office:value="0.05" calcext:value-type="float">
            <text:p>0.05</text:p>
          </table:table-cell>
          <table:table-cell table:formula="of:=SQRT(([.H150]*[.$N$2])^2+([.$N$1]*[.L150])^2)" office:value-type="float" office:value="0.0754982682626306" calcext:value-type="float">
            <text:p>0.075498268262631</text:p>
          </table:table-cell>
          <table:table-cell/>
          <table:table-cell table:formula="of:=(MAX([.E149:.E153])-MIN([.E149:.E153]))/2" office:value-type="float" office:value="0.0900879394456319" calcext:value-type="float">
            <text:p>0.090087939445632</text:p>
          </table:table-cell>
          <table:table-cell table:number-columns-repeated="2"/>
        </table:table-row>
        <table:table-row table:style-name="ro1">
          <table:table-cell office:value-type="time" office:time-value="PT12H25M03.44S" calcext:value-type="time">
            <text:p>12:25:03.44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1348568" calcext:value-type="float">
            <text:p>-1.35E-09</text:p>
          </table:table-cell>
          <table:table-cell table:formula="of:=[.C151]*10^9" office:value-type="float" office:value="-1.348568" calcext:value-type="float">
            <text:p>-1.348568</text:p>
          </table:table-cell>
          <table:table-cell table:formula="of:=[.$N$1]*[.D151]" office:value-type="float" office:value="-1.12237420558571" calcext:value-type="float">
            <text:p>-1.12237420558571</text:p>
          </table:table-cell>
          <table:table-cell table:number-columns-repeated="9"/>
        </table:table-row>
        <table:table-row table:style-name="ro1">
          <table:table-cell office:value-type="time" office:time-value="PT12H25M03.824S" calcext:value-type="time">
            <text:p>12:25:03.82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1565055" calcext:value-type="float">
            <text:p>-1.57E-09</text:p>
          </table:table-cell>
          <table:table-cell table:formula="of:=[.C152]*10^9" office:value-type="float" office:value="-1.565055" calcext:value-type="float">
            <text:p>-1.565055</text:p>
          </table:table-cell>
          <table:table-cell table:formula="of:=[.$N$1]*[.D152]" office:value-type="float" office:value="-1.30255008447697" calcext:value-type="float">
            <text:p>-1.30255008447697</text:p>
          </table:table-cell>
          <table:table-cell table:number-columns-repeated="9"/>
        </table:table-row>
        <table:table-row table:style-name="ro1">
          <table:table-cell office:value-type="time" office:time-value="PT12H25M04.207S" calcext:value-type="time">
            <text:p>12:25:04.21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1533598" calcext:value-type="float">
            <text:p>-1.53E-09</text:p>
          </table:table-cell>
          <table:table-cell table:formula="of:=[.C153]*10^9" office:value-type="float" office:value="-1.533598" calcext:value-type="float">
            <text:p>-1.533598</text:p>
          </table:table-cell>
          <table:table-cell table:formula="of:=[.$N$1]*[.D153]" office:value-type="float" office:value="-1.27636933171915" calcext:value-type="float">
            <text:p>-1.27636933171915</text:p>
          </table:table-cell>
          <table:table-cell table:number-columns-repeated="9"/>
        </table:table-row>
        <table:table-row table:style-name="ro1">
          <table:table-cell office:value-type="time" office:time-value="PT12H25M04.591S" calcext:value-type="time">
            <text:p>12:25:04.59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1636024" calcext:value-type="float">
            <text:p>-1.64E-09</text:p>
          </table:table-cell>
          <table:table-cell table:formula="of:=[.C154]*10^9" office:value-type="float" office:value="-1.636024" calcext:value-type="float">
            <text:p>-1.636024</text:p>
          </table:table-cell>
          <table:table-cell table:formula="of:=[.$N$1]*[.D154]" office:value-type="float" office:value="-1.36161553389904" calcext:value-type="float">
            <text:p>-1.36161553389904</text:p>
          </table:table-cell>
          <table:table-cell table:number-columns-repeated="9"/>
        </table:table-row>
        <table:table-row table:style-name="ro1">
          <table:table-cell office:value-type="time" office:time-value="PT12H25M04.975S" calcext:value-type="time">
            <text:p>12:25:04.98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1571452" calcext:value-type="float">
            <text:p>-1.57E-09</text:p>
          </table:table-cell>
          <table:table-cell table:formula="of:=[.C155]*10^9" office:value-type="float" office:value="-1.571452" calcext:value-type="float">
            <text:p>-1.571452</text:p>
          </table:table-cell>
          <table:table-cell table:formula="of:=[.$N$1]*[.D155]" office:value-type="float" office:value="-1.30787412285927" calcext:value-type="float">
            <text:p>-1.30787412285927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AVERAGE([.E154:.E158])" office:value-type="float" office:value="-1.24266568026858" calcext:value-type="float">
            <text:p>-1.24266568026858</text:p>
          </table:table-cell>
          <table:table-cell office:value-type="float" office:value="0.05" calcext:value-type="float">
            <text:p>0.05</text:p>
          </table:table-cell>
          <table:table-cell table:formula="of:=SQRT(([.H155]*[.$N$2])^2+([.$N$1]*[.L155])^2)" office:value-type="float" office:value="0.0831481662546562" calcext:value-type="float">
            <text:p>0.083148166254656</text:p>
          </table:table-cell>
          <table:table-cell/>
          <table:table-cell table:formula="of:=(MAX([.E154:.E158])-MIN([.E154:.E158]))/2" office:value-type="float" office:value="0.0993207391633063" calcext:value-type="float">
            <text:p>0.099320739163306</text:p>
          </table:table-cell>
          <table:table-cell table:number-columns-repeated="2"/>
        </table:table-row>
        <table:table-row table:style-name="ro1">
          <table:table-cell office:value-type="time" office:time-value="PT12H25M05.359S" calcext:value-type="time">
            <text:p>12:25:05.36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139735" calcext:value-type="float">
            <text:p>-1.40E-09</text:p>
          </table:table-cell>
          <table:table-cell table:formula="of:=[.C156]*10^9" office:value-type="float" office:value="-1.39735" calcext:value-type="float">
            <text:p>-1.39735</text:p>
          </table:table-cell>
          <table:table-cell table:formula="of:=[.$N$1]*[.D156]" office:value-type="float" office:value="-1.16297405557242" calcext:value-type="float">
            <text:p>-1.16297405557242</text:p>
          </table:table-cell>
          <table:table-cell table:number-columns-repeated="9"/>
        </table:table-row>
        <table:table-row table:style-name="ro1">
          <table:table-cell office:value-type="time" office:time-value="PT12H25M05.743S" calcext:value-type="time">
            <text:p>12:25:05.74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1420164" calcext:value-type="float">
            <text:p>-1.42E-09</text:p>
          </table:table-cell>
          <table:table-cell table:formula="of:=[.C157]*10^9" office:value-type="float" office:value="-1.420164" calcext:value-type="float">
            <text:p>-1.420164</text:p>
          </table:table-cell>
          <table:table-cell table:formula="of:=[.$N$1]*[.D157]" office:value-type="float" office:value="-1.18196148900272" calcext:value-type="float">
            <text:p>-1.18196148900272</text:p>
          </table:table-cell>
          <table:table-cell table:number-columns-repeated="9"/>
        </table:table-row>
        <table:table-row table:style-name="ro1">
          <table:table-cell office:value-type="time" office:time-value="PT12H25M06.126S" calcext:value-type="time">
            <text:p>12:25:06.13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144052" calcext:value-type="float">
            <text:p>-1.44E-09</text:p>
          </table:table-cell>
          <table:table-cell table:formula="of:=[.C158]*10^9" office:value-type="float" office:value="-1.44052" calcext:value-type="float">
            <text:p>-1.44052</text:p>
          </table:table-cell>
          <table:table-cell table:formula="of:=[.$N$1]*[.D158]" office:value-type="float" office:value="-1.19890320000944" calcext:value-type="float">
            <text:p>-1.19890320000944</text:p>
          </table:table-cell>
          <table:table-cell table:number-columns-repeated="9"/>
        </table:table-row>
        <table:table-row table:style-name="ro1">
          <table:table-cell office:value-type="time" office:time-value="PT12H25M06.511S" calcext:value-type="time">
            <text:p>12:25:06.51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670054" calcext:value-type="float">
            <text:p>-1.67E-09</text:p>
          </table:table-cell>
          <table:table-cell table:formula="of:=[.C159]*10^9" office:value-type="float" office:value="-1.670054" calcext:value-type="float">
            <text:p>-1.670054</text:p>
          </table:table-cell>
          <table:table-cell table:formula="of:=[.$N$1]*[.D159]" office:value-type="float" office:value="-1.38993772025974" calcext:value-type="float">
            <text:p>-1.38993772025974</text:p>
          </table:table-cell>
          <table:table-cell table:number-columns-repeated="9"/>
        </table:table-row>
        <table:table-row table:style-name="ro1">
          <table:table-cell office:value-type="time" office:time-value="PT12H25M06.894S" calcext:value-type="time">
            <text:p>12:25:06.89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649986" calcext:value-type="float">
            <text:p>-1.65E-09</text:p>
          </table:table-cell>
          <table:table-cell table:formula="of:=[.C160]*10^9" office:value-type="float" office:value="-1.649986" calcext:value-type="float">
            <text:p>-1.649986</text:p>
          </table:table-cell>
          <table:table-cell table:formula="of:=[.$N$1]*[.D160]" office:value-type="float" office:value="-1.37323570333683" calcext:value-type="float">
            <text:p>-1.37323570333683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AVERAGE([.E159:.E163])" office:value-type="float" office:value="-1.29996921172045" calcext:value-type="float">
            <text:p>-1.29996921172045</text:p>
          </table:table-cell>
          <table:table-cell office:value-type="float" office:value="0.05" calcext:value-type="float">
            <text:p>0.05</text:p>
          </table:table-cell>
          <table:table-cell table:formula="of:=SQRT(([.H160]*[.$N$2])^2+([.$N$1]*[.L160])^2)" office:value-type="float" office:value="0.0914056442429566" calcext:value-type="float">
            <text:p>0.091405644242957</text:p>
          </table:table-cell>
          <table:table-cell/>
          <table:table-cell table:formula="of:=(MAX([.E159:.E163])-MIN([.E159:.E163]))/2" office:value-type="float" office:value="0.109245156185293" calcext:value-type="float">
            <text:p>0.109245156185293</text:p>
          </table:table-cell>
          <table:table-cell table:number-columns-repeated="2"/>
        </table:table-row>
        <table:table-row table:style-name="ro1">
          <table:table-cell office:value-type="time" office:time-value="PT12H25M07.278S" calcext:value-type="time">
            <text:p>12:25:07.28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584833" calcext:value-type="float">
            <text:p>-1.58E-09</text:p>
          </table:table-cell>
          <table:table-cell table:formula="of:=[.C161]*10^9" office:value-type="float" office:value="-1.584833" calcext:value-type="float">
            <text:p>-1.584833</text:p>
          </table:table-cell>
          <table:table-cell table:formula="of:=[.$N$1]*[.D161]" office:value-type="float" office:value="-1.31901074277383" calcext:value-type="float">
            <text:p>-1.31901074277383</text:p>
          </table:table-cell>
          <table:table-cell table:number-columns-repeated="9"/>
        </table:table-row>
        <table:table-row table:style-name="ro1">
          <table:table-cell office:value-type="time" office:time-value="PT12H25M07.662S" calcext:value-type="time">
            <text:p>12:25:07.66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497366" calcext:value-type="float">
            <text:p>-1.50E-09</text:p>
          </table:table-cell>
          <table:table-cell table:formula="of:=[.C162]*10^9" office:value-type="float" office:value="-1.497366" calcext:value-type="float">
            <text:p>-1.497366</text:p>
          </table:table-cell>
          <table:table-cell table:formula="of:=[.$N$1]*[.D162]" office:value-type="float" office:value="-1.24621448434269" calcext:value-type="float">
            <text:p>-1.24621448434269</text:p>
          </table:table-cell>
          <table:table-cell table:number-columns-repeated="9"/>
        </table:table-row>
        <table:table-row table:style-name="ro1">
          <table:table-cell office:value-type="time" office:time-value="PT12H25M08.046S" calcext:value-type="time">
            <text:p>12:25:08.05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407531" calcext:value-type="float">
            <text:p>-1.41E-09</text:p>
          </table:table-cell>
          <table:table-cell table:formula="of:=[.C163]*10^9" office:value-type="float" office:value="-1.407531" calcext:value-type="float">
            <text:p>-1.407531</text:p>
          </table:table-cell>
          <table:table-cell table:formula="of:=[.$N$1]*[.D163]" office:value-type="float" office:value="-1.17144740788915" calcext:value-type="float">
            <text:p>-1.17144740788915</text:p>
          </table:table-cell>
          <table:table-cell table:number-columns-repeated="9"/>
        </table:table-row>
        <table:table-row table:style-name="ro1">
          <table:table-cell office:value-type="time" office:time-value="PT12H25M08.43S" calcext:value-type="time">
            <text:p>12:25:08.43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1736291" calcext:value-type="float">
            <text:p>-1.74E-09</text:p>
          </table:table-cell>
          <table:table-cell table:formula="of:=[.C164]*10^9" office:value-type="float" office:value="-1.736291" calcext:value-type="float">
            <text:p>-1.736291</text:p>
          </table:table-cell>
          <table:table-cell table:formula="of:=[.$N$1]*[.D164]" office:value-type="float" office:value="-1.44506486272151" calcext:value-type="float">
            <text:p>-1.44506486272151</text:p>
          </table:table-cell>
          <table:table-cell table:number-columns-repeated="9"/>
        </table:table-row>
        <table:table-row table:style-name="ro1">
          <table:table-cell office:value-type="time" office:time-value="PT12H25M08.813S" calcext:value-type="time">
            <text:p>12:25:08.81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1663698" calcext:value-type="float">
            <text:p>-1.66E-09</text:p>
          </table:table-cell>
          <table:table-cell table:formula="of:=[.C165]*10^9" office:value-type="float" office:value="-1.663698" calcext:value-type="float">
            <text:p>-1.663698</text:p>
          </table:table-cell>
          <table:table-cell table:formula="of:=[.$N$1]*[.D165]" office:value-type="float" office:value="-1.38464780499354" calcext:value-type="float">
            <text:p>-1.38464780499354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AVERAGE([.E164:.E168])" office:value-type="float" office:value="-1.35873221381593" calcext:value-type="float">
            <text:p>-1.35873221381593</text:p>
          </table:table-cell>
          <table:table-cell office:value-type="float" office:value="0.05" calcext:value-type="float">
            <text:p>0.05</text:p>
          </table:table-cell>
          <table:table-cell table:formula="of:=SQRT(([.H165]*[.$N$2])^2+([.$N$1]*[.L165])^2)" office:value-type="float" office:value="0.0900926705638233" calcext:value-type="float">
            <text:p>0.090092670563823</text:p>
          </table:table-cell>
          <table:table-cell/>
          <table:table-cell table:formula="of:=(MAX([.E164:.E168])-MIN([.E164:.E168]))/2" office:value-type="float" office:value="0.107604333663691" calcext:value-type="float">
            <text:p>0.107604333663691</text:p>
          </table:table-cell>
          <table:table-cell table:number-columns-repeated="2"/>
        </table:table-row>
        <table:table-row table:style-name="ro1">
          <table:table-cell office:value-type="time" office:time-value="PT12H25M09.197S" calcext:value-type="time">
            <text:p>12:25:09.20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1724324" calcext:value-type="float">
            <text:p>-1.72E-09</text:p>
          </table:table-cell>
          <table:table-cell table:formula="of:=[.C166]*10^9" office:value-type="float" office:value="-1.724324" calcext:value-type="float">
            <text:p>-1.724324</text:p>
          </table:table-cell>
          <table:table-cell table:formula="of:=[.$N$1]*[.D166]" office:value-type="float" office:value="-1.43510507417674" calcext:value-type="float">
            <text:p>-1.43510507417674</text:p>
          </table:table-cell>
          <table:table-cell table:number-columns-repeated="9"/>
        </table:table-row>
        <table:table-row table:style-name="ro1">
          <table:table-cell office:value-type="time" office:time-value="PT12H25M09.581S" calcext:value-type="time">
            <text:p>12:25:09.58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1560774" calcext:value-type="float">
            <text:p>-1.56E-09</text:p>
          </table:table-cell>
          <table:table-cell table:formula="of:=[.C167]*10^9" office:value-type="float" office:value="-1.560774" calcext:value-type="float">
            <text:p>-1.560774</text:p>
          </table:table-cell>
          <table:table-cell table:formula="of:=[.$N$1]*[.D167]" office:value-type="float" office:value="-1.29898713179375" calcext:value-type="float">
            <text:p>-1.29898713179375</text:p>
          </table:table-cell>
          <table:table-cell table:number-columns-repeated="9"/>
        </table:table-row>
        <table:table-row table:style-name="ro1">
          <table:table-cell office:value-type="time" office:time-value="PT12H25M09.965S" calcext:value-type="time">
            <text:p>12:25:09.97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1477711" calcext:value-type="float">
            <text:p>-1.48E-09</text:p>
          </table:table-cell>
          <table:table-cell table:formula="of:=[.C168]*10^9" office:value-type="float" office:value="-1.477711" calcext:value-type="float">
            <text:p>-1.477711</text:p>
          </table:table-cell>
          <table:table-cell table:formula="of:=[.$N$1]*[.D168]" office:value-type="float" office:value="-1.22985619539412" calcext:value-type="float">
            <text:p>-1.22985619539412</text:p>
          </table:table-cell>
          <table:table-cell table:number-columns-repeated="9"/>
        </table:table-row>
        <table:table-row table:style-name="ro1">
          <table:table-cell office:value-type="time" office:time-value="PT12H25M10.349S" calcext:value-type="time">
            <text:p>12:25:10.35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1715018" calcext:value-type="float">
            <text:p>-1.72E-09</text:p>
          </table:table-cell>
          <table:table-cell table:formula="of:=[.C169]*10^9" office:value-type="float" office:value="-1.715018" calcext:value-type="float">
            <text:p>-1.715018</text:p>
          </table:table-cell>
          <table:table-cell table:formula="of:=[.$N$1]*[.D169]" office:value-type="float" office:value="-1.42735995909379" calcext:value-type="float">
            <text:p>-1.42735995909379</text:p>
          </table:table-cell>
          <table:table-cell table:number-columns-repeated="9"/>
        </table:table-row>
        <table:table-row table:style-name="ro1">
          <table:table-cell office:value-type="time" office:time-value="PT12H25M10.733S" calcext:value-type="time">
            <text:p>12:25:10.73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1712939" calcext:value-type="float">
            <text:p>-1.71E-09</text:p>
          </table:table-cell>
          <table:table-cell table:formula="of:=[.C170]*10^9" office:value-type="float" office:value="-1.712939" calcext:value-type="float">
            <text:p>-1.712939</text:p>
          </table:table-cell>
          <table:table-cell table:formula="of:=[.$N$1]*[.D170]" office:value-type="float" office:value="-1.42562966742632" calcext:value-type="float">
            <text:p>-1.42562966742632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AVERAGE([.E169:.E173])" office:value-type="float" office:value="-1.44419347485434" calcext:value-type="float">
            <text:p>-1.44419347485434</text:p>
          </table:table-cell>
          <table:table-cell office:value-type="float" office:value="0.05" calcext:value-type="float">
            <text:p>0.05</text:p>
          </table:table-cell>
          <table:table-cell table:formula="of:=SQRT(([.H170]*[.$N$2])^2+([.$N$1]*[.L170])^2)" office:value-type="float" office:value="0.0450892180817417" calcext:value-type="float">
            <text:p>0.045089218081742</text:p>
          </table:table-cell>
          <table:table-cell/>
          <table:table-cell table:formula="of:=(MAX([.E169:.E173])-MIN([.E169:.E173]))/2" office:value-type="float" office:value="0.052704817354426" calcext:value-type="float">
            <text:p>0.052704817354426</text:p>
          </table:table-cell>
          <table:table-cell table:number-columns-repeated="2"/>
        </table:table-row>
        <table:table-row table:style-name="ro1">
          <table:table-cell office:value-type="time" office:time-value="PT12H25M11.116S" calcext:value-type="time">
            <text:p>12:25:11.12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177668" calcext:value-type="float">
            <text:p>-1.78E-09</text:p>
          </table:table-cell>
          <table:table-cell table:formula="of:=[.C171]*10^9" office:value-type="float" office:value="-1.77668" calcext:value-type="float">
            <text:p>-1.77668</text:p>
          </table:table-cell>
          <table:table-cell table:formula="of:=[.$N$1]*[.D171]" office:value-type="float" office:value="-1.47867946116178" calcext:value-type="float">
            <text:p>-1.47867946116178</text:p>
          </table:table-cell>
          <table:table-cell table:number-columns-repeated="9"/>
        </table:table-row>
        <table:table-row table:style-name="ro1">
          <table:table-cell office:value-type="time" office:time-value="PT12H25M11.5S" calcext:value-type="time">
            <text:p>12:25:11.50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1799118" calcext:value-type="float">
            <text:p>-1.80E-09</text:p>
          </table:table-cell>
          <table:table-cell table:formula="of:=[.C172]*10^9" office:value-type="float" office:value="-1.799118" calcext:value-type="float">
            <text:p>-1.799118</text:p>
          </table:table-cell>
          <table:table-cell table:formula="of:=[.$N$1]*[.D172]" office:value-type="float" office:value="-1.49735396064933" calcext:value-type="float">
            <text:p>-1.49735396064933</text:p>
          </table:table-cell>
          <table:table-cell table:number-columns-repeated="9"/>
        </table:table-row>
        <table:table-row table:style-name="ro1">
          <table:table-cell office:value-type="time" office:time-value="PT12H25M11.884S" calcext:value-type="time">
            <text:p>12:25:11.88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1672465" calcext:value-type="float">
            <text:p>-1.67E-09</text:p>
          </table:table-cell>
          <table:table-cell table:formula="of:=[.C173]*10^9" office:value-type="float" office:value="-1.672465" calcext:value-type="float">
            <text:p>-1.672465</text:p>
          </table:table-cell>
          <table:table-cell table:formula="of:=[.$N$1]*[.D173]" office:value-type="float" office:value="-1.39194432594048" calcext:value-type="float">
            <text:p>-1.39194432594048</text:p>
          </table:table-cell>
          <table:table-cell table:number-columns-repeated="9"/>
        </table:table-row>
        <table:table-row table:style-name="ro1">
          <table:table-cell office:value-type="time" office:time-value="PT12H25M12.268S" calcext:value-type="time">
            <text:p>12:25:12.27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169694" calcext:value-type="float">
            <text:p>-1.70E-09</text:p>
          </table:table-cell>
          <table:table-cell table:formula="of:=[.C174]*10^9" office:value-type="float" office:value="-1.69694" calcext:value-type="float">
            <text:p>-1.69694</text:p>
          </table:table-cell>
          <table:table-cell table:formula="of:=[.$N$1]*[.D174]" office:value-type="float" office:value="-1.41231416170828" calcext:value-type="float">
            <text:p>-1.41231416170828</text:p>
          </table:table-cell>
          <table:table-cell table:number-columns-repeated="9"/>
        </table:table-row>
        <table:table-row table:style-name="ro1">
          <table:table-cell office:value-type="time" office:time-value="PT12H25M12.652S" calcext:value-type="time">
            <text:p>12:25:12.65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1648782" calcext:value-type="float">
            <text:p>-1.65E-09</text:p>
          </table:table-cell>
          <table:table-cell table:formula="of:=[.C175]*10^9" office:value-type="float" office:value="-1.648782" calcext:value-type="float">
            <text:p>-1.648782</text:p>
          </table:table-cell>
          <table:table-cell table:formula="of:=[.$N$1]*[.D175]" office:value-type="float" office:value="-1.37223364890314" calcext:value-type="float">
            <text:p>-1.37223364890314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AVERAGE([.E174:.E178])" office:value-type="float" office:value="-1.45136515513263" calcext:value-type="float">
            <text:p>-1.45136515513263</text:p>
          </table:table-cell>
          <table:table-cell office:value-type="float" office:value="0.05" calcext:value-type="float">
            <text:p>0.05</text:p>
          </table:table-cell>
          <table:table-cell table:formula="of:=SQRT(([.H175]*[.$N$2])^2+([.$N$1]*[.L175])^2)" office:value-type="float" office:value="0.0734130191156698" calcext:value-type="float">
            <text:p>0.07341301911567</text:p>
          </table:table-cell>
          <table:table-cell/>
          <table:table-cell table:formula="of:=(MAX([.E174:.E178])-MIN([.E174:.E178]))/2" office:value-type="float" office:value="0.0873031602636478" calcext:value-type="float">
            <text:p>0.087303160263648</text:p>
          </table:table-cell>
          <table:table-cell table:number-columns-repeated="2"/>
        </table:table-row>
        <table:table-row table:style-name="ro1">
          <table:table-cell office:value-type="time" office:time-value="PT12H25M13.036S" calcext:value-type="time">
            <text:p>12:25:13.04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1728979" calcext:value-type="float">
            <text:p>-1.73E-09</text:p>
          </table:table-cell>
          <table:table-cell table:formula="of:=[.C176]*10^9" office:value-type="float" office:value="-1.728979" calcext:value-type="float">
            <text:p>-1.728979</text:p>
          </table:table-cell>
          <table:table-cell table:formula="of:=[.$N$1]*[.D176]" office:value-type="float" office:value="-1.43897929626046" calcext:value-type="float">
            <text:p>-1.43897929626046</text:p>
          </table:table-cell>
          <table:table-cell table:number-columns-repeated="9"/>
        </table:table-row>
        <table:table-row table:style-name="ro1">
          <table:table-cell office:value-type="time" office:time-value="PT12H25M13.419S" calcext:value-type="time">
            <text:p>12:25:13.42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1786027" calcext:value-type="float">
            <text:p>-1.79E-09</text:p>
          </table:table-cell>
          <table:table-cell table:formula="of:=[.C177]*10^9" office:value-type="float" office:value="-1.786027" calcext:value-type="float">
            <text:p>-1.786027</text:p>
          </table:table-cell>
          <table:table-cell table:formula="of:=[.$N$1]*[.D177]" office:value-type="float" office:value="-1.48645869936082" calcext:value-type="float">
            <text:p>-1.48645869936082</text:p>
          </table:table-cell>
          <table:table-cell table:number-columns-repeated="9"/>
        </table:table-row>
        <table:table-row table:style-name="ro1">
          <table:table-cell office:value-type="time" office:time-value="PT12H25M13.803S" calcext:value-type="time">
            <text:p>12:25:13.80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1858577" calcext:value-type="float">
            <text:p>-1.86E-09</text:p>
          </table:table-cell>
          <table:table-cell table:formula="of:=[.C178]*10^9" office:value-type="float" office:value="-1.858577" calcext:value-type="float">
            <text:p>-1.858577</text:p>
          </table:table-cell>
          <table:table-cell table:formula="of:=[.$N$1]*[.D178]" office:value-type="float" office:value="-1.54683996943044" calcext:value-type="float">
            <text:p>-1.54683996943044</text:p>
          </table:table-cell>
          <table:table-cell table:number-columns-repeated="9"/>
        </table:table-row>
        <table:table-row table:style-name="ro1">
          <table:table-cell office:value-type="time" office:time-value="PT12H25M14.187S" calcext:value-type="time">
            <text:p>12:25:14.19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2059438" calcext:value-type="float">
            <text:p>-2.06E-09</text:p>
          </table:table-cell>
          <table:table-cell table:formula="of:=[.C179]*10^9" office:value-type="float" office:value="-2.059438" calcext:value-type="float">
            <text:p>-2.059438</text:p>
          </table:table-cell>
          <table:table-cell table:formula="of:=[.$N$1]*[.D179]" office:value-type="float" office:value="-1.71401077973304" calcext:value-type="float">
            <text:p>-1.71401077973304</text:p>
          </table:table-cell>
          <table:table-cell table:number-columns-repeated="9"/>
        </table:table-row>
        <table:table-row table:style-name="ro1">
          <table:table-cell office:value-type="time" office:time-value="PT12H25M14.571S" calcext:value-type="time">
            <text:p>12:25:14.57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2006168" calcext:value-type="float">
            <text:p>-2.01E-09</text:p>
          </table:table-cell>
          <table:table-cell table:formula="of:=[.C180]*10^9" office:value-type="float" office:value="-2.006168" calcext:value-type="float">
            <text:p>-2.006168</text:p>
          </table:table-cell>
          <table:table-cell table:formula="of:=[.$N$1]*[.D180]" office:value-type="float" office:value="-1.66967569694036" calcext:value-type="float">
            <text:p>-1.66967569694036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AVERAGE([.E179:.E183])" office:value-type="float" office:value="-1.60603824932395" calcext:value-type="float">
            <text:p>-1.60603824932395</text:p>
          </table:table-cell>
          <table:table-cell office:value-type="float" office:value="0.05" calcext:value-type="float">
            <text:p>0.05</text:p>
          </table:table-cell>
          <table:table-cell table:formula="of:=SQRT(([.H180]*[.$N$2])^2+([.$N$1]*[.L180])^2)" office:value-type="float" office:value="0.084398060536009" calcext:value-type="float">
            <text:p>0.084398060536009</text:p>
          </table:table-cell>
          <table:table-cell/>
          <table:table-cell table:formula="of:=(MAX([.E179:.E183])-MIN([.E179:.E183]))/2" office:value-type="float" office:value="0.100443472910018" calcext:value-type="float">
            <text:p>0.100443472910018</text:p>
          </table:table-cell>
          <table:table-cell table:number-columns-repeated="2"/>
        </table:table-row>
        <table:table-row table:style-name="ro1">
          <table:table-cell office:value-type="time" office:time-value="PT12H25M14.955S" calcext:value-type="time">
            <text:p>12:25:14.96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1876111" calcext:value-type="float">
            <text:p>-1.88E-09</text:p>
          </table:table-cell>
          <table:table-cell table:formula="of:=[.C181]*10^9" office:value-type="float" office:value="-1.876111" calcext:value-type="float">
            <text:p>-1.876111</text:p>
          </table:table-cell>
          <table:table-cell table:formula="of:=[.$N$1]*[.D181]" office:value-type="float" office:value="-1.56143301132432" calcext:value-type="float">
            <text:p>-1.56143301132432</text:p>
          </table:table-cell>
          <table:table-cell table:number-columns-repeated="9"/>
        </table:table-row>
        <table:table-row table:style-name="ro1">
          <table:table-cell office:value-type="time" office:time-value="PT12H25M15.338S" calcext:value-type="time">
            <text:p>12:25:15.34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1818066" calcext:value-type="float">
            <text:p>-1.82E-09</text:p>
          </table:table-cell>
          <table:table-cell table:formula="of:=[.C182]*10^9" office:value-type="float" office:value="-1.818066" calcext:value-type="float">
            <text:p>-1.818066</text:p>
          </table:table-cell>
          <table:table-cell table:formula="of:=[.$N$1]*[.D182]" office:value-type="float" office:value="-1.513123833913" calcext:value-type="float">
            <text:p>-1.513123833913</text:p>
          </table:table-cell>
          <table:table-cell table:number-columns-repeated="9"/>
        </table:table-row>
        <table:table-row table:style-name="ro1">
          <table:table-cell office:value-type="time" office:time-value="PT12H25M15.722S" calcext:value-type="time">
            <text:p>12:25:15.72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1888745" calcext:value-type="float">
            <text:p>-1.89E-09</text:p>
          </table:table-cell>
          <table:table-cell table:formula="of:=[.C183]*10^9" office:value-type="float" office:value="-1.888745" calcext:value-type="float">
            <text:p>-1.888745</text:p>
          </table:table-cell>
          <table:table-cell table:formula="of:=[.$N$1]*[.D183]" office:value-type="float" office:value="-1.57194792470901" calcext:value-type="float">
            <text:p>-1.57194792470901</text:p>
          </table:table-cell>
          <table:table-cell table:number-columns-repeated="9"/>
        </table:table-row>
        <table:table-row table:style-name="ro1">
          <table:table-cell office:value-type="time" office:time-value="PT12H25M16.106S" calcext:value-type="time">
            <text:p>12:25:16.11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245975" calcext:value-type="float">
            <text:p>-2.46E-09</text:p>
          </table:table-cell>
          <table:table-cell table:formula="of:=[.C184]*10^9" office:value-type="float" office:value="-2.45975" calcext:value-type="float">
            <text:p>-2.45975</text:p>
          </table:table-cell>
          <table:table-cell table:formula="of:=[.$N$1]*[.D184]" office:value-type="float" office:value="-2.04717889805293" calcext:value-type="float">
            <text:p>-2.04717889805293</text:p>
          </table:table-cell>
          <table:table-cell table:number-columns-repeated="9"/>
        </table:table-row>
        <table:table-row table:style-name="ro1">
          <table:table-cell office:value-type="time" office:time-value="PT12H25M16.489S" calcext:value-type="time">
            <text:p>12:25:16.49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247475" calcext:value-type="float">
            <text:p>-2.47E-09</text:p>
          </table:table-cell>
          <table:table-cell table:formula="of:=[.C185]*10^9" office:value-type="float" office:value="-2.47475" calcext:value-type="float">
            <text:p>-2.47475</text:p>
          </table:table-cell>
          <table:table-cell table:formula="of:=[.$N$1]*[.D185]" office:value-type="float" office:value="-2.05966296491777" calcext:value-type="float">
            <text:p>-2.05966296491777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AVERAGE([.E184:.E188])" office:value-type="float" office:value="-1.95662829908929" calcext:value-type="float">
            <text:p>-1.95662829908929</text:p>
          </table:table-cell>
          <table:table-cell office:value-type="float" office:value="0.05" calcext:value-type="float">
            <text:p>0.05</text:p>
          </table:table-cell>
          <table:table-cell table:formula="of:=SQRT(([.H185]*[.$N$2])^2+([.$N$1]*[.L185])^2)" office:value-type="float" office:value="0.0969102935644848" calcext:value-type="float">
            <text:p>0.096910293564485</text:p>
          </table:table-cell>
          <table:table-cell/>
          <table:table-cell table:formula="of:=(MAX([.E184:.E188])-MIN([.E184:.E188]))/2" office:value-type="float" office:value="0.115194646317515" calcext:value-type="float">
            <text:p>0.115194646317515</text:p>
          </table:table-cell>
          <table:table-cell table:number-columns-repeated="2"/>
        </table:table-row>
        <table:table-row table:style-name="ro1">
          <table:table-cell office:value-type="time" office:time-value="PT12H25M16.874S" calcext:value-type="time">
            <text:p>12:25:16.87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2397673" calcext:value-type="float">
            <text:p>-2.40E-09</text:p>
          </table:table-cell>
          <table:table-cell table:formula="of:=[.C186]*10^9" office:value-type="float" office:value="-2.397673" calcext:value-type="float">
            <text:p>-2.397673</text:p>
          </table:table-cell>
          <table:table-cell table:formula="of:=[.$N$1]*[.D186]" office:value-type="float" office:value="-1.99551400346835" calcext:value-type="float">
            <text:p>-1.99551400346835</text:p>
          </table:table-cell>
          <table:table-cell table:number-columns-repeated="9"/>
        </table:table-row>
        <table:table-row table:style-name="ro1">
          <table:table-cell office:value-type="time" office:time-value="PT12H25M17.258S" calcext:value-type="time">
            <text:p>12:25:17.26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222465" calcext:value-type="float">
            <text:p>-2.22E-09</text:p>
          </table:table-cell>
          <table:table-cell table:formula="of:=[.C187]*10^9" office:value-type="float" office:value="-2.22465" calcext:value-type="float">
            <text:p>-2.22465</text:p>
          </table:table-cell>
          <table:table-cell table:formula="of:=[.$N$1]*[.D187]" office:value-type="float" office:value="-1.85151195672465" calcext:value-type="float">
            <text:p>-1.85151195672465</text:p>
          </table:table-cell>
          <table:table-cell table:number-columns-repeated="9"/>
        </table:table-row>
        <table:table-row table:style-name="ro1">
          <table:table-cell office:value-type="time" office:time-value="PT12H25M17.641S" calcext:value-type="time">
            <text:p>12:25:17.64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219793" calcext:value-type="float">
            <text:p>-2.20E-09</text:p>
          </table:table-cell>
          <table:table-cell table:formula="of:=[.C188]*10^9" office:value-type="float" office:value="-2.19793" calcext:value-type="float">
            <text:p>-2.19793</text:p>
          </table:table-cell>
          <table:table-cell table:formula="of:=[.$N$1]*[.D188]" office:value-type="float" office:value="-1.82927367228275" calcext:value-type="float">
            <text:p>-1.82927367228275</text:p>
          </table:table-cell>
          <table:table-cell table:number-columns-repeated="9"/>
        </table:table-row>
        <table:table-row table:style-name="ro1">
          <table:table-cell office:value-type="time" office:time-value="PT12H25M18.025S" calcext:value-type="time">
            <text:p>12:25:18.03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3555973" calcext:value-type="float">
            <text:p>-3.56E-09</text:p>
          </table:table-cell>
          <table:table-cell table:formula="of:=[.C189]*10^9" office:value-type="float" office:value="-3.555973" calcext:value-type="float">
            <text:p>-3.555973</text:p>
          </table:table-cell>
          <table:table-cell table:formula="of:=[.$N$1]*[.D189]" office:value-type="float" office:value="-2.95953364677141" calcext:value-type="float">
            <text:p>-2.95953364677141</text:p>
          </table:table-cell>
          <table:table-cell table:number-columns-repeated="9"/>
        </table:table-row>
        <table:table-row table:style-name="ro1">
          <table:table-cell office:value-type="time" office:time-value="PT12H25M18.408S" calcext:value-type="time">
            <text:p>12:25:18.41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3514673" calcext:value-type="float">
            <text:p>-3.51E-09</text:p>
          </table:table-cell>
          <table:table-cell table:formula="of:=[.C190]*10^9" office:value-type="float" office:value="-3.514673" calcext:value-type="float">
            <text:p>-3.514673</text:p>
          </table:table-cell>
          <table:table-cell table:formula="of:=[.$N$1]*[.D190]" office:value-type="float" office:value="-2.92516084933688" calcext:value-type="float">
            <text:p>-2.92516084933688</text:p>
          </table:table-cell>
          <table:table-cell/>
          <table:table-cell office:value-type="float" office:value="-185" calcext:value-type="float">
            <text:p>-185</text:p>
          </table:table-cell>
          <table:table-cell table:formula="of:=AVERAGE([.E189:.E193])" office:value-type="float" office:value="-2.88926932355469" calcext:value-type="float">
            <text:p>-2.88926932355469</text:p>
          </table:table-cell>
          <table:table-cell office:value-type="float" office:value="0.05" calcext:value-type="float">
            <text:p>0.05</text:p>
          </table:table-cell>
          <table:table-cell table:formula="of:=SQRT(([.H190]*[.$N$2])^2+([.$N$1]*[.L190])^2)" office:value-type="float" office:value="0.0708156240692438" calcext:value-type="float">
            <text:p>0.070815624069244</text:p>
          </table:table-cell>
          <table:table-cell/>
          <table:table-cell table:formula="of:=(MAX([.E189:.E193])-MIN([.E189:.E193]))/2" office:value-type="float" office:value="0.0813045661350913" calcext:value-type="float">
            <text:p>0.081304566135091</text:p>
          </table:table-cell>
          <table:table-cell table:number-columns-repeated="2"/>
        </table:table-row>
        <table:table-row table:style-name="ro1">
          <table:table-cell office:value-type="time" office:time-value="PT12H25M18.793S" calcext:value-type="time">
            <text:p>12:25:18.79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3555188" calcext:value-type="float">
            <text:p>-3.56E-09</text:p>
          </table:table-cell>
          <table:table-cell table:formula="of:=[.C191]*10^9" office:value-type="float" office:value="-3.555188" calcext:value-type="float">
            <text:p>-3.555188</text:p>
          </table:table-cell>
          <table:table-cell table:formula="of:=[.$N$1]*[.D191]" office:value-type="float" office:value="-2.95888031393882" calcext:value-type="float">
            <text:p>-2.95888031393882</text:p>
          </table:table-cell>
          <table:table-cell table:number-columns-repeated="9"/>
        </table:table-row>
        <table:table-row table:style-name="ro1">
          <table:table-cell office:value-type="time" office:time-value="PT12H25M19.177S" calcext:value-type="time">
            <text:p>12:25:19.18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3371314" calcext:value-type="float">
            <text:p>-3.37E-09</text:p>
          </table:table-cell>
          <table:table-cell table:formula="of:=[.C192]*10^9" office:value-type="float" office:value="-3.371314" calcext:value-type="float">
            <text:p>-3.371314</text:p>
          </table:table-cell>
          <table:table-cell table:formula="of:=[.$N$1]*[.D192]" office:value-type="float" office:value="-2.80584729322509" calcext:value-type="float">
            <text:p>-2.80584729322509</text:p>
          </table:table-cell>
          <table:table-cell table:number-columns-repeated="9"/>
        </table:table-row>
        <table:table-row table:style-name="ro1">
          <table:table-cell office:value-type="time" office:time-value="PT12H25M19.561S" calcext:value-type="time">
            <text:p>12:25:19.56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3360593" calcext:value-type="float">
            <text:p>-3.36E-09</text:p>
          </table:table-cell>
          <table:table-cell table:formula="of:=[.C193]*10^9" office:value-type="float" office:value="-3.360593" calcext:value-type="float">
            <text:p>-3.360593</text:p>
          </table:table-cell>
          <table:table-cell table:formula="of:=[.$N$1]*[.D193]" office:value-type="float" office:value="-2.79692451450123" calcext:value-type="float">
            <text:p>-2.79692451450123</text:p>
          </table:table-cell>
          <table:table-cell table:number-columns-repeated="9"/>
        </table:table-row>
        <table:table-row table:style-name="ro1">
          <table:table-cell office:value-type="time" office:time-value="PT12H25M19.944S" calcext:value-type="time">
            <text:p>12:25:19.94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6481025" calcext:value-type="float">
            <text:p>-6.48E-09</text:p>
          </table:table-cell>
          <table:table-cell table:formula="of:=[.C194]*10^9" office:value-type="float" office:value="-6.481025" calcext:value-type="float">
            <text:p>-6.481025</text:p>
          </table:table-cell>
          <table:table-cell table:formula="of:=[.$N$1]*[.D194]" office:value-type="float" office:value="-5.39396996351398" calcext:value-type="float">
            <text:p>-5.39396996351398</text:p>
          </table:table-cell>
          <table:table-cell table:number-columns-repeated="9"/>
        </table:table-row>
        <table:table-row table:style-name="ro1">
          <table:table-cell office:value-type="time" office:time-value="PT12H25M20.327S" calcext:value-type="time">
            <text:p>12:25:20.33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6479154" calcext:value-type="float">
            <text:p>-6.48E-09</text:p>
          </table:table-cell>
          <table:table-cell table:formula="of:=[.C195]*10^9" office:value-type="float" office:value="-6.479154" calcext:value-type="float">
            <text:p>-6.479154</text:p>
          </table:table-cell>
          <table:table-cell table:formula="of:=[.$N$1]*[.D195]" office:value-type="float" office:value="-5.39241278424037" calcext:value-type="float">
            <text:p>-5.39241278424037</text:p>
          </table:table-cell>
          <table:table-cell/>
          <table:table-cell office:value-type="float" office:value="-190" calcext:value-type="float">
            <text:p>-190</text:p>
          </table:table-cell>
          <table:table-cell table:formula="of:=AVERAGE([.E194:.E198])" office:value-type="float" office:value="-5.43949419528909" calcext:value-type="float">
            <text:p>-5.43949419528909</text:p>
          </table:table-cell>
          <table:table-cell office:value-type="float" office:value="0.05" calcext:value-type="float">
            <text:p>0.05</text:p>
          </table:table-cell>
          <table:table-cell table:formula="of:=SQRT(([.H195]*[.$N$2])^2+([.$N$1]*[.L195])^2)" office:value-type="float" office:value="0.0673095867682499" calcext:value-type="float">
            <text:p>0.06730958676825</text:p>
          </table:table-cell>
          <table:table-cell/>
          <table:table-cell table:formula="of:=(MAX([.E194:.E198])-MIN([.E194:.E198]))/2" office:value-type="float" office:value="0.0656495462865805" calcext:value-type="float">
            <text:p>0.065649546286581</text:p>
          </table:table-cell>
          <table:table-cell table:number-columns-repeated="2"/>
        </table:table-row>
        <table:table-row table:style-name="ro1">
          <table:table-cell office:value-type="time" office:time-value="PT12H25M20.711S" calcext:value-type="time">
            <text:p>12:25:20.71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6613166" calcext:value-type="float">
            <text:p>-6.61E-09</text:p>
          </table:table-cell>
          <table:table-cell table:formula="of:=[.C196]*10^9" office:value-type="float" office:value="-6.613166" calcext:value-type="float">
            <text:p>-6.613166</text:p>
          </table:table-cell>
          <table:table-cell table:formula="of:=[.$N$1]*[.D196]" office:value-type="float" office:value="-5.50394710215311" calcext:value-type="float">
            <text:p>-5.50394710215311</text:p>
          </table:table-cell>
          <table:table-cell table:number-columns-repeated="9"/>
        </table:table-row>
        <table:table-row table:style-name="ro1">
          <table:table-cell office:value-type="time" office:time-value="PT12H25M21.095S" calcext:value-type="time">
            <text:p>12:25:21.10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6631517" calcext:value-type="float">
            <text:p>-6.63E-09</text:p>
          </table:table-cell>
          <table:table-cell table:formula="of:=[.C197]*10^9" office:value-type="float" office:value="-6.631517" calcext:value-type="float">
            <text:p>-6.631517</text:p>
          </table:table-cell>
          <table:table-cell table:formula="of:=[.$N$1]*[.D197]" office:value-type="float" office:value="-5.51922010955556" calcext:value-type="float">
            <text:p>-5.51922010955556</text:p>
          </table:table-cell>
          <table:table-cell table:number-columns-repeated="9"/>
        </table:table-row>
        <table:table-row table:style-name="ro1">
          <table:table-cell office:value-type="time" office:time-value="PT12H25M21.479S" calcext:value-type="time">
            <text:p>12:25:21.48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6473757" calcext:value-type="float">
            <text:p>-6.47E-09</text:p>
          </table:table-cell>
          <table:table-cell table:formula="of:=[.C198]*10^9" office:value-type="float" office:value="-6.473757" calcext:value-type="float">
            <text:p>-6.473757</text:p>
          </table:table-cell>
          <table:table-cell table:formula="of:=[.$N$1]*[.D198]" office:value-type="float" office:value="-5.3879210169824" calcext:value-type="float">
            <text:p>-5.3879210169824</text:p>
          </table:table-cell>
          <table:table-cell table:number-columns-repeated="9"/>
        </table:table-row>
        <table:table-row table:style-name="ro1">
          <table:table-cell office:value-type="time" office:time-value="PT12H25M21.863S" calcext:value-type="time">
            <text:p>12:25:21.86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1298345" calcext:value-type="float">
            <text:p>-1.30E-08</text:p>
          </table:table-cell>
          <table:table-cell table:formula="of:=[.C199]*10^9" office:value-type="float" office:value="-12.98345" calcext:value-type="float">
            <text:p>-12.98345</text:p>
          </table:table-cell>
          <table:table-cell table:formula="of:=[.$N$1]*[.D199]" office:value-type="float" office:value="-10.8057505290885" calcext:value-type="float">
            <text:p>-10.8057505290885</text:p>
          </table:table-cell>
          <table:table-cell table:number-columns-repeated="9"/>
        </table:table-row>
        <table:table-row table:style-name="ro1">
          <table:table-cell office:value-type="time" office:time-value="PT12H25M22.247S" calcext:value-type="time">
            <text:p>12:25:22.25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1304811" calcext:value-type="float">
            <text:p>-1.30E-08</text:p>
          </table:table-cell>
          <table:table-cell table:formula="of:=[.C200]*10^9" office:value-type="float" office:value="-13.04811" calcext:value-type="float">
            <text:p>-13.04811</text:p>
          </table:table-cell>
          <table:table-cell table:formula="of:=[.$N$1]*[.D200]" office:value-type="float" office:value="-10.8595651799872" calcext:value-type="float">
            <text:p>-10.8595651799872</text:p>
          </table:table-cell>
          <table:table-cell/>
          <table:table-cell office:value-type="float" office:value="-195" calcext:value-type="float">
            <text:p>-195</text:p>
          </table:table-cell>
          <table:table-cell table:formula="of:=AVERAGE([.E199:.E203])" office:value-type="float" office:value="-10.9205689888578" calcext:value-type="float">
            <text:p>-10.9205689888578</text:p>
          </table:table-cell>
          <table:table-cell office:value-type="float" office:value="0.05" calcext:value-type="float">
            <text:p>0.05</text:p>
          </table:table-cell>
          <table:table-cell table:formula="of:=SQRT(([.H200]*[.$N$2])^2+([.$N$1]*[.L200])^2)" office:value-type="float" office:value="0.129775833559566" calcext:value-type="float">
            <text:p>0.129775833559566</text:p>
          </table:table-cell>
          <table:table-cell/>
          <table:table-cell table:formula="of:=(MAX([.E199:.E203])-MIN([.E199:.E203]))/2" office:value-type="float" office:value="0.123783684320526" calcext:value-type="float">
            <text:p>0.123783684320526</text:p>
          </table:table-cell>
          <table:table-cell table:number-columns-repeated="2"/>
        </table:table-row>
        <table:table-row table:style-name="ro1">
          <table:table-cell office:value-type="time" office:time-value="PT12H25M22.631S" calcext:value-type="time">
            <text:p>12:25:22.63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1305882" calcext:value-type="float">
            <text:p>-1.31E-08</text:p>
          </table:table-cell>
          <table:table-cell table:formula="of:=[.C201]*10^9" office:value-type="float" office:value="-13.05882" calcext:value-type="float">
            <text:p>-13.05882</text:p>
          </table:table-cell>
          <table:table-cell table:formula="of:=[.$N$1]*[.D201]" office:value-type="float" office:value="-10.8684788037287" calcext:value-type="float">
            <text:p>-10.8684788037287</text:p>
          </table:table-cell>
          <table:table-cell table:number-columns-repeated="9"/>
        </table:table-row>
        <table:table-row table:style-name="ro1">
          <table:table-cell office:value-type="time" office:time-value="PT12H25M23.015S" calcext:value-type="time">
            <text:p>12:25:23.02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1323575" calcext:value-type="float">
            <text:p>-1.32E-08</text:p>
          </table:table-cell>
          <table:table-cell table:formula="of:=[.C202]*10^9" office:value-type="float" office:value="-13.23575" calcext:value-type="float">
            <text:p>-13.23575</text:p>
          </table:table-cell>
          <table:table-cell table:formula="of:=[.$N$1]*[.D202]" office:value-type="float" office:value="-11.0157325337551" calcext:value-type="float">
            <text:p>-11.0157325337551</text:p>
          </table:table-cell>
          <table:table-cell table:number-columns-repeated="9"/>
        </table:table-row>
        <table:table-row table:style-name="ro1">
          <table:table-cell office:value-type="time" office:time-value="PT12H25M23.399S" calcext:value-type="time">
            <text:p>12:25:23.40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1328091" calcext:value-type="float">
            <text:p>-1.33E-08</text:p>
          </table:table-cell>
          <table:table-cell table:formula="of:=[.C203]*10^9" office:value-type="float" office:value="-13.28091" calcext:value-type="float">
            <text:p>-13.28091</text:p>
          </table:table-cell>
          <table:table-cell table:formula="of:=[.$N$1]*[.D203]" office:value-type="float" office:value="-11.0533178977295" calcext:value-type="float">
            <text:p>-11.0533178977295</text:p>
          </table:table-cell>
          <table:table-cell table:number-columns-repeated="9"/>
        </table:table-row>
        <table:table-row table:style-name="ro1">
          <table:table-cell office:value-type="time" office:time-value="PT12H25M23.783S" calcext:value-type="time">
            <text:p>12:25:23.78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2452028" calcext:value-type="float">
            <text:p>-2.45E-08</text:p>
          </table:table-cell>
          <table:table-cell table:formula="of:=[.C204]*10^9" office:value-type="float" office:value="-24.52028" calcext:value-type="float">
            <text:p>-24.52028</text:p>
          </table:table-cell>
          <table:table-cell table:formula="of:=[.$N$1]*[.D204]" office:value-type="float" office:value="-20.4075210043091" calcext:value-type="float">
            <text:p>-20.4075210043091</text:p>
          </table:table-cell>
          <table:table-cell table:number-columns-repeated="9"/>
        </table:table-row>
        <table:table-row table:style-name="ro1">
          <table:table-cell office:value-type="time" office:time-value="PT12H25M24.167S" calcext:value-type="time">
            <text:p>12:25:24.17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2459075" calcext:value-type="float">
            <text:p>-2.46E-08</text:p>
          </table:table-cell>
          <table:table-cell table:formula="of:=[.C205]*10^9" office:value-type="float" office:value="-24.59075" calcext:value-type="float">
            <text:p>-24.59075</text:p>
          </table:table-cell>
          <table:table-cell table:formula="of:=[.$N$1]*[.D205]" office:value-type="float" office:value="-20.4661711504401" calcext:value-type="float">
            <text:p>-20.4661711504401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AVERAGE([.E204:.E208])" office:value-type="float" office:value="-20.5642409861036" calcext:value-type="float">
            <text:p>-20.5642409861036</text:p>
          </table:table-cell>
          <table:table-cell office:value-type="float" office:value="0.05" calcext:value-type="float">
            <text:p>0.05</text:p>
          </table:table-cell>
          <table:table-cell table:formula="of:=SQRT(([.H205]*[.$N$2])^2+([.$N$1]*[.L205])^2)" office:value-type="float" office:value="0.19906421855397" calcext:value-type="float">
            <text:p>0.19906421855397</text:p>
          </table:table-cell>
          <table:table-cell/>
          <table:table-cell table:formula="of:=(MAX([.E204:.E208])-MIN([.E204:.E208]))/2" office:value-type="float" office:value="0.159134400326137" calcext:value-type="float">
            <text:p>0.159134400326137</text:p>
          </table:table-cell>
          <table:table-cell table:number-columns-repeated="2"/>
        </table:table-row>
        <table:table-row table:style-name="ro1">
          <table:table-cell office:value-type="time" office:time-value="PT12H25M24.55S" calcext:value-type="time">
            <text:p>12:25:24.55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2466302" calcext:value-type="float">
            <text:p>-2.47E-08</text:p>
          </table:table-cell>
          <table:table-cell table:formula="of:=[.C206]*10^9" office:value-type="float" office:value="-24.66302" calcext:value-type="float">
            <text:p>-24.66302</text:p>
          </table:table-cell>
          <table:table-cell table:formula="of:=[.$N$1]*[.D206]" office:value-type="float" office:value="-20.526319384595" calcext:value-type="float">
            <text:p>-20.526319384595</text:p>
          </table:table-cell>
          <table:table-cell table:number-columns-repeated="9"/>
        </table:table-row>
        <table:table-row table:style-name="ro1">
          <table:table-cell office:value-type="time" office:time-value="PT12H25M24.934S" calcext:value-type="time">
            <text:p>12:25:24.93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2486618" calcext:value-type="float">
            <text:p>-2.49E-08</text:p>
          </table:table-cell>
          <table:table-cell table:formula="of:=[.C207]*10^9" office:value-type="float" office:value="-24.86618" calcext:value-type="float">
            <text:p>-24.86618</text:p>
          </table:table-cell>
          <table:table-cell table:formula="of:=[.$N$1]*[.D207]" office:value-type="float" office:value="-20.6954035862124" calcext:value-type="float">
            <text:p>-20.6954035862124</text:p>
          </table:table-cell>
          <table:table-cell table:number-columns-repeated="9"/>
        </table:table-row>
        <table:table-row table:style-name="ro1">
          <table:table-cell office:value-type="time" office:time-value="PT12H25M25.318S" calcext:value-type="time">
            <text:p>12:25:25.32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2490269" calcext:value-type="float">
            <text:p>-2.49E-08</text:p>
          </table:table-cell>
          <table:table-cell table:formula="of:=[.C208]*10^9" office:value-type="float" office:value="-24.90269" calcext:value-type="float">
            <text:p>-24.90269</text:p>
          </table:table-cell>
          <table:table-cell table:formula="of:=[.$N$1]*[.D208]" office:value-type="float" office:value="-20.7257898049614" calcext:value-type="float">
            <text:p>-20.7257898049614</text:p>
          </table:table-cell>
          <table:table-cell table:number-columns-repeated="9"/>
        </table:table-row>
        <table:table-row table:style-name="ro1">
          <table:table-cell office:value-type="time" office:time-value="PT12H25M25.702S" calcext:value-type="time">
            <text:p>12:25:25.70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432629" calcext:value-type="float">
            <text:p>-4.33E-08</text:p>
          </table:table-cell>
          <table:table-cell table:formula="of:=[.C209]*10^9" office:value-type="float" office:value="-43.2629" calcext:value-type="float">
            <text:p>-43.2629</text:p>
          </table:table-cell>
          <table:table-cell table:formula="of:=[.$N$1]*[.D209]" office:value-type="float" office:value="-36.0064624244636" calcext:value-type="float">
            <text:p>-36.0064624244636</text:p>
          </table:table-cell>
          <table:table-cell table:number-columns-repeated="9"/>
        </table:table-row>
        <table:table-row table:style-name="ro1">
          <table:table-cell office:value-type="time" office:time-value="PT12H25M26.086S" calcext:value-type="time">
            <text:p>12:25:26.09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4329382" calcext:value-type="float">
            <text:p>-4.33E-08</text:p>
          </table:table-cell>
          <table:table-cell table:formula="of:=[.C210]*10^9" office:value-type="float" office:value="-43.29382" calcext:value-type="float">
            <text:p>-43.29382</text:p>
          </table:table-cell>
          <table:table-cell table:formula="of:=[.$N$1]*[.D210]" office:value-type="float" office:value="-36.0321962476276" calcext:value-type="float">
            <text:p>-36.0321962476276</text:p>
          </table:table-cell>
          <table:table-cell/>
          <table:table-cell office:value-type="float" office:value="-205" calcext:value-type="float">
            <text:p>-205</text:p>
          </table:table-cell>
          <table:table-cell table:formula="of:=AVERAGE([.E209:.E213])" office:value-type="float" office:value="-36.1578508774356" calcext:value-type="float">
            <text:p>-36.1578508774356</text:p>
          </table:table-cell>
          <table:table-cell office:value-type="float" office:value="0.05" calcext:value-type="float">
            <text:p>0.05</text:p>
          </table:table-cell>
          <table:table-cell table:formula="of:=SQRT(([.H210]*[.$N$2])^2+([.$N$1]*[.L210])^2)" office:value-type="float" office:value="0.315117927519869" calcext:value-type="float">
            <text:p>0.315117927519869</text:p>
          </table:table-cell>
          <table:table-cell/>
          <table:table-cell table:formula="of:=(MAX([.E209:.E213])-MIN([.E209:.E213]))/2" office:value-type="float" office:value="0.211621578781553" calcext:value-type="float">
            <text:p>0.211621578781553</text:p>
          </table:table-cell>
          <table:table-cell table:number-columns-repeated="2"/>
        </table:table-row>
        <table:table-row table:style-name="ro1">
          <table:table-cell office:value-type="time" office:time-value="PT12H25M26.47S" calcext:value-type="time">
            <text:p>12:25:26.47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433693" calcext:value-type="float">
            <text:p>-4.34E-08</text:p>
          </table:table-cell>
          <table:table-cell table:formula="of:=[.C211]*10^9" office:value-type="float" office:value="-43.3693" calcext:value-type="float">
            <text:p>-43.3693</text:p>
          </table:table-cell>
          <table:table-cell table:formula="of:=[.$N$1]*[.D211]" office:value-type="float" office:value="-36.0950160720915" calcext:value-type="float">
            <text:p>-36.0950160720915</text:p>
          </table:table-cell>
          <table:table-cell table:number-columns-repeated="9"/>
        </table:table-row>
        <table:table-row table:style-name="ro1">
          <table:table-cell office:value-type="time" office:time-value="PT12H25M26.854S" calcext:value-type="time">
            <text:p>12:25:26.85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4352653" calcext:value-type="float">
            <text:p>-4.35E-08</text:p>
          </table:table-cell>
          <table:table-cell table:formula="of:=[.C212]*10^9" office:value-type="float" office:value="-43.52653" calcext:value-type="float">
            <text:p>-43.52653</text:p>
          </table:table-cell>
          <table:table-cell table:formula="of:=[.$N$1]*[.D212]" office:value-type="float" office:value="-36.2258740609688" calcext:value-type="float">
            <text:p>-36.2258740609688</text:p>
          </table:table-cell>
          <table:table-cell table:number-columns-repeated="9"/>
        </table:table-row>
        <table:table-row table:style-name="ro1">
          <table:table-cell office:value-type="time" office:time-value="PT12H25M27.238S" calcext:value-type="time">
            <text:p>12:25:27.24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4377144" calcext:value-type="float">
            <text:p>-4.38E-08</text:p>
          </table:table-cell>
          <table:table-cell table:formula="of:=[.C213]*10^9" office:value-type="float" office:value="-43.77144" calcext:value-type="float">
            <text:p>-43.77144</text:p>
          </table:table-cell>
          <table:table-cell table:formula="of:=[.$N$1]*[.D213]" office:value-type="float" office:value="-36.4297055820267" calcext:value-type="float">
            <text:p>-36.4297055820267</text:p>
          </table:table-cell>
          <table:table-cell table:number-columns-repeated="9"/>
        </table:table-row>
        <table:table-row table:style-name="ro1">
          <table:table-cell office:value-type="time" office:time-value="PT12H25M27.622S" calcext:value-type="time">
            <text:p>12:25:27.6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7435664" calcext:value-type="float">
            <text:p>-7.44E-08</text:p>
          </table:table-cell>
          <table:table-cell table:formula="of:=[.C214]*10^9" office:value-type="float" office:value="-74.35664" calcext:value-type="float">
            <text:p>-74.35664</text:p>
          </table:table-cell>
          <table:table-cell table:formula="of:=[.$N$1]*[.D214]" office:value-type="float" office:value="-61.8848843736634" calcext:value-type="float">
            <text:p>-61.8848843736634</text:p>
          </table:table-cell>
          <table:table-cell table:number-columns-repeated="9"/>
        </table:table-row>
        <table:table-row table:style-name="ro1">
          <table:table-cell office:value-type="time" office:time-value="PT12H25M28.005S" calcext:value-type="time">
            <text:p>12:25:28.0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745245" calcext:value-type="float">
            <text:p>-7.45E-08</text:p>
          </table:table-cell>
          <table:table-cell table:formula="of:=[.C215]*10^9" office:value-type="float" office:value="-74.5245" calcext:value-type="float">
            <text:p>-74.5245</text:p>
          </table:table-cell>
          <table:table-cell table:formula="of:=[.$N$1]*[.D215]" office:value-type="float" office:value="-62.0245894045923" calcext:value-type="float">
            <text:p>-62.0245894045923</text:p>
          </table:table-cell>
          <table:table-cell/>
          <table:table-cell office:value-type="float" office:value="-210" calcext:value-type="float">
            <text:p>-210</text:p>
          </table:table-cell>
          <table:table-cell table:formula="of:=AVERAGE([.E214:.E218])" office:value-type="float" office:value="-62.189880114425" calcext:value-type="float">
            <text:p>-62.189880114425</text:p>
          </table:table-cell>
          <table:table-cell office:value-type="float" office:value="0.05" calcext:value-type="float">
            <text:p>0.05</text:p>
          </table:table-cell>
          <table:table-cell table:formula="of:=SQRT(([.H215]*[.$N$2])^2+([.$N$1]*[.L215])^2)" office:value-type="float" office:value="0.534212573113194" calcext:value-type="float">
            <text:p>0.534212573113194</text:p>
          </table:table-cell>
          <table:table-cell/>
          <table:table-cell table:formula="of:=(MAX([.E214:.E218])-MIN([.E214:.E218]))/2" office:value-type="float" office:value="0.346986315797029" calcext:value-type="float">
            <text:p>0.346986315797029</text:p>
          </table:table-cell>
          <table:table-cell table:number-columns-repeated="2"/>
        </table:table-row>
        <table:table-row table:style-name="ro1">
          <table:table-cell office:value-type="time" office:time-value="PT12H25M28.389S" calcext:value-type="time">
            <text:p>12:25:28.3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7462291" calcext:value-type="float">
            <text:p>-7.46E-08</text:p>
          </table:table-cell>
          <table:table-cell table:formula="of:=[.C216]*10^9" office:value-type="float" office:value="-74.62291" calcext:value-type="float">
            <text:p>-74.62291</text:p>
          </table:table-cell>
          <table:table-cell table:formula="of:=[.$N$1]*[.D216]" office:value-type="float" office:value="-62.1064932059369" calcext:value-type="float">
            <text:p>-62.1064932059369</text:p>
          </table:table-cell>
          <table:table-cell table:number-columns-repeated="9"/>
        </table:table-row>
        <table:table-row table:style-name="ro1">
          <table:table-cell office:value-type="time" office:time-value="PT12H25M28.773S" calcext:value-type="time">
            <text:p>12:25:28.7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7492099" calcext:value-type="float">
            <text:p>-7.49E-08</text:p>
          </table:table-cell>
          <table:table-cell table:formula="of:=[.C217]*10^9" office:value-type="float" office:value="-74.92099" calcext:value-type="float">
            <text:p>-74.92099</text:p>
          </table:table-cell>
          <table:table-cell table:formula="of:=[.$N$1]*[.D217]" office:value-type="float" office:value="-62.354576582675" calcext:value-type="float">
            <text:p>-62.354576582675</text:p>
          </table:table-cell>
          <table:table-cell table:number-columns-repeated="9"/>
        </table:table-row>
        <table:table-row table:style-name="ro1">
          <table:table-cell office:value-type="time" office:time-value="PT12H25M29.157S" calcext:value-type="time">
            <text:p>12:25:29.16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7519047" calcext:value-type="float">
            <text:p>-7.52E-08</text:p>
          </table:table-cell>
          <table:table-cell table:formula="of:=[.C218]*10^9" office:value-type="float" office:value="-75.19047" calcext:value-type="float">
            <text:p>-75.19047</text:p>
          </table:table-cell>
          <table:table-cell table:formula="of:=[.$N$1]*[.D218]" office:value-type="float" office:value="-62.5788570052575" calcext:value-type="float">
            <text:p>-62.5788570052575</text:p>
          </table:table-cell>
          <table:table-cell table:number-columns-repeated="9"/>
        </table:table-row>
        <table:table-row table:style-name="ro1">
          <table:table-cell office:value-type="time" office:time-value="PT14H49M19.319S" calcext:value-type="time">
            <text:p>14:49:19.3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392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19.703S" calcext:value-type="time">
            <text:p>14:49:19.7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256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086S" calcext:value-type="time">
            <text:p>14:49:20.0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4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469S" calcext:value-type="time">
            <text:p>14:49:20.4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848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853S" calcext:value-type="time">
            <text:p>14:49:20.8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936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238S" calcext:value-type="time">
            <text:p>14:49:21.2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031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622S" calcext:value-type="time">
            <text:p>14:49:21.6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25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006S" calcext:value-type="time">
            <text:p>14:49:22.0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763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389S" calcext:value-type="time">
            <text:p>14:49:22.3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001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765S" calcext:value-type="time">
            <text:p>14:49:22.7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" calcext:value-type="float">
            <text:p>-1.26E-06</text:p>
          </table:table-cell>
          <table:table-cell table:number-columns-repeated="11"/>
        </table:table-row>
      </table:table>
      <table:table table:name="C1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1.873235352729" calcext:value-type="float">
            <text:p>-111.873235352729</text:p>
          </table:table-cell>
          <table:table-cell office:value-type="float" office:value="0.05" calcext:value-type="float">
            <text:p>0.05</text:p>
          </table:table-cell>
          <table:table-cell office:value-type="float" office:value="1.55888424075787" calcext:value-type="float">
            <text:p>1.558884240757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3055.20649076197" calcext:value-type="float">
            <text:p>-3055.20649076197</text:p>
          </table:table-cell>
          <table:table-cell office:value-type="float" office:value="0.05" calcext:value-type="float">
            <text:p>0.05</text:p>
          </table:table-cell>
          <table:table-cell office:value-type="float" office:value="22.478421613713" calcext:value-type="float">
            <text:p>22.4784216137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4229.55714514141" calcext:value-type="float">
            <text:p>-4229.55714514141</text:p>
          </table:table-cell>
          <table:table-cell office:value-type="float" office:value="0.05" calcext:value-type="float">
            <text:p>0.05</text:p>
          </table:table-cell>
          <table:table-cell office:value-type="float" office:value="30.8585256678475" calcext:value-type="float">
            <text:p>30.85852566784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5055.3491979369" calcext:value-type="float">
            <text:p>-5055.3491979369</text:p>
          </table:table-cell>
          <table:table-cell office:value-type="float" office:value="0.05" calcext:value-type="float">
            <text:p>0.05</text:p>
          </table:table-cell>
          <table:table-cell office:value-type="float" office:value="36.8781768393979" calcext:value-type="float">
            <text:p>36.87817683939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5617.19501541163" calcext:value-type="float">
            <text:p>-5617.19501541163</text:p>
          </table:table-cell>
          <table:table-cell office:value-type="float" office:value="0.05" calcext:value-type="float">
            <text:p>0.05</text:p>
          </table:table-cell>
          <table:table-cell office:value-type="float" office:value="40.975570837854" calcext:value-type="float">
            <text:p>40.9755708378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5991.24381307029" calcext:value-type="float">
            <text:p>-5991.24381307029</text:p>
          </table:table-cell>
          <table:table-cell office:value-type="float" office:value="0.05" calcext:value-type="float">
            <text:p>0.05</text:p>
          </table:table-cell>
          <table:table-cell office:value-type="float" office:value="43.7089057451024" calcext:value-type="float">
            <text:p>43.70890574510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6246.63051939797" calcext:value-type="float">
            <text:p>-6246.63051939797</text:p>
          </table:table-cell>
          <table:table-cell office:value-type="float" office:value="0.05" calcext:value-type="float">
            <text:p>0.05</text:p>
          </table:table-cell>
          <table:table-cell office:value-type="float" office:value="45.5757313032309" calcext:value-type="float">
            <text:p>45.57573130323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6444.68879888201" calcext:value-type="float">
            <text:p>-6444.68879888201</text:p>
          </table:table-cell>
          <table:table-cell office:value-type="float" office:value="0.05" calcext:value-type="float">
            <text:p>0.05</text:p>
          </table:table-cell>
          <table:table-cell office:value-type="float" office:value="47.0332196890082" calcext:value-type="float">
            <text:p>47.03321968900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6618.05981037099" calcext:value-type="float">
            <text:p>-6618.05981037099</text:p>
          </table:table-cell>
          <table:table-cell office:value-type="float" office:value="0.05" calcext:value-type="float">
            <text:p>0.05</text:p>
          </table:table-cell>
          <table:table-cell office:value-type="float" office:value="48.3127515878337" calcext:value-type="float">
            <text:p>48.31275158783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6777.18682399678" calcext:value-type="float">
            <text:p>-6777.18682399678</text:p>
          </table:table-cell>
          <table:table-cell office:value-type="float" office:value="0.05" calcext:value-type="float">
            <text:p>0.05</text:p>
          </table:table-cell>
          <table:table-cell office:value-type="float" office:value="49.450495754405" calcext:value-type="float">
            <text:p>49.4504957544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6925.26795166513" calcext:value-type="float">
            <text:p>-6925.26795166513</text:p>
          </table:table-cell>
          <table:table-cell office:value-type="float" office:value="0.05" calcext:value-type="float">
            <text:p>0.05</text:p>
          </table:table-cell>
          <table:table-cell office:value-type="float" office:value="50.5316048676352" calcext:value-type="float">
            <text:p>50.53160486763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7068.2895578311" calcext:value-type="float">
            <text:p>-7068.2895578311</text:p>
          </table:table-cell>
          <table:table-cell office:value-type="float" office:value="0.05" calcext:value-type="float">
            <text:p>0.05</text:p>
          </table:table-cell>
          <table:table-cell office:value-type="float" office:value="51.583157423328" calcext:value-type="float">
            <text:p>51.5831574233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7207.28477015553" calcext:value-type="float">
            <text:p>-7207.28477015553</text:p>
          </table:table-cell>
          <table:table-cell office:value-type="float" office:value="0.05" calcext:value-type="float">
            <text:p>0.05</text:p>
          </table:table-cell>
          <table:table-cell office:value-type="float" office:value="52.587411911013" calcext:value-type="float">
            <text:p>52.5874119110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7344.7206363746" calcext:value-type="float">
            <text:p>-7344.7206363746</text:p>
          </table:table-cell>
          <table:table-cell office:value-type="float" office:value="0.05" calcext:value-type="float">
            <text:p>0.05</text:p>
          </table:table-cell>
          <table:table-cell office:value-type="float" office:value="53.632462685017" calcext:value-type="float">
            <text:p>53.6324626850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7480.98031873796" calcext:value-type="float">
            <text:p>-7480.98031873796</text:p>
          </table:table-cell>
          <table:table-cell office:value-type="float" office:value="0.05" calcext:value-type="float">
            <text:p>0.05</text:p>
          </table:table-cell>
          <table:table-cell office:value-type="float" office:value="54.586560726638" calcext:value-type="float">
            <text:p>54.5865607266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7616.05189589604" calcext:value-type="float">
            <text:p>-7616.05189589604</text:p>
          </table:table-cell>
          <table:table-cell office:value-type="float" office:value="0.05" calcext:value-type="float">
            <text:p>0.05</text:p>
          </table:table-cell>
          <table:table-cell office:value-type="float" office:value="55.575106496394" calcext:value-type="float">
            <text:p>55.5751064963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7751.29591285709" calcext:value-type="float">
            <text:p>-7751.29591285709</text:p>
          </table:table-cell>
          <table:table-cell office:value-type="float" office:value="0.05" calcext:value-type="float">
            <text:p>0.05</text:p>
          </table:table-cell>
          <table:table-cell office:value-type="float" office:value="56.5842242818909" calcext:value-type="float">
            <text:p>56.58422428189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7888.00407303324" calcext:value-type="float">
            <text:p>-7888.00407303324</text:p>
          </table:table-cell>
          <table:table-cell office:value-type="float" office:value="0.05" calcext:value-type="float">
            <text:p>0.05</text:p>
          </table:table-cell>
          <table:table-cell office:value-type="float" office:value="57.5770662614185" calcext:value-type="float">
            <text:p>57.57706626141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8023.59397703822" calcext:value-type="float">
            <text:p>-8023.59397703822</text:p>
          </table:table-cell>
          <table:table-cell office:value-type="float" office:value="0.05" calcext:value-type="float">
            <text:p>0.05</text:p>
          </table:table-cell>
          <table:table-cell office:value-type="float" office:value="58.5639443399984" calcext:value-type="float">
            <text:p>58.56394433999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8160.89535028536" calcext:value-type="float">
            <text:p>-8160.89535028536</text:p>
          </table:table-cell>
          <table:table-cell office:value-type="float" office:value="0.05" calcext:value-type="float">
            <text:p>0.05</text:p>
          </table:table-cell>
          <table:table-cell office:value-type="float" office:value="59.5512038965915" calcext:value-type="float">
            <text:p>59.55120389659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8297.7203732686" calcext:value-type="float">
            <text:p>-8297.7203732686</text:p>
          </table:table-cell>
          <table:table-cell office:value-type="float" office:value="0.05" calcext:value-type="float">
            <text:p>0.05</text:p>
          </table:table-cell>
          <table:table-cell office:value-type="float" office:value="60.5692716128365" calcext:value-type="float">
            <text:p>60.56927161283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8436.59805116062" calcext:value-type="float">
            <text:p>-8436.59805116062</text:p>
          </table:table-cell>
          <table:table-cell office:value-type="float" office:value="0.05" calcext:value-type="float">
            <text:p>0.05</text:p>
          </table:table-cell>
          <table:table-cell office:value-type="float" office:value="61.5525463159386" calcext:value-type="float">
            <text:p>61.55254631593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8575.45322960415" calcext:value-type="float">
            <text:p>-8575.45322960415</text:p>
          </table:table-cell>
          <table:table-cell office:value-type="float" office:value="0.05" calcext:value-type="float">
            <text:p>0.05</text:p>
          </table:table-cell>
          <table:table-cell office:value-type="float" office:value="62.6121591087911" calcext:value-type="float">
            <text:p>62.61215910879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8719.25324952531" calcext:value-type="float">
            <text:p>-8719.25324952531</text:p>
          </table:table-cell>
          <table:table-cell office:value-type="float" office:value="0.05" calcext:value-type="float">
            <text:p>0.05</text:p>
          </table:table-cell>
          <table:table-cell office:value-type="float" office:value="63.6521823760435" calcext:value-type="float">
            <text:p>63.65218237604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8862.57305733692" calcext:value-type="float">
            <text:p>-8862.57305733692</text:p>
          </table:table-cell>
          <table:table-cell office:value-type="float" office:value="0.05" calcext:value-type="float">
            <text:p>0.05</text:p>
          </table:table-cell>
          <table:table-cell office:value-type="float" office:value="64.6672351419644" calcext:value-type="float">
            <text:p>64.66723514196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9008.44672045836" calcext:value-type="float">
            <text:p>-9008.44672045836</text:p>
          </table:table-cell>
          <table:table-cell office:value-type="float" office:value="0.05" calcext:value-type="float">
            <text:p>0.05</text:p>
          </table:table-cell>
          <table:table-cell office:value-type="float" office:value="65.7475616916765" calcext:value-type="float">
            <text:p>65.74756169167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9155.42520724442" calcext:value-type="float">
            <text:p>-9155.42520724442</text:p>
          </table:table-cell>
          <table:table-cell office:value-type="float" office:value="0.05" calcext:value-type="float">
            <text:p>0.05</text:p>
          </table:table-cell>
          <table:table-cell office:value-type="float" office:value="66.8292333382028" calcext:value-type="float">
            <text:p>66.82923333820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9305.20437164836" calcext:value-type="float">
            <text:p>-9305.20437164836</text:p>
          </table:table-cell>
          <table:table-cell office:value-type="float" office:value="0.05" calcext:value-type="float">
            <text:p>0.05</text:p>
          </table:table-cell>
          <table:table-cell office:value-type="float" office:value="67.9224812381062" calcext:value-type="float">
            <text:p>67.92248123810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9457.7942880501" calcext:value-type="float">
            <text:p>-9457.7942880501</text:p>
          </table:table-cell>
          <table:table-cell office:value-type="float" office:value="0.05" calcext:value-type="float">
            <text:p>0.05</text:p>
          </table:table-cell>
          <table:table-cell office:value-type="float" office:value="69.0337932526435" calcext:value-type="float">
            <text:p>69.03379325264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9612.9145528752" calcext:value-type="float">
            <text:p>-9612.9145528752</text:p>
          </table:table-cell>
          <table:table-cell office:value-type="float" office:value="0.05" calcext:value-type="float">
            <text:p>0.05</text:p>
          </table:table-cell>
          <table:table-cell office:value-type="float" office:value="70.1842779664843" calcext:value-type="float">
            <text:p>70.18427796648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9771.52055315277" calcext:value-type="float">
            <text:p>-9771.52055315277</text:p>
          </table:table-cell>
          <table:table-cell office:value-type="float" office:value="0.05" calcext:value-type="float">
            <text:p>0.05</text:p>
          </table:table-cell>
          <table:table-cell office:value-type="float" office:value="71.354293544006" calcext:value-type="float">
            <text:p>71.3542935440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9931.49331097288" calcext:value-type="float">
            <text:p>-9931.49331097288</text:p>
          </table:table-cell>
          <table:table-cell office:value-type="float" office:value="0.05" calcext:value-type="float">
            <text:p>0.05</text:p>
          </table:table-cell>
          <table:table-cell office:value-type="float" office:value="72.5198269908337" calcext:value-type="float">
            <text:p>72.51982699083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0095.3447050624" calcext:value-type="float">
            <text:p>-10095.3447050624</text:p>
          </table:table-cell>
          <table:table-cell office:value-type="float" office:value="0.05" calcext:value-type="float">
            <text:p>0.05</text:p>
          </table:table-cell>
          <table:table-cell office:value-type="float" office:value="73.703660707183" calcext:value-type="float">
            <text:p>73.7036607071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10261.5938015729" calcext:value-type="float">
            <text:p>-10261.5938015729</text:p>
          </table:table-cell>
          <table:table-cell office:value-type="float" office:value="0.05" calcext:value-type="float">
            <text:p>0.05</text:p>
          </table:table-cell>
          <table:table-cell office:value-type="float" office:value="74.9197223153069" calcext:value-type="float">
            <text:p>74.91972231530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0431.533479261" calcext:value-type="float">
            <text:p>-10431.533479261</text:p>
          </table:table-cell>
          <table:table-cell office:value-type="float" office:value="0.05" calcext:value-type="float">
            <text:p>0.05</text:p>
          </table:table-cell>
          <table:table-cell office:value-type="float" office:value="76.1427688821986" calcext:value-type="float">
            <text:p>76.14276888219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0605.0478827575" calcext:value-type="float">
            <text:p>-10605.0478827575</text:p>
          </table:table-cell>
          <table:table-cell office:value-type="float" office:value="0.05" calcext:value-type="float">
            <text:p>0.05</text:p>
          </table:table-cell>
          <table:table-cell office:value-type="float" office:value="77.43743344065" calcext:value-type="float">
            <text:p>77.437433440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0782.2881277613" calcext:value-type="float">
            <text:p>-10782.2881277613</text:p>
          </table:table-cell>
          <table:table-cell office:value-type="float" office:value="0.05" calcext:value-type="float">
            <text:p>0.05</text:p>
          </table:table-cell>
          <table:table-cell office:value-type="float" office:value="78.7357277187889" calcext:value-type="float">
            <text:p>78.73572771878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0961.4156399368" calcext:value-type="float">
            <text:p>-10961.4156399368</text:p>
          </table:table-cell>
          <table:table-cell office:value-type="float" office:value="0.05" calcext:value-type="float">
            <text:p>0.05</text:p>
          </table:table-cell>
          <table:table-cell office:value-type="float" office:value="80.0143282082618" calcext:value-type="float">
            <text:p>80.01432820826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1146.0017869659" calcext:value-type="float">
            <text:p>-11146.0017869659</text:p>
          </table:table-cell>
          <table:table-cell office:value-type="float" office:value="0.05" calcext:value-type="float">
            <text:p>0.05</text:p>
          </table:table-cell>
          <table:table-cell office:value-type="float" office:value="81.3528011752543" calcext:value-type="float">
            <text:p>81.35280117525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1336.2598098902" calcext:value-type="float">
            <text:p>-11336.2598098902</text:p>
          </table:table-cell>
          <table:table-cell office:value-type="float" office:value="0.05" calcext:value-type="float">
            <text:p>0.05</text:p>
          </table:table-cell>
          <table:table-cell office:value-type="float" office:value="82.7639290771844" calcext:value-type="float">
            <text:p>82.76392907718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11535.6939138587" calcext:value-type="float">
            <text:p>-11535.6939138587</text:p>
          </table:table-cell>
          <table:table-cell office:value-type="float" office:value="0.05" calcext:value-type="float">
            <text:p>0.05</text:p>
          </table:table-cell>
          <table:table-cell office:value-type="float" office:value="84.1825409555518" calcext:value-type="float">
            <text:p>84.18254095555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11745.8874555822" calcext:value-type="float">
            <text:p>-11745.8874555822</text:p>
          </table:table-cell>
          <table:table-cell office:value-type="float" office:value="0.05" calcext:value-type="float">
            <text:p>0.05</text:p>
          </table:table-cell>
          <table:table-cell office:value-type="float" office:value="85.6904024716503" calcext:value-type="float">
            <text:p>85.69040247165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11975.3163467006" calcext:value-type="float">
            <text:p>-11975.3163467006</text:p>
          </table:table-cell>
          <table:table-cell office:value-type="float" office:value="0.05" calcext:value-type="float">
            <text:p>0.05</text:p>
          </table:table-cell>
          <table:table-cell office:value-type="float" office:value="87.3664400789797" calcext:value-type="float">
            <text:p>87.3664400789797</text:p>
          </table:table-cell>
        </table:table-row>
      </table:table>
      <table:table table:name="B3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37912382099972" calcext:value-type="float">
            <text:p>-0.537912382099972</text:p>
          </table:table-cell>
          <table:table-cell office:value-type="float" office:value="0.05" calcext:value-type="float">
            <text:p>0.05</text:p>
          </table:table-cell>
          <table:table-cell office:value-type="float" office:value="0.0775669176608423" calcext:value-type="float">
            <text:p>0.0775669176608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2.62147910929612" calcext:value-type="float">
            <text:p>-2.62147910929612</text:p>
          </table:table-cell>
          <table:table-cell office:value-type="float" office:value="0.05" calcext:value-type="float">
            <text:p>0.05</text:p>
          </table:table-cell>
          <table:table-cell office:value-type="float" office:value="0.102900316681042" calcext:value-type="float">
            <text:p>0.1029003166810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3.54134352383546" calcext:value-type="float">
            <text:p>-3.54134352383546</text:p>
          </table:table-cell>
          <table:table-cell office:value-type="float" office:value="0.05" calcext:value-type="float">
            <text:p>0.05</text:p>
          </table:table-cell>
          <table:table-cell office:value-type="float" office:value="0.076110991832018" calcext:value-type="float">
            <text:p>0.0761109918320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4.34071228278521" calcext:value-type="float">
            <text:p>-4.34071228278521</text:p>
          </table:table-cell>
          <table:table-cell office:value-type="float" office:value="0.05" calcext:value-type="float">
            <text:p>0.05</text:p>
          </table:table-cell>
          <table:table-cell office:value-type="float" office:value="0.0619346395696679" calcext:value-type="float">
            <text:p>0.0619346395696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4.8007502236768" calcext:value-type="float">
            <text:p>-4.8007502236768</text:p>
          </table:table-cell>
          <table:table-cell office:value-type="float" office:value="0.05" calcext:value-type="float">
            <text:p>0.05</text:p>
          </table:table-cell>
          <table:table-cell office:value-type="float" office:value="0.0667048067680169" calcext:value-type="float">
            <text:p>0.0667048067680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5.48931255967704" calcext:value-type="float">
            <text:p>-5.48931255967704</text:p>
          </table:table-cell>
          <table:table-cell office:value-type="float" office:value="0.05" calcext:value-type="float">
            <text:p>0.05</text:p>
          </table:table-cell>
          <table:table-cell office:value-type="float" office:value="0.0598405003696092" calcext:value-type="float">
            <text:p>0.0598405003696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5.92622267107493" calcext:value-type="float">
            <text:p>-5.92622267107493</text:p>
          </table:table-cell>
          <table:table-cell office:value-type="float" office:value="0.05" calcext:value-type="float">
            <text:p>0.05</text:p>
          </table:table-cell>
          <table:table-cell office:value-type="float" office:value="0.0889914465475175" calcext:value-type="float">
            <text:p>0.0889914465475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6.430593073746" calcext:value-type="float">
            <text:p>-6.430593073746</text:p>
          </table:table-cell>
          <table:table-cell office:value-type="float" office:value="0.05" calcext:value-type="float">
            <text:p>0.05</text:p>
          </table:table-cell>
          <table:table-cell office:value-type="float" office:value="0.0903256857750343" calcext:value-type="float">
            <text:p>0.0903256857750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6.75079911827862" calcext:value-type="float">
            <text:p>-6.75079911827862</text:p>
          </table:table-cell>
          <table:table-cell office:value-type="float" office:value="0.05" calcext:value-type="float">
            <text:p>0.05</text:p>
          </table:table-cell>
          <table:table-cell office:value-type="float" office:value="0.0579833807849963" calcext:value-type="float">
            <text:p>0.0579833807849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7.13110546333568" calcext:value-type="float">
            <text:p>-7.13110546333568</text:p>
          </table:table-cell>
          <table:table-cell office:value-type="float" office:value="0.05" calcext:value-type="float">
            <text:p>0.05</text:p>
          </table:table-cell>
          <table:table-cell office:value-type="float" office:value="0.0742663746602657" calcext:value-type="float">
            <text:p>0.0742663746602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7.50610772045728" calcext:value-type="float">
            <text:p>-7.50610772045728</text:p>
          </table:table-cell>
          <table:table-cell office:value-type="float" office:value="0.05" calcext:value-type="float">
            <text:p>0.05</text:p>
          </table:table-cell>
          <table:table-cell office:value-type="float" office:value="0.0720724980053738" calcext:value-type="float">
            <text:p>0.0720724980053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8.01031525715815" calcext:value-type="float">
            <text:p>-8.01031525715815</text:p>
          </table:table-cell>
          <table:table-cell office:value-type="float" office:value="0.05" calcext:value-type="float">
            <text:p>0.05</text:p>
          </table:table-cell>
          <table:table-cell office:value-type="float" office:value="0.0892826730661712" calcext:value-type="float">
            <text:p>0.0892826730661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8.26279559920689" calcext:value-type="float">
            <text:p>-8.26279559920689</text:p>
          </table:table-cell>
          <table:table-cell office:value-type="float" office:value="0.05" calcext:value-type="float">
            <text:p>0.05</text:p>
          </table:table-cell>
          <table:table-cell office:value-type="float" office:value="0.106884030460657" calcext:value-type="float">
            <text:p>0.1068840304606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8.59423974037349" calcext:value-type="float">
            <text:p>-8.59423974037349</text:p>
          </table:table-cell>
          <table:table-cell office:value-type="float" office:value="0.05" calcext:value-type="float">
            <text:p>0.05</text:p>
          </table:table-cell>
          <table:table-cell office:value-type="float" office:value="0.104709754405235" calcext:value-type="float">
            <text:p>0.1047097544052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8.89819693142799" calcext:value-type="float">
            <text:p>-8.89819693142799</text:p>
          </table:table-cell>
          <table:table-cell office:value-type="float" office:value="0.05" calcext:value-type="float">
            <text:p>0.05</text:p>
          </table:table-cell>
          <table:table-cell office:value-type="float" office:value="0.10432976698411" calcext:value-type="float">
            <text:p>0.104329766984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9.20704423786723" calcext:value-type="float">
            <text:p>-9.20704423786723</text:p>
          </table:table-cell>
          <table:table-cell office:value-type="float" office:value="0.05" calcext:value-type="float">
            <text:p>0.05</text:p>
          </table:table-cell>
          <table:table-cell office:value-type="float" office:value="0.114971587304097" calcext:value-type="float">
            <text:p>0.1149715873040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9.5478908296904" calcext:value-type="float">
            <text:p>-9.5478908296904</text:p>
          </table:table-cell>
          <table:table-cell office:value-type="float" office:value="0.05" calcext:value-type="float">
            <text:p>0.05</text:p>
          </table:table-cell>
          <table:table-cell office:value-type="float" office:value="0.0880732790617146" calcext:value-type="float">
            <text:p>0.0880732790617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9.70631891763774" calcext:value-type="float">
            <text:p>-9.70631891763774</text:p>
          </table:table-cell>
          <table:table-cell office:value-type="float" office:value="0.05" calcext:value-type="float">
            <text:p>0.05</text:p>
          </table:table-cell>
          <table:table-cell office:value-type="float" office:value="0.0911339251519743" calcext:value-type="float">
            <text:p>0.0911339251519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10.0197230243439" calcext:value-type="float">
            <text:p>-10.0197230243439</text:p>
          </table:table-cell>
          <table:table-cell office:value-type="float" office:value="0.05" calcext:value-type="float">
            <text:p>0.05</text:p>
          </table:table-cell>
          <table:table-cell office:value-type="float" office:value="0.123487357879385" calcext:value-type="float">
            <text:p>0.1234873578793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10.2507669301598" calcext:value-type="float">
            <text:p>-10.2507669301598</text:p>
          </table:table-cell>
          <table:table-cell office:value-type="float" office:value="0.05" calcext:value-type="float">
            <text:p>0.05</text:p>
          </table:table-cell>
          <table:table-cell office:value-type="float" office:value="0.119676853184777" calcext:value-type="float">
            <text:p>0.1196768531847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10.4764681427733" calcext:value-type="float">
            <text:p>-10.4764681427733</text:p>
          </table:table-cell>
          <table:table-cell office:value-type="float" office:value="0.05" calcext:value-type="float">
            <text:p>0.05</text:p>
          </table:table-cell>
          <table:table-cell office:value-type="float" office:value="0.119223129362686" calcext:value-type="float">
            <text:p>0.1192231293626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10.6451921175566" calcext:value-type="float">
            <text:p>-10.6451921175566</text:p>
          </table:table-cell>
          <table:table-cell office:value-type="float" office:value="0.05" calcext:value-type="float">
            <text:p>0.05</text:p>
          </table:table-cell>
          <table:table-cell office:value-type="float" office:value="0.12303073073899" calcext:value-type="float">
            <text:p>0.123030730738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10.8238776299884" calcext:value-type="float">
            <text:p>-10.8238776299884</text:p>
          </table:table-cell>
          <table:table-cell office:value-type="float" office:value="0.05" calcext:value-type="float">
            <text:p>0.05</text:p>
          </table:table-cell>
          <table:table-cell office:value-type="float" office:value="0.124827444795748" calcext:value-type="float">
            <text:p>0.1248274447957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10.9157926344639" calcext:value-type="float">
            <text:p>-10.9157926344639</text:p>
          </table:table-cell>
          <table:table-cell office:value-type="float" office:value="0.05" calcext:value-type="float">
            <text:p>0.05</text:p>
          </table:table-cell>
          <table:table-cell office:value-type="float" office:value="0.0917856820240129" calcext:value-type="float">
            <text:p>0.0917856820240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11.1691862323604" calcext:value-type="float">
            <text:p>-11.1691862323604</text:p>
          </table:table-cell>
          <table:table-cell office:value-type="float" office:value="0.05" calcext:value-type="float">
            <text:p>0.05</text:p>
          </table:table-cell>
          <table:table-cell office:value-type="float" office:value="0.130809946179069" calcext:value-type="float">
            <text:p>0.1308099461790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11.2351426416695" calcext:value-type="float">
            <text:p>-11.2351426416695</text:p>
          </table:table-cell>
          <table:table-cell office:value-type="float" office:value="0.05" calcext:value-type="float">
            <text:p>0.05</text:p>
          </table:table-cell>
          <table:table-cell office:value-type="float" office:value="0.11145843657709" calcext:value-type="float">
            <text:p>0.111458436577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11.4236845613352" calcext:value-type="float">
            <text:p>-11.4236845613352</text:p>
          </table:table-cell>
          <table:table-cell office:value-type="float" office:value="0.05" calcext:value-type="float">
            <text:p>0.05</text:p>
          </table:table-cell>
          <table:table-cell office:value-type="float" office:value="0.124380049064298" calcext:value-type="float">
            <text:p>0.1243800490642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11.5030580243802" calcext:value-type="float">
            <text:p>-11.5030580243802</text:p>
          </table:table-cell>
          <table:table-cell office:value-type="float" office:value="0.05" calcext:value-type="float">
            <text:p>0.05</text:p>
          </table:table-cell>
          <table:table-cell office:value-type="float" office:value="0.109469150738196" calcext:value-type="float">
            <text:p>0.1094691507381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11.7435912427035" calcext:value-type="float">
            <text:p>-11.7435912427035</text:p>
          </table:table-cell>
          <table:table-cell office:value-type="float" office:value="0.05" calcext:value-type="float">
            <text:p>0.05</text:p>
          </table:table-cell>
          <table:table-cell office:value-type="float" office:value="0.115618021337607" calcext:value-type="float">
            <text:p>0.1156180213376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12.0685062680868" calcext:value-type="float">
            <text:p>-12.0685062680868</text:p>
          </table:table-cell>
          <table:table-cell office:value-type="float" office:value="0.05" calcext:value-type="float">
            <text:p>0.05</text:p>
          </table:table-cell>
          <table:table-cell office:value-type="float" office:value="0.116554459551173" calcext:value-type="float">
            <text:p>0.1165544595511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12.7641766265306" calcext:value-type="float">
            <text:p>-12.7641766265306</text:p>
          </table:table-cell>
          <table:table-cell office:value-type="float" office:value="0.05" calcext:value-type="float">
            <text:p>0.05</text:p>
          </table:table-cell>
          <table:table-cell office:value-type="float" office:value="0.106785377267441" calcext:value-type="float">
            <text:p>0.1067853772674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5.3075484910706" calcext:value-type="float">
            <text:p>-15.3075484910706</text:p>
          </table:table-cell>
          <table:table-cell office:value-type="float" office:value="0.05" calcext:value-type="float">
            <text:p>0.05</text:p>
          </table:table-cell>
          <table:table-cell office:value-type="float" office:value="0.177789441179104" calcext:value-type="float">
            <text:p>0.1777894411791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22.6876105317706" calcext:value-type="float">
            <text:p>-22.6876105317706</text:p>
          </table:table-cell>
          <table:table-cell office:value-type="float" office:value="0.05" calcext:value-type="float">
            <text:p>0.05</text:p>
          </table:table-cell>
          <table:table-cell office:value-type="float" office:value="0.727469343529153" calcext:value-type="float">
            <text:p>0.7274693435291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43.6261422270636" calcext:value-type="float">
            <text:p>-43.6261422270636</text:p>
          </table:table-cell>
          <table:table-cell office:value-type="float" office:value="0.05" calcext:value-type="float">
            <text:p>0.05</text:p>
          </table:table-cell>
          <table:table-cell office:value-type="float" office:value="1.69825305964553" calcext:value-type="float">
            <text:p>1.698253059645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92.671943460799" calcext:value-type="float">
            <text:p>-92.671943460799</text:p>
          </table:table-cell>
          <table:table-cell office:value-type="float" office:value="0.05" calcext:value-type="float">
            <text:p>0.05</text:p>
          </table:table-cell>
          <table:table-cell office:value-type="float" office:value="3.81781825578396" calcext:value-type="float">
            <text:p>3.817818255783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87.213381445612" calcext:value-type="float">
            <text:p>-187.213381445612</text:p>
          </table:table-cell>
          <table:table-cell office:value-type="float" office:value="0.05" calcext:value-type="float">
            <text:p>0.05</text:p>
          </table:table-cell>
          <table:table-cell office:value-type="float" office:value="6.97509271161648" calcext:value-type="float">
            <text:p>6.975092711616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337.688508636701" calcext:value-type="float">
            <text:p>-337.688508636701</text:p>
          </table:table-cell>
          <table:table-cell office:value-type="float" office:value="0.05" calcext:value-type="float">
            <text:p>0.05</text:p>
          </table:table-cell>
          <table:table-cell office:value-type="float" office:value="10.6658449784426" calcext:value-type="float">
            <text:p>10.66584497844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541.383012838788" calcext:value-type="float">
            <text:p>-541.383012838788</text:p>
          </table:table-cell>
          <table:table-cell office:value-type="float" office:value="0.05" calcext:value-type="float">
            <text:p>0.05</text:p>
          </table:table-cell>
          <table:table-cell office:value-type="float" office:value="14.0296845874402" calcext:value-type="float">
            <text:p>14.02968458744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787.797071446008" calcext:value-type="float">
            <text:p>-787.797071446008</text:p>
          </table:table-cell>
          <table:table-cell office:value-type="float" office:value="0.05" calcext:value-type="float">
            <text:p>0.05</text:p>
          </table:table-cell>
          <table:table-cell office:value-type="float" office:value="17.2006706212023" calcext:value-type="float">
            <text:p>17.20067062120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067.7603307352" calcext:value-type="float">
            <text:p>-1067.7603307352</text:p>
          </table:table-cell>
          <table:table-cell office:value-type="float" office:value="0.05" calcext:value-type="float">
            <text:p>0.05</text:p>
          </table:table-cell>
          <table:table-cell office:value-type="float" office:value="19.9439246215618" calcext:value-type="float">
            <text:p>19.94392462156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1355.50882468307" calcext:value-type="float">
            <text:p>-1355.50882468307</text:p>
          </table:table-cell>
          <table:table-cell office:value-type="float" office:value="0.05" calcext:value-type="float">
            <text:p>0.05</text:p>
          </table:table-cell>
          <table:table-cell office:value-type="float" office:value="22.070479459235" calcext:value-type="float">
            <text:p>22.0704794592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1642.52726545656" calcext:value-type="float">
            <text:p>-1642.52726545656</text:p>
          </table:table-cell>
          <table:table-cell office:value-type="float" office:value="0.05" calcext:value-type="float">
            <text:p>0.05</text:p>
          </table:table-cell>
          <table:table-cell office:value-type="float" office:value="23.6747613755999" calcext:value-type="float">
            <text:p>23.6747613755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1921.10476800499" calcext:value-type="float">
            <text:p>-1921.10476800499</text:p>
          </table:table-cell>
          <table:table-cell office:value-type="float" office:value="0.05" calcext:value-type="float">
            <text:p>0.05</text:p>
          </table:table-cell>
          <table:table-cell office:value-type="float" office:value="25.1408957180094" calcext:value-type="float">
            <text:p>25.1408957180094</text:p>
          </table:table-cell>
        </table:table-row>
      </table:table>
      <table:table table:name="B4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57436379425756" calcext:value-type="float">
            <text:p>-2.57436379425756</text:p>
          </table:table-cell>
          <table:table-cell office:value-type="float" office:value="0.05" calcext:value-type="float">
            <text:p>0.05</text:p>
          </table:table-cell>
          <table:table-cell office:value-type="float" office:value="0.0747525241627976" calcext:value-type="float">
            <text:p>0.0747525241627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8.002744772721" calcext:value-type="float">
            <text:p>-18.002744772721</text:p>
          </table:table-cell>
          <table:table-cell office:value-type="float" office:value="0.05" calcext:value-type="float">
            <text:p>0.05</text:p>
          </table:table-cell>
          <table:table-cell office:value-type="float" office:value="0.148764004950086" calcext:value-type="float">
            <text:p>0.1487640049500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24.9459789384924" calcext:value-type="float">
            <text:p>-24.9459789384924</text:p>
          </table:table-cell>
          <table:table-cell office:value-type="float" office:value="0.05" calcext:value-type="float">
            <text:p>0.05</text:p>
          </table:table-cell>
          <table:table-cell office:value-type="float" office:value="0.19450008664503" calcext:value-type="float">
            <text:p>0.194500086645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30.3415410760935" calcext:value-type="float">
            <text:p>-30.3415410760935</text:p>
          </table:table-cell>
          <table:table-cell office:value-type="float" office:value="0.05" calcext:value-type="float">
            <text:p>0.05</text:p>
          </table:table-cell>
          <table:table-cell office:value-type="float" office:value="0.238314751043081" calcext:value-type="float">
            <text:p>0.2383147510430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35.0824916765914" calcext:value-type="float">
            <text:p>-35.0824916765914</text:p>
          </table:table-cell>
          <table:table-cell office:value-type="float" office:value="0.05" calcext:value-type="float">
            <text:p>0.05</text:p>
          </table:table-cell>
          <table:table-cell office:value-type="float" office:value="0.271489979411729" calcext:value-type="float">
            <text:p>0.2714899794117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39.2449276600185" calcext:value-type="float">
            <text:p>-39.2449276600185</text:p>
          </table:table-cell>
          <table:table-cell office:value-type="float" office:value="0.05" calcext:value-type="float">
            <text:p>0.05</text:p>
          </table:table-cell>
          <table:table-cell office:value-type="float" office:value="0.298444379628079" calcext:value-type="float">
            <text:p>0.2984443796280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43.1228107799905" calcext:value-type="float">
            <text:p>-43.1228107799905</text:p>
          </table:table-cell>
          <table:table-cell office:value-type="float" office:value="0.05" calcext:value-type="float">
            <text:p>0.05</text:p>
          </table:table-cell>
          <table:table-cell office:value-type="float" office:value="0.328490431798984" calcext:value-type="float">
            <text:p>0.3284904317989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46.7407915637773" calcext:value-type="float">
            <text:p>-46.7407915637773</text:p>
          </table:table-cell>
          <table:table-cell office:value-type="float" office:value="0.05" calcext:value-type="float">
            <text:p>0.05</text:p>
          </table:table-cell>
          <table:table-cell office:value-type="float" office:value="0.358378319086336" calcext:value-type="float">
            <text:p>0.3583783190863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50.2333639418496" calcext:value-type="float">
            <text:p>-50.2333639418496</text:p>
          </table:table-cell>
          <table:table-cell office:value-type="float" office:value="0.05" calcext:value-type="float">
            <text:p>0.05</text:p>
          </table:table-cell>
          <table:table-cell office:value-type="float" office:value="0.380927485868032" calcext:value-type="float">
            <text:p>0.3809274858680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53.3917798988061" calcext:value-type="float">
            <text:p>-53.3917798988061</text:p>
          </table:table-cell>
          <table:table-cell office:value-type="float" office:value="0.05" calcext:value-type="float">
            <text:p>0.05</text:p>
          </table:table-cell>
          <table:table-cell office:value-type="float" office:value="0.405076847079099" calcext:value-type="float">
            <text:p>0.4050768470790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56.3427725954061" calcext:value-type="float">
            <text:p>-56.3427725954061</text:p>
          </table:table-cell>
          <table:table-cell office:value-type="float" office:value="0.05" calcext:value-type="float">
            <text:p>0.05</text:p>
          </table:table-cell>
          <table:table-cell office:value-type="float" office:value="0.430107483130806" calcext:value-type="float">
            <text:p>0.4301074831308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59.1300954571245" calcext:value-type="float">
            <text:p>-59.1300954571245</text:p>
          </table:table-cell>
          <table:table-cell office:value-type="float" office:value="0.05" calcext:value-type="float">
            <text:p>0.05</text:p>
          </table:table-cell>
          <table:table-cell office:value-type="float" office:value="0.452789484155706" calcext:value-type="float">
            <text:p>0.4527894841557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61.8177817881725" calcext:value-type="float">
            <text:p>-61.8177817881725</text:p>
          </table:table-cell>
          <table:table-cell office:value-type="float" office:value="0.05" calcext:value-type="float">
            <text:p>0.05</text:p>
          </table:table-cell>
          <table:table-cell office:value-type="float" office:value="0.470391909217637" calcext:value-type="float">
            <text:p>0.4703919092176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64.4825265607286" calcext:value-type="float">
            <text:p>-64.4825265607286</text:p>
          </table:table-cell>
          <table:table-cell office:value-type="float" office:value="0.05" calcext:value-type="float">
            <text:p>0.05</text:p>
          </table:table-cell>
          <table:table-cell office:value-type="float" office:value="0.494511465857153" calcext:value-type="float">
            <text:p>0.4945114658571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66.8009139529771" calcext:value-type="float">
            <text:p>-66.8009139529771</text:p>
          </table:table-cell>
          <table:table-cell office:value-type="float" office:value="0.05" calcext:value-type="float">
            <text:p>0.05</text:p>
          </table:table-cell>
          <table:table-cell office:value-type="float" office:value="0.507106844524755" calcext:value-type="float">
            <text:p>0.5071068445247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69.1813979340564" calcext:value-type="float">
            <text:p>-69.1813979340564</text:p>
          </table:table-cell>
          <table:table-cell office:value-type="float" office:value="0.05" calcext:value-type="float">
            <text:p>0.05</text:p>
          </table:table-cell>
          <table:table-cell office:value-type="float" office:value="0.525912296243311" calcext:value-type="float">
            <text:p>0.5259122962433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71.2538694131318" calcext:value-type="float">
            <text:p>-71.2538694131318</text:p>
          </table:table-cell>
          <table:table-cell office:value-type="float" office:value="0.05" calcext:value-type="float">
            <text:p>0.05</text:p>
          </table:table-cell>
          <table:table-cell office:value-type="float" office:value="0.55119963104971" calcext:value-type="float">
            <text:p>0.551199631049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73.1511429067982" calcext:value-type="float">
            <text:p>-73.1511429067982</text:p>
          </table:table-cell>
          <table:table-cell office:value-type="float" office:value="0.05" calcext:value-type="float">
            <text:p>0.05</text:p>
          </table:table-cell>
          <table:table-cell office:value-type="float" office:value="0.559694101890905" calcext:value-type="float">
            <text:p>0.5596941018909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74.9515145675441" calcext:value-type="float">
            <text:p>-74.9515145675441</text:p>
          </table:table-cell>
          <table:table-cell office:value-type="float" office:value="0.05" calcext:value-type="float">
            <text:p>0.05</text:p>
          </table:table-cell>
          <table:table-cell office:value-type="float" office:value="0.577555893703619" calcext:value-type="float">
            <text:p>0.5775558937036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76.3866015406694" calcext:value-type="float">
            <text:p>-76.3866015406694</text:p>
          </table:table-cell>
          <table:table-cell office:value-type="float" office:value="0.05" calcext:value-type="float">
            <text:p>0.05</text:p>
          </table:table-cell>
          <table:table-cell office:value-type="float" office:value="0.58765647219573" calcext:value-type="float">
            <text:p>0.587656472195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77.66949467373" calcext:value-type="float">
            <text:p>-77.66949467373</text:p>
          </table:table-cell>
          <table:table-cell office:value-type="float" office:value="0.05" calcext:value-type="float">
            <text:p>0.05</text:p>
          </table:table-cell>
          <table:table-cell office:value-type="float" office:value="0.590713031380124" calcext:value-type="float">
            <text:p>0.5907130313801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78.7453800535939" calcext:value-type="float">
            <text:p>-78.7453800535939</text:p>
          </table:table-cell>
          <table:table-cell office:value-type="float" office:value="0.05" calcext:value-type="float">
            <text:p>0.05</text:p>
          </table:table-cell>
          <table:table-cell office:value-type="float" office:value="0.601780818396596" calcext:value-type="float">
            <text:p>0.6017808183965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79.6001634687809" calcext:value-type="float">
            <text:p>-79.6001634687809</text:p>
          </table:table-cell>
          <table:table-cell office:value-type="float" office:value="0.05" calcext:value-type="float">
            <text:p>0.05</text:p>
          </table:table-cell>
          <table:table-cell office:value-type="float" office:value="0.604550017493131" calcext:value-type="float">
            <text:p>0.6045500174931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80.5624954359096" calcext:value-type="float">
            <text:p>-80.5624954359096</text:p>
          </table:table-cell>
          <table:table-cell office:value-type="float" office:value="0.05" calcext:value-type="float">
            <text:p>0.05</text:p>
          </table:table-cell>
          <table:table-cell office:value-type="float" office:value="0.610292342315447" calcext:value-type="float">
            <text:p>0.6102923423154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81.1527955050125" calcext:value-type="float">
            <text:p>-81.1527955050125</text:p>
          </table:table-cell>
          <table:table-cell office:value-type="float" office:value="0.05" calcext:value-type="float">
            <text:p>0.05</text:p>
          </table:table-cell>
          <table:table-cell office:value-type="float" office:value="0.616143303226214" calcext:value-type="float">
            <text:p>0.6161433032262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81.9387803225792" calcext:value-type="float">
            <text:p>-81.9387803225792</text:p>
          </table:table-cell>
          <table:table-cell office:value-type="float" office:value="0.05" calcext:value-type="float">
            <text:p>0.05</text:p>
          </table:table-cell>
          <table:table-cell office:value-type="float" office:value="0.625854063241645" calcext:value-type="float">
            <text:p>0.6258540632416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82.5546349512662" calcext:value-type="float">
            <text:p>-82.5546349512662</text:p>
          </table:table-cell>
          <table:table-cell office:value-type="float" office:value="0.05" calcext:value-type="float">
            <text:p>0.05</text:p>
          </table:table-cell>
          <table:table-cell office:value-type="float" office:value="0.631805786796798" calcext:value-type="float">
            <text:p>0.6318057867967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83.2343194768939" calcext:value-type="float">
            <text:p>-83.2343194768939</text:p>
          </table:table-cell>
          <table:table-cell office:value-type="float" office:value="0.05" calcext:value-type="float">
            <text:p>0.05</text:p>
          </table:table-cell>
          <table:table-cell office:value-type="float" office:value="0.638204877435124" calcext:value-type="float">
            <text:p>0.6382048774351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83.9456885966042" calcext:value-type="float">
            <text:p>-83.9456885966042</text:p>
          </table:table-cell>
          <table:table-cell office:value-type="float" office:value="0.05" calcext:value-type="float">
            <text:p>0.05</text:p>
          </table:table-cell>
          <table:table-cell office:value-type="float" office:value="0.638812175499411" calcext:value-type="float">
            <text:p>0.6388121754994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84.831779346235" calcext:value-type="float">
            <text:p>-84.831779346235</text:p>
          </table:table-cell>
          <table:table-cell office:value-type="float" office:value="0.05" calcext:value-type="float">
            <text:p>0.05</text:p>
          </table:table-cell>
          <table:table-cell office:value-type="float" office:value="0.644495282264531" calcext:value-type="float">
            <text:p>0.6444952822645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86.0454462048498" calcext:value-type="float">
            <text:p>-86.0454462048498</text:p>
          </table:table-cell>
          <table:table-cell office:value-type="float" office:value="0.05" calcext:value-type="float">
            <text:p>0.05</text:p>
          </table:table-cell>
          <table:table-cell office:value-type="float" office:value="0.65570020116181" calcext:value-type="float">
            <text:p>0.655700201161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88.8833618442032" calcext:value-type="float">
            <text:p>-88.8833618442032</text:p>
          </table:table-cell>
          <table:table-cell office:value-type="float" office:value="0.05" calcext:value-type="float">
            <text:p>0.05</text:p>
          </table:table-cell>
          <table:table-cell office:value-type="float" office:value="0.722800583449654" calcext:value-type="float">
            <text:p>0.7228005834496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95.4326065578604" calcext:value-type="float">
            <text:p>-95.4326065578604</text:p>
          </table:table-cell>
          <table:table-cell office:value-type="float" office:value="0.05" calcext:value-type="float">
            <text:p>0.05</text:p>
          </table:table-cell>
          <table:table-cell office:value-type="float" office:value="0.853542647247786" calcext:value-type="float">
            <text:p>0.8535426472477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110.460509566128" calcext:value-type="float">
            <text:p>-110.460509566128</text:p>
          </table:table-cell>
          <table:table-cell office:value-type="float" office:value="0.05" calcext:value-type="float">
            <text:p>0.05</text:p>
          </table:table-cell>
          <table:table-cell office:value-type="float" office:value="1.42154644142373" calcext:value-type="float">
            <text:p>1.421546441423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42.320312065284" calcext:value-type="float">
            <text:p>-142.320312065284</text:p>
          </table:table-cell>
          <table:table-cell office:value-type="float" office:value="0.05" calcext:value-type="float">
            <text:p>0.05</text:p>
          </table:table-cell>
          <table:table-cell office:value-type="float" office:value="2.45584334639689" calcext:value-type="float">
            <text:p>2.455843346396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99.253433408456" calcext:value-type="float">
            <text:p>-199.253433408456</text:p>
          </table:table-cell>
          <table:table-cell office:value-type="float" office:value="0.05" calcext:value-type="float">
            <text:p>0.05</text:p>
          </table:table-cell>
          <table:table-cell office:value-type="float" office:value="4.35993260745552" calcext:value-type="float">
            <text:p>4.359932607455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287.473930943643" calcext:value-type="float">
            <text:p>-287.473930943643</text:p>
          </table:table-cell>
          <table:table-cell office:value-type="float" office:value="0.05" calcext:value-type="float">
            <text:p>0.05</text:p>
          </table:table-cell>
          <table:table-cell office:value-type="float" office:value="6.31754244258107" calcext:value-type="float">
            <text:p>6.317542442581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406.416506310796" calcext:value-type="float">
            <text:p>-406.416506310796</text:p>
          </table:table-cell>
          <table:table-cell office:value-type="float" office:value="0.05" calcext:value-type="float">
            <text:p>0.05</text:p>
          </table:table-cell>
          <table:table-cell office:value-type="float" office:value="8.69538641488572" calcext:value-type="float">
            <text:p>8.695386414885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552.171654382713" calcext:value-type="float">
            <text:p>-552.171654382713</text:p>
          </table:table-cell>
          <table:table-cell office:value-type="float" office:value="0.05" calcext:value-type="float">
            <text:p>0.05</text:p>
          </table:table-cell>
          <table:table-cell office:value-type="float" office:value="10.8366104756871" calcext:value-type="float">
            <text:p>10.83661047568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719.253428914151" calcext:value-type="float">
            <text:p>-719.253428914151</text:p>
          </table:table-cell>
          <table:table-cell office:value-type="float" office:value="0.05" calcext:value-type="float">
            <text:p>0.05</text:p>
          </table:table-cell>
          <table:table-cell office:value-type="float" office:value="12.8983729111518" calcext:value-type="float">
            <text:p>12.89837291115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900.98346503768" calcext:value-type="float">
            <text:p>-900.98346503768</text:p>
          </table:table-cell>
          <table:table-cell office:value-type="float" office:value="0.05" calcext:value-type="float">
            <text:p>0.05</text:p>
          </table:table-cell>
          <table:table-cell office:value-type="float" office:value="15.8483243603086" calcext:value-type="float">
            <text:p>15.84832436030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1090.4755921503" calcext:value-type="float">
            <text:p>-1090.4755921503</text:p>
          </table:table-cell>
          <table:table-cell office:value-type="float" office:value="0.05" calcext:value-type="float">
            <text:p>0.05</text:p>
          </table:table-cell>
          <table:table-cell office:value-type="float" office:value="16.3813090901391" calcext:value-type="float">
            <text:p>16.38130909013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1276.26031751362" calcext:value-type="float">
            <text:p>-1276.26031751362</text:p>
          </table:table-cell>
          <table:table-cell office:value-type="float" office:value="0.05" calcext:value-type="float">
            <text:p>0.05</text:p>
          </table:table-cell>
          <table:table-cell office:value-type="float" office:value="17.7946955611946" calcext:value-type="float">
            <text:p>17.7946955611946</text:p>
          </table:table-cell>
        </table:table-row>
      </table:table>
      <table:table table:name="B5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4.3236251146682" calcext:value-type="float">
            <text:p>-54.3236251146682</text:p>
          </table:table-cell>
          <table:table-cell office:value-type="float" office:value="0.05" calcext:value-type="float">
            <text:p>0.05</text:p>
          </table:table-cell>
          <table:table-cell office:value-type="float" office:value="0.727238806214671" calcext:value-type="float">
            <text:p>0.7272388062146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292.546977814695" calcext:value-type="float">
            <text:p>-292.546977814695</text:p>
          </table:table-cell>
          <table:table-cell office:value-type="float" office:value="0.05" calcext:value-type="float">
            <text:p>0.05</text:p>
          </table:table-cell>
          <table:table-cell office:value-type="float" office:value="2.28706980303093" calcext:value-type="float">
            <text:p>2.287069803030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394.952142217251" calcext:value-type="float">
            <text:p>-394.952142217251</text:p>
          </table:table-cell>
          <table:table-cell office:value-type="float" office:value="0.05" calcext:value-type="float">
            <text:p>0.05</text:p>
          </table:table-cell>
          <table:table-cell office:value-type="float" office:value="3.04579301879197" calcext:value-type="float">
            <text:p>3.045793018791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480.545417536485" calcext:value-type="float">
            <text:p>-480.545417536485</text:p>
          </table:table-cell>
          <table:table-cell office:value-type="float" office:value="0.05" calcext:value-type="float">
            <text:p>0.05</text:p>
          </table:table-cell>
          <table:table-cell office:value-type="float" office:value="3.68121867793507" calcext:value-type="float">
            <text:p>3.681218677935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553.00771042081" calcext:value-type="float">
            <text:p>-553.00771042081</text:p>
          </table:table-cell>
          <table:table-cell office:value-type="float" office:value="0.05" calcext:value-type="float">
            <text:p>0.05</text:p>
          </table:table-cell>
          <table:table-cell office:value-type="float" office:value="4.21435551209293" calcext:value-type="float">
            <text:p>4.214355512092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613.740410038847" calcext:value-type="float">
            <text:p>-613.740410038847</text:p>
          </table:table-cell>
          <table:table-cell office:value-type="float" office:value="0.05" calcext:value-type="float">
            <text:p>0.05</text:p>
          </table:table-cell>
          <table:table-cell office:value-type="float" office:value="4.67268621943028" calcext:value-type="float">
            <text:p>4.672686219430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665.109316800668" calcext:value-type="float">
            <text:p>-665.109316800668</text:p>
          </table:table-cell>
          <table:table-cell office:value-type="float" office:value="0.05" calcext:value-type="float">
            <text:p>0.05</text:p>
          </table:table-cell>
          <table:table-cell office:value-type="float" office:value="5.05230157110355" calcext:value-type="float">
            <text:p>5.052301571103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707.448366334879" calcext:value-type="float">
            <text:p>-707.448366334879</text:p>
          </table:table-cell>
          <table:table-cell office:value-type="float" office:value="0.05" calcext:value-type="float">
            <text:p>0.05</text:p>
          </table:table-cell>
          <table:table-cell office:value-type="float" office:value="5.36939202897626" calcext:value-type="float">
            <text:p>5.369392028976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741.795544205105" calcext:value-type="float">
            <text:p>-741.795544205105</text:p>
          </table:table-cell>
          <table:table-cell office:value-type="float" office:value="0.05" calcext:value-type="float">
            <text:p>0.05</text:p>
          </table:table-cell>
          <table:table-cell office:value-type="float" office:value="5.6224842371678" calcext:value-type="float">
            <text:p>5.62248423716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768.849580463895" calcext:value-type="float">
            <text:p>-768.849580463895</text:p>
          </table:table-cell>
          <table:table-cell office:value-type="float" office:value="0.05" calcext:value-type="float">
            <text:p>0.05</text:p>
          </table:table-cell>
          <table:table-cell office:value-type="float" office:value="5.8255927437784" calcext:value-type="float">
            <text:p>5.82559274377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789.98310909819" calcext:value-type="float">
            <text:p>-789.98310909819</text:p>
          </table:table-cell>
          <table:table-cell office:value-type="float" office:value="0.05" calcext:value-type="float">
            <text:p>0.05</text:p>
          </table:table-cell>
          <table:table-cell office:value-type="float" office:value="5.9844054498282" calcext:value-type="float">
            <text:p>5.98440544982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806.522449824072" calcext:value-type="float">
            <text:p>-806.522449824072</text:p>
          </table:table-cell>
          <table:table-cell office:value-type="float" office:value="0.05" calcext:value-type="float">
            <text:p>0.05</text:p>
          </table:table-cell>
          <table:table-cell office:value-type="float" office:value="6.10890555395178" calcext:value-type="float">
            <text:p>6.108905553951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819.955865838493" calcext:value-type="float">
            <text:p>-819.955865838493</text:p>
          </table:table-cell>
          <table:table-cell office:value-type="float" office:value="0.05" calcext:value-type="float">
            <text:p>0.05</text:p>
          </table:table-cell>
          <table:table-cell office:value-type="float" office:value="6.20951801518605" calcext:value-type="float">
            <text:p>6.209518015186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831.531130357637" calcext:value-type="float">
            <text:p>-831.531130357637</text:p>
          </table:table-cell>
          <table:table-cell office:value-type="float" office:value="0.05" calcext:value-type="float">
            <text:p>0.05</text:p>
          </table:table-cell>
          <table:table-cell office:value-type="float" office:value="6.29696735602248" calcext:value-type="float">
            <text:p>6.296967356022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841.681466097522" calcext:value-type="float">
            <text:p>-841.681466097522</text:p>
          </table:table-cell>
          <table:table-cell office:value-type="float" office:value="0.05" calcext:value-type="float">
            <text:p>0.05</text:p>
          </table:table-cell>
          <table:table-cell office:value-type="float" office:value="6.37406495901556" calcext:value-type="float">
            <text:p>6.374064959015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851.146614884329" calcext:value-type="float">
            <text:p>-851.146614884329</text:p>
          </table:table-cell>
          <table:table-cell office:value-type="float" office:value="0.05" calcext:value-type="float">
            <text:p>0.05</text:p>
          </table:table-cell>
          <table:table-cell office:value-type="float" office:value="6.44622974329018" calcext:value-type="float">
            <text:p>6.446229743290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860.34361377861" calcext:value-type="float">
            <text:p>-860.34361377861</text:p>
          </table:table-cell>
          <table:table-cell office:value-type="float" office:value="0.05" calcext:value-type="float">
            <text:p>0.05</text:p>
          </table:table-cell>
          <table:table-cell office:value-type="float" office:value="6.51527600303195" calcext:value-type="float">
            <text:p>6.515276003031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869.213370360454" calcext:value-type="float">
            <text:p>-869.213370360454</text:p>
          </table:table-cell>
          <table:table-cell office:value-type="float" office:value="0.05" calcext:value-type="float">
            <text:p>0.05</text:p>
          </table:table-cell>
          <table:table-cell office:value-type="float" office:value="6.58426738795405" calcext:value-type="float">
            <text:p>6.584267387954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878.119096997253" calcext:value-type="float">
            <text:p>-878.119096997253</text:p>
          </table:table-cell>
          <table:table-cell office:value-type="float" office:value="0.05" calcext:value-type="float">
            <text:p>0.05</text:p>
          </table:table-cell>
          <table:table-cell office:value-type="float" office:value="6.64963836449337" calcext:value-type="float">
            <text:p>6.649638364493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887.329969310507" calcext:value-type="float">
            <text:p>-887.329969310507</text:p>
          </table:table-cell>
          <table:table-cell office:value-type="float" office:value="0.05" calcext:value-type="float">
            <text:p>0.05</text:p>
          </table:table-cell>
          <table:table-cell office:value-type="float" office:value="6.72008391450058" calcext:value-type="float">
            <text:p>6.720083914500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897.023629649919" calcext:value-type="float">
            <text:p>-897.023629649919</text:p>
          </table:table-cell>
          <table:table-cell office:value-type="float" office:value="0.05" calcext:value-type="float">
            <text:p>0.05</text:p>
          </table:table-cell>
          <table:table-cell office:value-type="float" office:value="6.79553615463701" calcext:value-type="float">
            <text:p>6.795536154637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908.069166003522" calcext:value-type="float">
            <text:p>-908.069166003522</text:p>
          </table:table-cell>
          <table:table-cell office:value-type="float" office:value="0.05" calcext:value-type="float">
            <text:p>0.05</text:p>
          </table:table-cell>
          <table:table-cell office:value-type="float" office:value="6.87914321300642" calcext:value-type="float">
            <text:p>6.879143213006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920.482920493916" calcext:value-type="float">
            <text:p>-920.482920493916</text:p>
          </table:table-cell>
          <table:table-cell office:value-type="float" office:value="0.05" calcext:value-type="float">
            <text:p>0.05</text:p>
          </table:table-cell>
          <table:table-cell office:value-type="float" office:value="6.97085993558641" calcext:value-type="float">
            <text:p>6.970859935586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935.490378463698" calcext:value-type="float">
            <text:p>-935.490378463698</text:p>
          </table:table-cell>
          <table:table-cell office:value-type="float" office:value="0.05" calcext:value-type="float">
            <text:p>0.05</text:p>
          </table:table-cell>
          <table:table-cell office:value-type="float" office:value="7.08435661800655" calcext:value-type="float">
            <text:p>7.084356618006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953.653778471238" calcext:value-type="float">
            <text:p>-953.653778471238</text:p>
          </table:table-cell>
          <table:table-cell office:value-type="float" office:value="0.05" calcext:value-type="float">
            <text:p>0.05</text:p>
          </table:table-cell>
          <table:table-cell office:value-type="float" office:value="7.22583306969794" calcext:value-type="float">
            <text:p>7.225833069697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976.209037001218" calcext:value-type="float">
            <text:p>-976.209037001218</text:p>
          </table:table-cell>
          <table:table-cell office:value-type="float" office:value="0.05" calcext:value-type="float">
            <text:p>0.05</text:p>
          </table:table-cell>
          <table:table-cell office:value-type="float" office:value="7.3938854114177" calcext:value-type="float">
            <text:p>7.39388541141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1004.48855860261" calcext:value-type="float">
            <text:p>-1004.48855860261</text:p>
          </table:table-cell>
          <table:table-cell office:value-type="float" office:value="0.05" calcext:value-type="float">
            <text:p>0.05</text:p>
          </table:table-cell>
          <table:table-cell office:value-type="float" office:value="7.61219777536957" calcext:value-type="float">
            <text:p>7.612197775369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1039.15802399278" calcext:value-type="float">
            <text:p>-1039.15802399278</text:p>
          </table:table-cell>
          <table:table-cell office:value-type="float" office:value="0.05" calcext:value-type="float">
            <text:p>0.05</text:p>
          </table:table-cell>
          <table:table-cell office:value-type="float" office:value="7.87545390069194" calcext:value-type="float">
            <text:p>7.875453900691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1081.60564433086" calcext:value-type="float">
            <text:p>-1081.60564433086</text:p>
          </table:table-cell>
          <table:table-cell office:value-type="float" office:value="0.05" calcext:value-type="float">
            <text:p>0.05</text:p>
          </table:table-cell>
          <table:table-cell office:value-type="float" office:value="8.19994172447972" calcext:value-type="float">
            <text:p>8.199941724479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1131.25979303059" calcext:value-type="float">
            <text:p>-1131.25979303059</text:p>
          </table:table-cell>
          <table:table-cell office:value-type="float" office:value="0.05" calcext:value-type="float">
            <text:p>0.05</text:p>
          </table:table-cell>
          <table:table-cell office:value-type="float" office:value="8.59043283991189" calcext:value-type="float">
            <text:p>8.590432839911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1187.76129109953" calcext:value-type="float">
            <text:p>-1187.76129109953</text:p>
          </table:table-cell>
          <table:table-cell office:value-type="float" office:value="0.05" calcext:value-type="float">
            <text:p>0.05</text:p>
          </table:table-cell>
          <table:table-cell office:value-type="float" office:value="9.02498378022497" calcext:value-type="float">
            <text:p>9.024983780224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249.09692811531" calcext:value-type="float">
            <text:p>-1249.09692811531</text:p>
          </table:table-cell>
          <table:table-cell office:value-type="float" office:value="0.05" calcext:value-type="float">
            <text:p>0.05</text:p>
          </table:table-cell>
          <table:table-cell office:value-type="float" office:value="9.50797789463471" calcext:value-type="float">
            <text:p>9.507977894634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314.9116975423" calcext:value-type="float">
            <text:p>-1314.9116975423</text:p>
          </table:table-cell>
          <table:table-cell office:value-type="float" office:value="0.05" calcext:value-type="float">
            <text:p>0.05</text:p>
          </table:table-cell>
          <table:table-cell office:value-type="float" office:value="10.0006769371067" calcext:value-type="float">
            <text:p>10.00067693710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1385.06773445262" calcext:value-type="float">
            <text:p>-1385.06773445262</text:p>
          </table:table-cell>
          <table:table-cell office:value-type="float" office:value="0.05" calcext:value-type="float">
            <text:p>0.05</text:p>
          </table:table-cell>
          <table:table-cell office:value-type="float" office:value="10.5376736397314" calcext:value-type="float">
            <text:p>10.53767363973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459.77018464061" calcext:value-type="float">
            <text:p>-1459.77018464061</text:p>
          </table:table-cell>
          <table:table-cell office:value-type="float" office:value="0.05" calcext:value-type="float">
            <text:p>0.05</text:p>
          </table:table-cell>
          <table:table-cell office:value-type="float" office:value="11.1397319443984" calcext:value-type="float">
            <text:p>11.13973194439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538.5117468962" calcext:value-type="float">
            <text:p>-1538.5117468962</text:p>
          </table:table-cell>
          <table:table-cell office:value-type="float" office:value="0.05" calcext:value-type="float">
            <text:p>0.05</text:p>
          </table:table-cell>
          <table:table-cell office:value-type="float" office:value="11.7448841868958" calcext:value-type="float">
            <text:p>11.74488418689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621.30250465674" calcext:value-type="float">
            <text:p>-1621.30250465674</text:p>
          </table:table-cell>
          <table:table-cell office:value-type="float" office:value="0.05" calcext:value-type="float">
            <text:p>0.05</text:p>
          </table:table-cell>
          <table:table-cell office:value-type="float" office:value="12.3740589132548" calcext:value-type="float">
            <text:p>12.37405891325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707.43018477022" calcext:value-type="float">
            <text:p>-1707.43018477022</text:p>
          </table:table-cell>
          <table:table-cell office:value-type="float" office:value="0.05" calcext:value-type="float">
            <text:p>0.05</text:p>
          </table:table-cell>
          <table:table-cell office:value-type="float" office:value="13.0665489301198" calcext:value-type="float">
            <text:p>13.06654893011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796.88261757086" calcext:value-type="float">
            <text:p>-1796.88261757086</text:p>
          </table:table-cell>
          <table:table-cell office:value-type="float" office:value="0.05" calcext:value-type="float">
            <text:p>0.05</text:p>
          </table:table-cell>
          <table:table-cell office:value-type="float" office:value="13.7755293606541" calcext:value-type="float">
            <text:p>13.77552936065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890.19248671446" calcext:value-type="float">
            <text:p>-1890.19248671446</text:p>
          </table:table-cell>
          <table:table-cell office:value-type="float" office:value="0.05" calcext:value-type="float">
            <text:p>0.05</text:p>
          </table:table-cell>
          <table:table-cell office:value-type="float" office:value="14.4890864766276" calcext:value-type="float">
            <text:p>14.48908647662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1986.31824266385" calcext:value-type="float">
            <text:p>-1986.31824266385</text:p>
          </table:table-cell>
          <table:table-cell office:value-type="float" office:value="0.05" calcext:value-type="float">
            <text:p>0.05</text:p>
          </table:table-cell>
          <table:table-cell office:value-type="float" office:value="15.2989358661016" calcext:value-type="float">
            <text:p>15.29893586610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2087.09420175466" calcext:value-type="float">
            <text:p>-2087.09420175466</text:p>
          </table:table-cell>
          <table:table-cell office:value-type="float" office:value="0.05" calcext:value-type="float">
            <text:p>0.05</text:p>
          </table:table-cell>
          <table:table-cell office:value-type="float" office:value="16.1493399640115" calcext:value-type="float">
            <text:p>16.14933996401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2190.8764159943" calcext:value-type="float">
            <text:p>-2190.8764159943</text:p>
          </table:table-cell>
          <table:table-cell office:value-type="float" office:value="0.05" calcext:value-type="float">
            <text:p>0.05</text:p>
          </table:table-cell>
          <table:table-cell office:value-type="float" office:value="16.934732172657" calcext:value-type="float">
            <text:p>16.934732172657</text:p>
          </table:table-cell>
        </table:table-row>
      </table:table>
      <table:table table:name="B2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687436207219539" calcext:value-type="float">
            <text:p>-0.068743620721954</text:p>
          </table:table-cell>
          <table:table-cell office:value-type="float" office:value="0.05" calcext:value-type="float">
            <text:p>0.05</text:p>
          </table:table-cell>
          <table:table-cell office:value-type="float" office:value="0.112191662610074" calcext:value-type="float">
            <text:p>0.1121916626100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404518055991188" calcext:value-type="float">
            <text:p>-0.404518055991188</text:p>
          </table:table-cell>
          <table:table-cell office:value-type="float" office:value="0.05" calcext:value-type="float">
            <text:p>0.05</text:p>
          </table:table-cell>
          <table:table-cell office:value-type="float" office:value="0.106705905921901" calcext:value-type="float">
            <text:p>0.1067059059219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420557651680827" calcext:value-type="float">
            <text:p>-0.420557651680827</text:p>
          </table:table-cell>
          <table:table-cell office:value-type="float" office:value="0.05" calcext:value-type="float">
            <text:p>0.05</text:p>
          </table:table-cell>
          <table:table-cell office:value-type="float" office:value="0.0892473453513112" calcext:value-type="float">
            <text:p>0.0892473453513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453389848682545" calcext:value-type="float">
            <text:p>-0.453389848682545</text:p>
          </table:table-cell>
          <table:table-cell office:value-type="float" office:value="0.05" calcext:value-type="float">
            <text:p>0.05</text:p>
          </table:table-cell>
          <table:table-cell office:value-type="float" office:value="0.0686515219336899" calcext:value-type="float">
            <text:p>0.068651521933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601651525622218" calcext:value-type="float">
            <text:p>-0.601651525622218</text:p>
          </table:table-cell>
          <table:table-cell office:value-type="float" office:value="0.05" calcext:value-type="float">
            <text:p>0.05</text:p>
          </table:table-cell>
          <table:table-cell office:value-type="float" office:value="0.0354398698211336" calcext:value-type="float">
            <text:p>0.0354398698211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514656355610837" calcext:value-type="float">
            <text:p>-0.514656355610837</text:p>
          </table:table-cell>
          <table:table-cell office:value-type="float" office:value="0.05" calcext:value-type="float">
            <text:p>0.05</text:p>
          </table:table-cell>
          <table:table-cell office:value-type="float" office:value="0.0527737427118134" calcext:value-type="float">
            <text:p>0.0527737427118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528060531494463" calcext:value-type="float">
            <text:p>-0.528060531494463</text:p>
          </table:table-cell>
          <table:table-cell office:value-type="float" office:value="0.05" calcext:value-type="float">
            <text:p>0.05</text:p>
          </table:table-cell>
          <table:table-cell office:value-type="float" office:value="0.0468977636829368" calcext:value-type="float">
            <text:p>0.0468977636829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674959780603619" calcext:value-type="float">
            <text:p>-0.674959780603619</text:p>
          </table:table-cell>
          <table:table-cell office:value-type="float" office:value="0.05" calcext:value-type="float">
            <text:p>0.05</text:p>
          </table:table-cell>
          <table:table-cell office:value-type="float" office:value="0.0865559169015888" calcext:value-type="float">
            <text:p>0.0865559169015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683197583546743" calcext:value-type="float">
            <text:p>-0.683197583546743</text:p>
          </table:table-cell>
          <table:table-cell office:value-type="float" office:value="0.05" calcext:value-type="float">
            <text:p>0.05</text:p>
          </table:table-cell>
          <table:table-cell office:value-type="float" office:value="0.0565991722346643" calcext:value-type="float">
            <text:p>0.0565991722346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691282581511442" calcext:value-type="float">
            <text:p>-0.691282581511442</text:p>
          </table:table-cell>
          <table:table-cell office:value-type="float" office:value="0.05" calcext:value-type="float">
            <text:p>0.05</text:p>
          </table:table-cell>
          <table:table-cell office:value-type="float" office:value="0.0752726652766445" calcext:value-type="float">
            <text:p>0.0752726652766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737111324645515" calcext:value-type="float">
            <text:p>-0.737111324645515</text:p>
          </table:table-cell>
          <table:table-cell office:value-type="float" office:value="0.05" calcext:value-type="float">
            <text:p>0.05</text:p>
          </table:table-cell>
          <table:table-cell office:value-type="float" office:value="0.0707455788381322" calcext:value-type="float">
            <text:p>0.0707455788381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755405359711297" calcext:value-type="float">
            <text:p>-0.755405359711297</text:p>
          </table:table-cell>
          <table:table-cell office:value-type="float" office:value="0.05" calcext:value-type="float">
            <text:p>0.05</text:p>
          </table:table-cell>
          <table:table-cell office:value-type="float" office:value="0.0695219116496241" calcext:value-type="float">
            <text:p>0.0695219116496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780291797707416" calcext:value-type="float">
            <text:p>-0.780291797707416</text:p>
          </table:table-cell>
          <table:table-cell office:value-type="float" office:value="0.05" calcext:value-type="float">
            <text:p>0.05</text:p>
          </table:table-cell>
          <table:table-cell office:value-type="float" office:value="0.0748875994925377" calcext:value-type="float">
            <text:p>0.0748875994925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832130886638321" calcext:value-type="float">
            <text:p>-0.832130886638321</text:p>
          </table:table-cell>
          <table:table-cell office:value-type="float" office:value="0.05" calcext:value-type="float">
            <text:p>0.05</text:p>
          </table:table-cell>
          <table:table-cell office:value-type="float" office:value="0.096362798939169" calcext:value-type="float">
            <text:p>0.0963627989391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870870011426964" calcext:value-type="float">
            <text:p>-0.870870011426964</text:p>
          </table:table-cell>
          <table:table-cell office:value-type="float" office:value="0.05" calcext:value-type="float">
            <text:p>0.05</text:p>
          </table:table-cell>
          <table:table-cell office:value-type="float" office:value="0.0721432425040544" calcext:value-type="float">
            <text:p>0.0721432425040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830090107905214" calcext:value-type="float">
            <text:p>-0.830090107905214</text:p>
          </table:table-cell>
          <table:table-cell office:value-type="float" office:value="0.05" calcext:value-type="float">
            <text:p>0.05</text:p>
          </table:table-cell>
          <table:table-cell office:value-type="float" office:value="0.0742130448820028" calcext:value-type="float">
            <text:p>0.0742130448820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937648367039463" calcext:value-type="float">
            <text:p>-0.937648367039463</text:p>
          </table:table-cell>
          <table:table-cell office:value-type="float" office:value="0.05" calcext:value-type="float">
            <text:p>0.05</text:p>
          </table:table-cell>
          <table:table-cell office:value-type="float" office:value="0.0982940020758681" calcext:value-type="float">
            <text:p>0.0982940020758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929342733999706" calcext:value-type="float">
            <text:p>-0.9293427339997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10550421622525" calcext:value-type="float">
            <text:p>0.0810550421622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938679817289259" calcext:value-type="float">
            <text:p>-0.938679817289259</text:p>
          </table:table-cell>
          <table:table-cell office:value-type="float" office:value="0.05" calcext:value-type="float">
            <text:p>0.05</text:p>
          </table:table-cell>
          <table:table-cell office:value-type="float" office:value="0.0890372404818185" calcext:value-type="float">
            <text:p>0.0890372404818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992275247973822" calcext:value-type="float">
            <text:p>-0.992275247973822</text:p>
          </table:table-cell>
          <table:table-cell office:value-type="float" office:value="0.05" calcext:value-type="float">
            <text:p>0.05</text:p>
          </table:table-cell>
          <table:table-cell office:value-type="float" office:value="0.07709510136574" calcext:value-type="float">
            <text:p>0.077095101365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1.00855014335573" calcext:value-type="float">
            <text:p>-1.00855014335573</text:p>
          </table:table-cell>
          <table:table-cell office:value-type="float" office:value="0.05" calcext:value-type="float">
            <text:p>0.05</text:p>
          </table:table-cell>
          <table:table-cell office:value-type="float" office:value="0.0495971813177953" calcext:value-type="float">
            <text:p>0.0495971813177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1.05715194729436" calcext:value-type="float">
            <text:p>-1.05715194729436</text:p>
          </table:table-cell>
          <table:table-cell office:value-type="float" office:value="0.05" calcext:value-type="float">
            <text:p>0.05</text:p>
          </table:table-cell>
          <table:table-cell office:value-type="float" office:value="0.076067004478629" calcext:value-type="float">
            <text:p>0.0760670044786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1.05566501170364" calcext:value-type="float">
            <text:p>-1.05566501170364</text:p>
          </table:table-cell>
          <table:table-cell office:value-type="float" office:value="0.05" calcext:value-type="float">
            <text:p>0.05</text:p>
          </table:table-cell>
          <table:table-cell office:value-type="float" office:value="0.0620489159758718" calcext:value-type="float">
            <text:p>0.0620489159758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1.06018857171856" calcext:value-type="float">
            <text:p>-1.06018857171856</text:p>
          </table:table-cell>
          <table:table-cell office:value-type="float" office:value="0.05" calcext:value-type="float">
            <text:p>0.05</text:p>
          </table:table-cell>
          <table:table-cell office:value-type="float" office:value="0.0755110189444192" calcext:value-type="float">
            <text:p>0.0755110189444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1.08285364479302" calcext:value-type="float">
            <text:p>-1.08285364479302</text:p>
          </table:table-cell>
          <table:table-cell office:value-type="float" office:value="0.05" calcext:value-type="float">
            <text:p>0.05</text:p>
          </table:table-cell>
          <table:table-cell office:value-type="float" office:value="0.0775032987498839" calcext:value-type="float">
            <text:p>0.0775032987498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1.11511197420909" calcext:value-type="float">
            <text:p>-1.115111974209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42356181442582" calcext:value-type="float">
            <text:p>0.0742356181442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1.15245464792366" calcext:value-type="float">
            <text:p>-1.15245464792366</text:p>
          </table:table-cell>
          <table:table-cell office:value-type="float" office:value="0.05" calcext:value-type="float">
            <text:p>0.05</text:p>
          </table:table-cell>
          <table:table-cell office:value-type="float" office:value="0.070920204491822" calcext:value-type="float">
            <text:p>0.0709202044918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1.13693428954306" calcext:value-type="float">
            <text:p>-1.136934289543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35086387414282" calcext:value-type="float">
            <text:p>0.0635086387414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1.15677746414339" calcext:value-type="float">
            <text:p>-1.15677746414339</text:p>
          </table:table-cell>
          <table:table-cell office:value-type="float" office:value="0.05" calcext:value-type="float">
            <text:p>0.05</text:p>
          </table:table-cell>
          <table:table-cell office:value-type="float" office:value="0.0499936180053832" calcext:value-type="float">
            <text:p>0.0499936180053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1.22483527015531" calcext:value-type="float">
            <text:p>-1.22483527015531</text:p>
          </table:table-cell>
          <table:table-cell office:value-type="float" office:value="0.05" calcext:value-type="float">
            <text:p>0.05</text:p>
          </table:table-cell>
          <table:table-cell office:value-type="float" office:value="0.0754982682626306" calcext:value-type="float">
            <text:p>0.0754982682626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1.24266568026858" calcext:value-type="float">
            <text:p>-1.24266568026858</text:p>
          </table:table-cell>
          <table:table-cell office:value-type="float" office:value="0.05" calcext:value-type="float">
            <text:p>0.05</text:p>
          </table:table-cell>
          <table:table-cell office:value-type="float" office:value="0.0831481662546562" calcext:value-type="float">
            <text:p>0.0831481662546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.29996921172045" calcext:value-type="float">
            <text:p>-1.29996921172045</text:p>
          </table:table-cell>
          <table:table-cell office:value-type="float" office:value="0.05" calcext:value-type="float">
            <text:p>0.05</text:p>
          </table:table-cell>
          <table:table-cell office:value-type="float" office:value="0.0914056442429566" calcext:value-type="float">
            <text:p>0.0914056442429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.35873221381593" calcext:value-type="float">
            <text:p>-1.35873221381593</text:p>
          </table:table-cell>
          <table:table-cell office:value-type="float" office:value="0.05" calcext:value-type="float">
            <text:p>0.05</text:p>
          </table:table-cell>
          <table:table-cell office:value-type="float" office:value="0.0900926705638233" calcext:value-type="float">
            <text:p>0.0900926705638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1.44419347485434" calcext:value-type="float">
            <text:p>-1.44419347485434</text:p>
          </table:table-cell>
          <table:table-cell office:value-type="float" office:value="0.05" calcext:value-type="float">
            <text:p>0.05</text:p>
          </table:table-cell>
          <table:table-cell office:value-type="float" office:value="0.0450892180817417" calcext:value-type="float">
            <text:p>0.0450892180817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.45136515513263" calcext:value-type="float">
            <text:p>-1.45136515513263</text:p>
          </table:table-cell>
          <table:table-cell office:value-type="float" office:value="0.05" calcext:value-type="float">
            <text:p>0.05</text:p>
          </table:table-cell>
          <table:table-cell office:value-type="float" office:value="0.0734130191156698" calcext:value-type="float">
            <text:p>0.073413019115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.60603824932395" calcext:value-type="float">
            <text:p>-1.60603824932395</text:p>
          </table:table-cell>
          <table:table-cell office:value-type="float" office:value="0.05" calcext:value-type="float">
            <text:p>0.05</text:p>
          </table:table-cell>
          <table:table-cell office:value-type="float" office:value="0.084398060536009" calcext:value-type="float">
            <text:p>0.0843980605360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.95662829908929" calcext:value-type="float">
            <text:p>-1.95662829908929</text:p>
          </table:table-cell>
          <table:table-cell office:value-type="float" office:value="0.05" calcext:value-type="float">
            <text:p>0.05</text:p>
          </table:table-cell>
          <table:table-cell office:value-type="float" office:value="0.0969102935644848" calcext:value-type="float">
            <text:p>0.0969102935644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2.88926932355469" calcext:value-type="float">
            <text:p>-2.88926932355469</text:p>
          </table:table-cell>
          <table:table-cell office:value-type="float" office:value="0.05" calcext:value-type="float">
            <text:p>0.05</text:p>
          </table:table-cell>
          <table:table-cell office:value-type="float" office:value="0.0708156240692438" calcext:value-type="float">
            <text:p>0.0708156240692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5.43949419528909" calcext:value-type="float">
            <text:p>-5.43949419528909</text:p>
          </table:table-cell>
          <table:table-cell office:value-type="float" office:value="0.05" calcext:value-type="float">
            <text:p>0.05</text:p>
          </table:table-cell>
          <table:table-cell office:value-type="float" office:value="0.0673095867682499" calcext:value-type="float">
            <text:p>0.067309586768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0.9205689888578" calcext:value-type="float">
            <text:p>-10.9205689888578</text:p>
          </table:table-cell>
          <table:table-cell office:value-type="float" office:value="0.05" calcext:value-type="float">
            <text:p>0.05</text:p>
          </table:table-cell>
          <table:table-cell office:value-type="float" office:value="0.129775833559566" calcext:value-type="float">
            <text:p>0.1297758335595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20.5642409861036" calcext:value-type="float">
            <text:p>-20.5642409861036</text:p>
          </table:table-cell>
          <table:table-cell office:value-type="float" office:value="0.05" calcext:value-type="float">
            <text:p>0.05</text:p>
          </table:table-cell>
          <table:table-cell office:value-type="float" office:value="0.19906421855397" calcext:value-type="float">
            <text:p>0.199064218553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36.1578508774356" calcext:value-type="float">
            <text:p>-36.1578508774356</text:p>
          </table:table-cell>
          <table:table-cell office:value-type="float" office:value="0.05" calcext:value-type="float">
            <text:p>0.05</text:p>
          </table:table-cell>
          <table:table-cell office:value-type="float" office:value="0.315117927519869" calcext:value-type="float">
            <text:p>0.3151179275198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62.189880114425" calcext:value-type="float">
            <text:p>-62.189880114425</text:p>
          </table:table-cell>
          <table:table-cell office:value-type="float" office:value="0.05" calcext:value-type="float">
            <text:p>0.05</text:p>
          </table:table-cell>
          <table:table-cell office:value-type="float" office:value="0.534212573113194" calcext:value-type="float">
            <text:p>0.534212573113194</text:p>
          </table:table-cell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  <table:database-range table:name="__Anonymous_Sheet_DB__1" table:target-range-address="C1.A1:C1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B3.A1:B3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3" table:target-range-address="B4.A1:B4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4" table:target-range-address="B5.A1:B5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5" table:target-range-address="B2.A1:B2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 style:data-style-name="N2" text:time-value="12:35:23.145918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8-01-12T12:44:26.636923374</dc:date>
    <meta:editing-duration>PT1H46M59S</meta:editing-duration>
    <meta:editing-cycles>16</meta:editing-cycles>
    <meta:generator>LibreOffice/5.3.7.2.0$Linux_X86_64 LibreOffice_project/30$Build-2</meta:generator>
    <meta:document-statistic meta:table-count="6" meta:cell-count="2209" meta:object-count="0"/>
  </office:meta>
</office:document-meta>
</file>